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14pt"/>
    </style:style>
    <style:style style:name="co2" style:family="table-column">
      <style:table-column-properties fo:break-before="auto" style:column-width="63.89pt"/>
    </style:style>
    <style:style style:name="co3" style:family="table-column">
      <style:table-column-properties fo:break-before="auto" style:column-width="163.19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rotation-align="none"/>
      <style:text-properties fo:color="#f7981d"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11820_conv:23640</text:p>
          </table:table-cell>
          <table:table-cell table:style-name="ce2" office:value-type="string" calcext:value-type="string">
            <text:p>annoyed</text:p>
          </table:table-cell>
          <table:table-cell table:style-name="ce4" office:value-type="string" calcext:value-type="string">
            <text:p>I went to Burger King today and they totally messed up my order. <text:s/>I was so irritated.</text:p>
          </table:table-cell>
          <table:table-cell table:style-name="ce2" office:value-type="float" office:value="322" calcext:value-type="float">
            <text:p>322</text:p>
          </table:table-cell>
          <table:table-cell table:style-name="ce4" office:value-type="string" calcext:value-type="string">
            <text:p>I went to Burger King today and they totally messed up my order.</text:p>
          </table:table-cell>
          <table:table-cell table:style-name="ce6" office:value-type="float" office:value="3" calcext:value-type="float">
            <text:p>3</text:p>
          </table:table-cell>
          <table:table-cell/>
          <table:table-cell table:style-name="ce7"/>
          <table:table-cell table:number-columns-repeated="1016"/>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Did you take it back?</text:p>
          </table:table-cell>
          <table:table-cell table:style-name="ce2" office:value-type="string" calcext:value-type="string">
            <text:p><text:s/></text:p>
          </table:table-cell>
          <table:table-cell/>
          <table:table-cell table:style-name="ce7"/>
          <table:table-cell table:number-columns-repeated="1016"/>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 didn't bother. <text:s/>I was too irrit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Dang. <text:s/>Did you eat it or throw it away?</text:p>
          </table:table-cell>
          <table:table-cell table:style-name="ce2" office:value-type="string" calcext:value-type="string">
            <text:p><text:s/></text:p>
          </table:table-cell>
          <table:table-cell/>
          <table:table-cell table:style-name="ce7"/>
          <table:table-cell table:number-columns-repeated="1016"/>
        </table:table-row>
        <table:table-row table:style-name="ro1">
          <table:table-cell table:style-name="ce2" office:value-type="string" calcext:value-type="string">
            <text:p>hit:1519_conv:3038</text:p>
          </table:table-cell>
          <table:table-cell table:style-name="ce2" office:value-type="string" calcext:value-type="string">
            <text:p>guilty</text:p>
          </table:table-cell>
          <table:table-cell table:style-name="ce4" office:value-type="string" calcext:value-type="string">
            <text:p>I felt bad when I lied to my dad about getting in trouble. I was scared to tell him</text:p>
          </table:table-cell>
          <table:table-cell table:style-name="ce2" office:value-type="float" office:value="126" calcext:value-type="float">
            <text:p>126</text:p>
          </table:table-cell>
          <table:table-cell table:style-name="ce4" office:value-type="string" calcext:value-type="string">
            <text:p>I felt bad when I lied to my dad. I just felt bad about getting in troubl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no.. what happened? <text:s/>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ot in trouble and was afraid to tell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at did you lie to him ab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68_conv:24737</text:p>
          </table:table-cell>
          <table:table-cell table:style-name="ce2" office:value-type="string" calcext:value-type="string">
            <text:p>devastated</text:p>
          </table:table-cell>
          <table:table-cell table:style-name="ce4" office:value-type="string" calcext:value-type="string">
            <text:p>The hurricane violently ripped through my neighborhood. </text:p>
          </table:table-cell>
          <table:table-cell table:style-name="ce2" office:value-type="float" office:value="59" calcext:value-type="float">
            <text:p>59</text:p>
          </table:table-cell>
          <table:table-cell table:style-name="ce4" office:value-type="string" calcext:value-type="string">
            <text:p>The summer hurricane violently ripped through my neighborhood and destroyed everything in its path.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god! Is everyone you care about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_comma_ I am thankful for that. But devastated that my house and property have been swept away overnigh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Man_comma_ i am so sorry_comma_ i could not imag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6_conv:21873</text:p>
          </table:table-cell>
          <table:table-cell table:style-name="ce2" office:value-type="string" calcext:value-type="string">
            <text:p>sentimental</text:p>
          </table:table-cell>
          <table:table-cell table:style-name="ce4" office:value-type="string" calcext:value-type="string">
            <text:p>I have a stuffed animal that my old dog used to lay by. <text:s/>He's dead now but I still keep that stuffed animal in my room.</text:p>
          </table:table-cell>
          <table:table-cell table:style-name="ce2" office:value-type="float" office:value="318" calcext:value-type="float">
            <text:p>318</text:p>
          </table:table-cell>
          <table:table-cell table:style-name="ce4" office:value-type="string" calcext:value-type="string">
            <text:p>I have a stuffed animal that my old dog used to lay by/on as a pillow. My dog is dead but I still keep that stuffed animal to remind me of hi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 am sorry your dog passed away_comma_ I totally understand wanting to keep a momento to remind you of him. Was he old when he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He was about 12. <text:s/>He was my first dog though! He was a sweetheart. <text:s/>It is nice keeping something to remind me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m glad you have something that helps keep his memory aliv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do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10_conv:9421</text:p>
          </table:table-cell>
          <table:table-cell table:style-name="ce2" office:value-type="string" calcext:value-type="string">
            <text:p>sad</text:p>
          </table:table-cell>
          <table:table-cell table:style-name="ce4" office:value-type="string" calcext:value-type="string">
            <text:p>I was sad when my dog died</text:p>
          </table:table-cell>
          <table:table-cell table:style-name="ce2" office:value-type="float" office:value="317" calcext:value-type="float">
            <text:p>317</text:p>
          </table:table-cell>
          <table:table-cell table:style-name="ce4" office:value-type="string" calcext:value-type="string">
            <text:p>I was sad when my dog di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ts ok. It's just been rough without him. I miss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as he sick bef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60_conv:18321</text:p>
          </table:table-cell>
          <table:table-cell table:style-name="ce2" office:value-type="string" calcext:value-type="string">
            <text:p>grateful</text:p>
          </table:table-cell>
          <table:table-cell table:style-name="ce4" office:value-type="string" calcext:value-type="string">
            <text:p>I am very happy to have my best friend. He always checks up on me</text:p>
          </table:table-cell>
          <table:table-cell table:style-name="ce2" office:value-type="float" office:value="126" calcext:value-type="float">
            <text:p>126</text:p>
          </table:table-cell>
          <table:table-cell table:style-name="ce4" office:value-type="string" calcext:value-type="string">
            <text:p>I am happy to have my best friend. He always checks up on 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That's really sweet of him. How long have you been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 have been friends for a few years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What do you guys like to do for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02_conv:24805</text:p>
          </table:table-cell>
          <table:table-cell table:style-name="ce2" office:value-type="string" calcext:value-type="string">
            <text:p>devastated</text:p>
          </table:table-cell>
          <table:table-cell table:style-name="ce4" office:value-type="string" calcext:value-type="string">
            <text:p>I didn't get the promotion at work that I worked so hard to get.</text:p>
          </table:table-cell>
          <table:table-cell table:style-name="ce2" office:value-type="float" office:value="123" calcext:value-type="float">
            <text:p>123</text:p>
          </table:table-cell>
          <table:table-cell table:style-name="ce4" office:value-type="string" calcext:value-type="string">
            <text:p>I didn't get a big promotion at work_comma_ I worked so hard for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orry to hear that_comma_ I know that you probably feel disappointed but there will be other opportunit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was_comma_but I will try harder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_comma_ and you will succeed eventuall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70_conv:5140</text:p>
          </table:table-cell>
          <table:table-cell table:style-name="ce2" office:value-type="string" calcext:value-type="string">
            <text:p>excited</text:p>
          </table:table-cell>
          <table:table-cell table:style-name="ce4" office:value-type="string" calcext:value-type="string">
            <text:p>I will go on vacation next week_comma_ so I am very stoked about that!</text:p>
          </table:table-cell>
          <table:table-cell table:style-name="ce2" office:value-type="float" office:value="332" calcext:value-type="float">
            <text:p>332</text:p>
          </table:table-cell>
          <table:table-cell table:style-name="ce4" office:value-type="string" calcext:value-type="string">
            <text:p>I am feeling very stoked right no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Are you stoked about something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 I am. I will finally get to take my vacation next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That's great! <text:s/>Where are you headed for your va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will be heading to Hong Kong and Macau for a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Do you have anything you want to see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19_conv:16439</text:p>
          </table:table-cell>
          <table:table-cell table:style-name="ce2" office:value-type="string" calcext:value-type="string">
            <text:p>disgusted</text:p>
          </table:table-cell>
          <table:table-cell table:style-name="ce4" office:value-type="string" calcext:value-type="string">
            <text:p>My friend is being catfished. He's even said he will marry her. She's sending him money she really needs. </text:p>
          </table:table-cell>
          <table:table-cell table:style-name="ce2" office:value-type="float" office:value="624" calcext:value-type="float">
            <text:p>624</text:p>
          </table:table-cell>
          <table:table-cell table:style-name="ce4" office:value-type="string" calcext:value-type="string">
            <text:p>"I am so upset with my friend's new ""relationshi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Oh_comma_ what kind of relationship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Well_comma_ she met a man online. He says he's going to marry her when he comes home from the Army but in the meantime_comma_ he's always asking her to send money to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ikes_comma_ stop the relationship at all c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That's what I tried to tell her! I think she's being catfished. She ends up sending him money that she really needs he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36_conv:15273</text:p>
          </table:table-cell>
          <table:table-cell table:style-name="ce2" office:value-type="string" calcext:value-type="string">
            <text:p>surprised</text:p>
          </table:table-cell>
          <table:table-cell table:style-name="ce4" office:value-type="string" calcext:value-type="string">
            <text:p>I cam home from work and I had a special visitor waiting for me. <text:s/>My daughter came to visit.</text:p>
          </table:table-cell>
          <table:table-cell table:style-name="ce2" office:value-type="float" office:value="274" calcext:value-type="float">
            <text:p>274</text:p>
          </table:table-cell>
          <table:table-cell table:style-name="ce4" office:value-type="string" calcext:value-type="string">
            <text:p>I came home from work today to a wonderful surprise gues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My daughter drove into town and paid us a vis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t was kind of her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float" office:value="5" calcext:value-type="float">
            <text:p>5</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56_conv:13912</text:p>
          </table:table-cell>
          <table:table-cell table:style-name="ce2" office:value-type="string" calcext:value-type="string">
            <text:p>grateful</text:p>
          </table:table-cell>
          <table:table-cell table:style-name="ce4" office:value-type="string" calcext:value-type="string">
            <text:p>Thinking about how bad people's lives are in this world makes me very thankful for having a supporting family growing up.</text:p>
          </table:table-cell>
          <table:table-cell table:style-name="ce2" office:value-type="float" office:value="286" calcext:value-type="float">
            <text:p>286</text:p>
          </table:table-cell>
          <table:table-cell table:style-name="ce4" office:value-type="string" calcext:value-type="string">
            <text:p>Every day I stop and think about how some people have very hard lives and it makes me both sad and also thankful that I had a caring and supportive family growing up.</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nice to hear someone thinking about others. Many people who luck out don't care what happens to others or are grateful for their lot in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ve always felt a lot of compassion for others. I really can't help it. I thank my mom for that attrib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unds like you have a great fami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8_conv:23556</text:p>
          </table:table-cell>
          <table:table-cell table:style-name="ce2" office:value-type="string" calcext:value-type="string">
            <text:p>faithful</text:p>
          </table:table-cell>
          <table:table-cell table:style-name="ce4" office:value-type="string" calcext:value-type="string">
            <text:p>I love my wife so much. <text:s/>I would never cheat on her.</text:p>
          </table:table-cell>
          <table:table-cell table:style-name="ce2" office:value-type="float" office:value="322" calcext:value-type="float">
            <text:p>322</text:p>
          </table:table-cell>
          <table:table-cell table:style-name="ce4" office:value-type="string" calcext:value-type="string">
            <text:p>I love my wife so much!</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 ig good to hear! How long have you been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e have been together for 10 years. <text:s/>I would never cheat on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Aww that's a significant amount of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07_conv:22015</text:p>
          </table:table-cell>
          <table:table-cell table:style-name="ce2" office:value-type="string" calcext:value-type="string">
            <text:p>impressed</text:p>
          </table:table-cell>
          <table:table-cell table:style-name="ce4" office:value-type="string" calcext:value-type="string">
            <text:p>My daughter won an award at her school for best artist. I was so happy for her. </text:p>
          </table:table-cell>
          <table:table-cell table:style-name="ce2" office:value-type="float" office:value="410" calcext:value-type="float">
            <text:p>410</text:p>
          </table:table-cell>
          <table:table-cell table:style-name="ce4" office:value-type="string" calcext:value-type="string">
            <text:p>My daughter won an award at her school for best artist. I was so happy for her.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0" calcext:value-type="float">
            <text:p>600</text:p>
          </table:table-cell>
          <table:table-cell table:style-name="ce4" office:value-type="string" calcext:value-type="string">
            <text:p>Sounds amazing! What kind of art does she want to produ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She likes to work in oils but lately she's been doing sculture to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0" calcext:value-type="float">
            <text:p>600</text:p>
          </table:table-cell>
          <table:table-cell table:style-name="ce4" office:value-type="string" calcext:value-type="string">
            <text:p>Wow. Sculpture. Very impress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She's in grade 12_comma_ not sure if she'll persue it in universit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30_conv:3860</text:p>
          </table:table-cell>
          <table:table-cell table:style-name="ce2" office:value-type="string" calcext:value-type="string">
            <text:p>angry</text:p>
          </table:table-cell>
          <table:table-cell table:style-name="ce4" office:value-type="string" calcext:value-type="string">
            <text:p>when my neighbors wouldnt stop their dog from barking and it bit me </text:p>
          </table:table-cell>
          <table:table-cell table:style-name="ce2" office:value-type="float" office:value="11" calcext:value-type="float">
            <text:p>11</text:p>
          </table:table-cell>
          <table:table-cell table:style-name="ce4" office:value-type="string" calcext:value-type="string">
            <text:p><text:s/>I told my neighbor multiple times to stop their dog from barking. They leave it outside the entire day and most of the night!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awful! I hate people who leave their dogs out all day. That's no life for a dog to live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eriously! Tell me about it.. im not mad at the dog im mad at them! poor thing. even in the r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terrible. I don't know why people like that bother getting a pe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57_conv:11315</text:p>
          </table:table-cell>
          <table:table-cell table:style-name="ce2" office:value-type="string" calcext:value-type="string">
            <text:p>prepared</text:p>
          </table:table-cell>
          <table:table-cell table:style-name="ce4" office:value-type="string" calcext:value-type="string">
            <text:p>I am hosting a dinner party for friends tomorrow_comma_ and I think I have everything ready.</text:p>
          </table:table-cell>
          <table:table-cell table:style-name="ce2" office:value-type="float" office:value="332" calcext:value-type="float">
            <text:p>332</text:p>
          </table:table-cell>
          <table:table-cell table:style-name="ce4" office:value-type="string" calcext:value-type="string">
            <text:p>I'm hosting a dinner party for some friends tomorrow nigh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s very nice of you. I hope you guys have a grea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nk you very much. I believe that I have gotten everything ready for it. Fingers cro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sure it will go well! What are you coo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nks! I am making some Korean-style friend rice and side dish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0_conv:1001</text:p>
          </table:table-cell>
          <table:table-cell table:style-name="ce2" office:value-type="string" calcext:value-type="string">
            <text:p>joyful</text:p>
          </table:table-cell>
          <table:table-cell table:style-name="ce4" office:value-type="string" calcext:value-type="string">
            <text:p>I was celebrating my sixth anniversary with my boyfriend. We were sitting on the beach around sunset_comma_ it was totally secluded and beautiful. My boyfriend proposed to me and I was so elated.</text:p>
          </table:table-cell>
          <table:table-cell table:style-name="ce2" office:value-type="float" office:value="152" calcext:value-type="float">
            <text:p>152</text:p>
          </table:table-cell>
          <table:table-cell table:style-name="ce4" office:value-type="string" calcext:value-type="string">
            <text:p>My boyfriend and I went to the beach the other evening to celebrate our six year anniversary. It was secluded and looked gorgeous. He proposed to me and I was soooo elated.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Wow_comma_ thats amazing! How did ya'll initially m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e met in high school when he moved in with a friend that was my neighbor. We became friends just goofing around on the bus and then we got jobs at a neighborhood diner together and messaging each other every night and then eventually we just started spending every single evening with each other sin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High school sweethearts_comma_ that's so special. Do you ever regret committing yourself to one person so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No not at all_comma_ I feel so so lucky that I met him so young. I've grown up so much and become such a better person because he motivates me to do so_comma_ and I am so lucky to get every year I can to spend with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Your outlook on love is really refreshing. I wish you two the best with your new futur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Thank you very much_comma_ I'm wishing/praying the best for you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41_conv:9682</text:p>
          </table:table-cell>
          <table:table-cell table:style-name="ce2" office:value-type="string" calcext:value-type="string">
            <text:p>trusting</text:p>
          </table:table-cell>
          <table:table-cell table:style-name="ce4" office:value-type="string" calcext:value-type="string">
            <text:p>I told a secret to my friend. I wanted him to keep it</text:p>
          </table:table-cell>
          <table:table-cell table:style-name="ce2" office:value-type="float" office:value="506" calcext:value-type="float">
            <text:p>506</text:p>
          </table:table-cell>
          <table:table-cell table:style-name="ce4" office:value-type="string" calcext:value-type="string">
            <text:p>I told a secret to my fri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Oh! What type? A fun secret or one of those sadder on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A fun secret_comma_ but I needed to be sure he could keep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Have then be able to? May I ask what the secret i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06_conv:15813</text:p>
          </table:table-cell>
          <table:table-cell table:style-name="ce2" office:value-type="string" calcext:value-type="string">
            <text:p>sad</text:p>
          </table:table-cell>
          <table:table-cell table:style-name="ce4" office:value-type="string" calcext:value-type="string">
            <text:p>i'm really close with my sister_comma_ but she is moving away in september</text:p>
          </table:table-cell>
          <table:table-cell table:style-name="ce2" office:value-type="float" office:value="525" calcext:value-type="float">
            <text:p>525</text:p>
          </table:table-cell>
          <table:table-cell table:style-name="ce4" office:value-type="string" calcext:value-type="string">
            <text:p>I'm really close with my sister_comma_ but it turns out she is moving out of state in Septemb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h_comma_ I'm sorry to hear that_comma_ is it for work or something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her husband has to move_comma_ it just sucks because we hang out pretty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 does suck_comma_ well maybe you guys can work something out to see each other every so oft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11_conv:4822</text:p>
          </table:table-cell>
          <table:table-cell table:style-name="ce2" office:value-type="string" calcext:value-type="string">
            <text:p>sad</text:p>
          </table:table-cell>
          <table:table-cell table:style-name="ce4" office:value-type="string" calcext:value-type="string">
            <text:p>Yesterday I was notified that I didn't get a promotion. I was upset.</text:p>
          </table:table-cell>
          <table:table-cell table:style-name="ce2" office:value-type="float" office:value="209" calcext:value-type="float">
            <text:p>209</text:p>
          </table:table-cell>
          <table:table-cell table:style-name="ce4" office:value-type="string" calcext:value-type="string">
            <text:p>Yesterday I was notified that I did not receive a promotion at work. Really suck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so disappointing. Will you stay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m not sure. I'm so depressed that I don't know what to do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too bad. Maybe explore some other options and see how you fee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71_conv:10943</text:p>
          </table:table-cell>
          <table:table-cell table:style-name="ce2" office:value-type="string" calcext:value-type="string">
            <text:p>joyful</text:p>
          </table:table-cell>
          <table:table-cell table:style-name="ce4" office:value-type="string" calcext:value-type="string">
            <text:p>I watched the new Smash Bros video and they're coming out with some of my favorite characters. I can't believe this is happening_comma_ I've been wanting these characters for years. Now I gotta wait for the game to come out.</text:p>
          </table:table-cell>
          <table:table-cell table:style-name="ce2" office:value-type="float" office:value="303" calcext:value-type="float">
            <text:p>303</text:p>
          </table:table-cell>
          <table:table-cell table:style-name="ce4" office:value-type="string" calcext:value-type="string">
            <text:p>The new Smash Bros direct came out today_comma_ and they revealed 5 characters that people have been wanting for year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reat. You must be excited. <text:s text:c="3"/>Have you played all the smash bros ga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Yup! The first one came out when I was in like middle school. So it's crazy finally getting a character you wanted in the game over 10 years l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pretty cool. I've never played it before_comma_ What genre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It's like a fighting game_comma_ but some people call it a ""party game""_comma_ but basically it's a fighting game with all kinds of Nintendo characters. You have stuff like Mario_comma_ Donkey Kong_comma_ Link_comma_ Zelda_comma_ Pikachu_comma_ etc etc. So every time a new game comes out_comma_ people post online about who they want to see in it next. This new game is filled with characters and I think most people will be happy. The first game came out in 1999. Time sure fl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 sounds fun I might have to check it out. <text:s/>It sounds pretty nostalg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For sure_comma_ it's definitely worth playing. The first game was on the N64_comma_ the newest one is going to be on the Switch. If you have a Wii U or 3DS there's a Smash game on each of those. I love the game_comma_ I used to play in tournaments with my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won't have a switch but_comma_ I think that may be worth checking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62_conv:5524</text:p>
          </table:table-cell>
          <table:table-cell table:style-name="ce2" office:value-type="string" calcext:value-type="string">
            <text:p>apprehensive</text:p>
          </table:table-cell>
          <table:table-cell table:style-name="ce4" office:value-type="string" calcext:value-type="string">
            <text:p>when my friend wanted to move into my house that i have up for sale. </text:p>
          </table:table-cell>
          <table:table-cell table:style-name="ce2" office:value-type="float" office:value="11" calcext:value-type="float">
            <text:p>11</text:p>
          </table:table-cell>
          <table:table-cell table:style-name="ce4" office:value-type="string" calcext:value-type="string">
            <text:p>My friend asked to move into my home that I am selling and live there for free until she can find a plac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ikes_comma_ that's a tough place to be in. She's very forward for asking something like tha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know shes a pretty close friend_comma_ but its still scary the thought of letting someone move in. They say dont deal with friends or family when it comes to busine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ey do and you never know what could happen_comma_ let's say you guys get into a fight and then she trashes your house! Not a good outc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83_conv:23967</text:p>
          </table:table-cell>
          <table:table-cell table:style-name="ce2" office:value-type="string" calcext:value-type="string">
            <text:p>guilty</text:p>
          </table:table-cell>
          <table:table-cell table:style-name="ce4" office:value-type="string" calcext:value-type="string">
            <text:p>just got back from grocery shopping_comma_ The cashier gave me back $10 more change than I supposed to get</text:p>
          </table:table-cell>
          <table:table-cell table:style-name="ce2" office:value-type="float" office:value="675" calcext:value-type="float">
            <text:p>675</text:p>
          </table:table-cell>
          <table:table-cell table:style-name="ce4" office:value-type="string" calcext:value-type="string">
            <text:p>just got back from grocery shopping_comma_ The cashier gave me back $10 more change than I supposed to ge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Did you give it back or just walk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did not find out untill i got home_comma_ the store is kind of far and I think I'm going to keep it_comma_ but it's eating on my conscious because of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that is a hard one to deal with. <text:s/>Maybe you should give it back so you will not feel bad about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04_conv:11008</text:p>
          </table:table-cell>
          <table:table-cell table:style-name="ce2" office:value-type="string" calcext:value-type="string">
            <text:p>surprised</text:p>
          </table:table-cell>
          <table:table-cell table:style-name="ce4" office:value-type="string" calcext:value-type="string">
            <text:p>I went to go grab a cup out of the cabinet the other day and there was a spider sitting in the middle of the glass! </text:p>
          </table:table-cell>
          <table:table-cell table:style-name="ce2" office:value-type="float" office:value="313" calcext:value-type="float">
            <text:p>313</text:p>
          </table:table-cell>
          <table:table-cell table:style-name="ce4" office:value-type="string" calcext:value-type="string">
            <text:p>The other day I was getting a glass out the cabinet and There sat a spider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Ew_comma_ I hate spiders. We are in the process of getting them out of our gar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hate the little things too! It was IN the glass at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Oh no_comma_ throw it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65_conv:12131</text:p>
          </table:table-cell>
          <table:table-cell table:style-name="ce2" office:value-type="string" calcext:value-type="string">
            <text:p>afraid</text:p>
          </table:table-cell>
          <table:table-cell table:style-name="ce4" office:value-type="string" calcext:value-type="string">
            <text:p>I was worried about driving home tonight. A lot of people were swerving</text:p>
          </table:table-cell>
          <table:table-cell table:style-name="ce2" office:value-type="float" office:value="126" calcext:value-type="float">
            <text:p>126</text:p>
          </table:table-cell>
          <table:table-cell table:style-name="ce4" office:value-type="string" calcext:value-type="string">
            <text:p>I was worried driving home tonight. People were swerving all ov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Uhoh. be careful_comma_ there are some bad drivers out there. <text:s/>Especially with people playing on their phones while dri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ried_comma_ it was scary at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ve actually called the police during a situation like that. <text:s/>I was worried someone was going to get kill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69_conv:6938</text:p>
          </table:table-cell>
          <table:table-cell table:style-name="ce2" office:value-type="string" calcext:value-type="string">
            <text:p>anxious</text:p>
          </table:table-cell>
          <table:table-cell table:style-name="ce4" office:value-type="string" calcext:value-type="string">
            <text:p>My a/c is going out and it is supposed to be real hot today. <text:s/>I hope it doesn't break on me.</text:p>
          </table:table-cell>
          <table:table-cell table:style-name="ce2" office:value-type="float" office:value="274" calcext:value-type="float">
            <text:p>274</text:p>
          </table:table-cell>
          <table:table-cell table:style-name="ce4" office:value-type="string" calcext:value-type="string">
            <text:p>I can't get my house to cool down. <text:s/>I think the a/c is going out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1" calcext:value-type="float">
            <text:p>221</text:p>
          </table:table-cell>
          <table:table-cell table:style-name="ce4" office:value-type="string" calcext:value-type="string">
            <text:p>Oh no. I can't imagine not having AC in this h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eah its supposed to be a scorcher toda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1" calcext:value-type="float">
            <text:p>221</text:p>
          </table:table-cell>
          <table:table-cell table:style-name="ce4" office:value-type="string" calcext:value-type="string">
            <text:p>I hope you can get it fixed easily. I know they are not cheap to re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7_conv:2094</text:p>
          </table:table-cell>
          <table:table-cell table:style-name="ce2" office:value-type="string" calcext:value-type="string">
            <text:p>anticipating</text:p>
          </table:table-cell>
          <table:table-cell table:style-name="ce4" office:value-type="string" calcext:value-type="string">
            <text:p>I have been really worked up lately waiting for my niece and newphews to visit. They are so important to me and we only get to see them for a few weeks a year.</text:p>
          </table:table-cell>
          <table:table-cell table:style-name="ce2" office:value-type="float" office:value="278" calcext:value-type="float">
            <text:p>278</text:p>
          </table:table-cell>
          <table:table-cell table:style-name="ce4" office:value-type="string" calcext:value-type="string">
            <text:p>I love being around them and it's great to see them each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Who would that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O I'm sorry_comma_ my niece and nephews_comma_ only seem in the summer. Do you get company during the su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love seeing mine too. I know how happy that must make you feel. Mine are loc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59_conv:21319</text:p>
          </table:table-cell>
          <table:table-cell table:style-name="ce2" office:value-type="string" calcext:value-type="string">
            <text:p>anxious</text:p>
          </table:table-cell>
          <table:table-cell table:style-name="ce4" office:value-type="string" calcext:value-type="string">
            <text:p>I had an interview for a hospital I want to volunteer at </text:p>
          </table:table-cell>
          <table:table-cell table:style-name="ce2" office:value-type="float" office:value="670" calcext:value-type="float">
            <text:p>670</text:p>
          </table:table-cell>
          <table:table-cell table:style-name="ce4" office:value-type="string" calcext:value-type="string">
            <text:p>I had an interview for a hospital I want to volunteer at but I felt a little under-qualified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That is not good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text:s/>I haven't heard back from them yet! Hopefully they email me soon because I would love to volunteer at a hospit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ell I hope you here back from them and they will give good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I hope so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43_conv:20287</text:p>
          </table:table-cell>
          <table:table-cell table:style-name="ce2" office:value-type="string" calcext:value-type="string">
            <text:p>trusting</text:p>
          </table:table-cell>
          <table:table-cell table:style-name="ce4" office:value-type="string" calcext:value-type="string">
            <text:p>I told my best friends about my suicidal thoughts. I knew I could have faith in them_comma_ and they were super supportive.</text:p>
          </table:table-cell>
          <table:table-cell table:style-name="ce2" office:value-type="float" office:value="580" calcext:value-type="float">
            <text:p>580</text:p>
          </table:table-cell>
          <table:table-cell table:style-name="ce4" office:value-type="string" calcext:value-type="string">
            <text:p>I told my best friends about my suicidal though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t's really a good start to recognized that you should talk about it. We all need someone to just listen once in a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Yeah you're right. I had faith in them and they ended up being really support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that's a good friend. I hope your feeling bette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03_conv:15406</text:p>
          </table:table-cell>
          <table:table-cell table:style-name="ce2" office:value-type="string" calcext:value-type="string">
            <text:p>anxious</text:p>
          </table:table-cell>
          <table:table-cell table:style-name="ce4" office:value-type="string" calcext:value-type="string">
            <text:p>My brother and sister are having a baby and today is the gender reveal. Our family cant wait to see what the gender is. </text:p>
          </table:table-cell>
          <table:table-cell table:style-name="ce2" office:value-type="float" office:value="567" calcext:value-type="float">
            <text:p>567</text:p>
          </table:table-cell>
          <table:table-cell table:style-name="ce4" office:value-type="string" calcext:value-type="string">
            <text:p>so my brother will be the first out of 4 kids of my parents to have a baby and today is going to be the gender revealing part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 must be really excited for it! Do you think its going to be girl or bo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e all want a boy so we are all cant wait to find out what it is. everyone is so impatient about it_comma_ but today is th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Well_comma_ it will great either way as long as the baby is health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 cant wait to get there to find ou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9_conv:2479</text:p>
          </table:table-cell>
          <table:table-cell table:style-name="ce2" office:value-type="string" calcext:value-type="string">
            <text:p>caring</text:p>
          </table:table-cell>
          <table:table-cell table:style-name="ce4" office:value-type="string" calcext:value-type="string">
            <text:p>I found a stray cat and took it home. He was sick and I nursed him back to health.</text:p>
          </table:table-cell>
          <table:table-cell table:style-name="ce2" office:value-type="float" office:value="99" calcext:value-type="float">
            <text:p>99</text:p>
          </table:table-cell>
          <table:table-cell table:style-name="ce4" office:value-type="string" calcext:value-type="string">
            <text:p>I found a stray cat and took it home. He was sick and I nursed him back to healt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ow sweet. How is i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He;s doing well and he's my buddy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great that he has a good hom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75_conv:3950</text:p>
          </table:table-cell>
          <table:table-cell table:style-name="ce2" office:value-type="string" calcext:value-type="string">
            <text:p>prepared</text:p>
          </table:table-cell>
          <table:table-cell table:style-name="ce4" office:value-type="string" calcext:value-type="string">
            <text:p>I almost make a list before I go food shopping_comma_ never want to forget anything.</text:p>
          </table:table-cell>
          <table:table-cell table:style-name="ce2" office:value-type="float" office:value="100" calcext:value-type="float">
            <text:p>100</text:p>
          </table:table-cell>
          <table:table-cell table:style-name="ce4" office:value-type="string" calcext:value-type="string">
            <text:p>I always make a list before I go food shopping_comma_ never want to forget anyth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a great idea! I need to do that as well_comma_ seems I always forget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t's helped so much_comma_ never have to drive back to get one more thing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great! I'm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56_conv:9913</text:p>
          </table:table-cell>
          <table:table-cell table:style-name="ce2" office:value-type="string" calcext:value-type="string">
            <text:p>guilty</text:p>
          </table:table-cell>
          <table:table-cell table:style-name="ce4" office:value-type="string" calcext:value-type="string">
            <text:p>I fell bad about myself</text:p>
          </table:table-cell>
          <table:table-cell table:style-name="ce2" office:value-type="float" office:value="75" calcext:value-type="float">
            <text:p>75</text:p>
          </table:table-cell>
          <table:table-cell table:style-name="ce4" office:value-type="string" calcext:value-type="string">
            <text:p>I fell bad about myself because I voted on Trump for president and I regret immensaly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well_comma_ you cant go back and change i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Really?? Now tell me something i do not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m just saying_comma_ dont feel bad I highly doubt your one vote would have been a tie breaker anyh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81_conv:24562</text:p>
          </table:table-cell>
          <table:table-cell table:style-name="ce2" office:value-type="string" calcext:value-type="string">
            <text:p>terrified</text:p>
          </table:table-cell>
          <table:table-cell table:style-name="ce4" office:value-type="string" calcext:value-type="string">
            <text:p>I saw a ghost the other night. He was following me when I was walking home. I was too scared to sleep the whole night.</text:p>
          </table:table-cell>
          <table:table-cell table:style-name="ce2" office:value-type="float" office:value="139" calcext:value-type="float">
            <text:p>139</text:p>
          </table:table-cell>
          <table:table-cell table:style-name="ce4" office:value-type="string" calcext:value-type="string">
            <text:p>I saw a ghost following me the other night. I was walking home and it kept moving towards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gosh! 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couldn't sleep the whole night. I kept seeing it outside my window. I had to call the Ghostbus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thats a good name. Were you able to see it vivid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26_conv:6453</text:p>
          </table:table-cell>
          <table:table-cell table:style-name="ce2" office:value-type="string" calcext:value-type="string">
            <text:p>angry</text:p>
          </table:table-cell>
          <table:table-cell table:style-name="ce4" office:value-type="string" calcext:value-type="string">
            <text:p>I am angry that the person I live with still doesn't like paying bills. You have to pay bills to have things. That is how life works.</text:p>
          </table:table-cell>
          <table:table-cell table:style-name="ce2" office:value-type="float" office:value="296" calcext:value-type="float">
            <text:p>296</text:p>
          </table:table-cell>
          <table:table-cell table:style-name="ce4" office:value-type="string" calcext:value-type="string">
            <text:p>I am very upset and a bit disgusted by that the person I live with still doesn't like paying bills. You have to pay bills to have thing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_comma_ roommates can be annoying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t a roomate lol-but yes. That's how life works though. If you want things and luxuries_comma_ they cost money. I'll never understand entitled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ill not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18_conv:17836</text:p>
          </table:table-cell>
          <table:table-cell table:style-name="ce2" office:value-type="string" calcext:value-type="string">
            <text:p>caring</text:p>
          </table:table-cell>
          <table:table-cell table:style-name="ce4" office:value-type="string" calcext:value-type="string">
            <text:p>My son is sick</text:p>
          </table:table-cell>
          <table:table-cell table:style-name="ce2" office:value-type="float" office:value="50" calcext:value-type="float">
            <text:p>50</text:p>
          </table:table-cell>
          <table:table-cell table:style-name="ce4" office:value-type="string" calcext:value-type="string">
            <text:p>my son is sick_comma_ he got this hand foot and mouth desease_comma_ nothing serious but he has a fev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_comma_ poor ba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know_comma_ i got some motrin_comma_ funny movies and lots of cuddles.i hope he will feel better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cuddles will hel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68_conv:8736</text:p>
          </table:table-cell>
          <table:table-cell table:style-name="ce2" office:value-type="string" calcext:value-type="string">
            <text:p>impressed</text:p>
          </table:table-cell>
          <table:table-cell table:style-name="ce4" office:value-type="string" calcext:value-type="string">
            <text:p>I remeber the time a buddy did a backflip in school</text:p>
          </table:table-cell>
          <table:table-cell table:style-name="ce2" office:value-type="float" office:value="445" calcext:value-type="float">
            <text:p>445</text:p>
          </table:table-cell>
          <table:table-cell table:style-name="ce4" office:value-type="string" calcext:value-type="string">
            <text:p>In front of everyone my friend jumped off the lunch table and did a backflip.</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an interesting way to get attention. What spurred that on? Was it a dare_comma_ or was he just feeling w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e is a crazy guy. <text:s/>he said watch this and just hoped up on the 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nteresting.. Did he get in trouble? Was this at a high school or something? And does he take gymnastics?! Back flips are h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17_conv:19034</text:p>
          </table:table-cell>
          <table:table-cell table:style-name="ce2" office:value-type="string" calcext:value-type="string">
            <text:p>furious</text:p>
          </table:table-cell>
          <table:table-cell table:style-name="ce4" office:value-type="string" calcext:value-type="string">
            <text:p>i was pissed when i saw someone put a dent in my door</text:p>
          </table:table-cell>
          <table:table-cell table:style-name="ce2" office:value-type="float" office:value="238" calcext:value-type="float">
            <text:p>238</text:p>
          </table:table-cell>
          <table:table-cell table:style-name="ce4" office:value-type="string" calcext:value-type="string">
            <text:p>i was pissed when i saw someone put a dent in my doo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Dang! That stinks. Im sorry. Did they just leave without saying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ah there was no note or anything.. happened at walm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Oh wow! Im sorry about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56_conv:16512</text:p>
          </table:table-cell>
          <table:table-cell table:style-name="ce2" office:value-type="string" calcext:value-type="string">
            <text:p>proud</text:p>
          </table:table-cell>
          <table:table-cell table:style-name="ce4" office:value-type="string" calcext:value-type="string">
            <text:p>I baked a cake for my boyfriend's birthday and it turned out to be so delicious! He was so excited. </text:p>
          </table:table-cell>
          <table:table-cell table:style-name="ce2" office:value-type="float" office:value="347" calcext:value-type="float">
            <text:p>347</text:p>
          </table:table-cell>
          <table:table-cell table:style-name="ce4" office:value-type="string" calcext:value-type="string">
            <text:p>I baked a cake for my boyfriend's birthday and it turned out to be so delicious! He was so excited.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Mmm_comma_ now you're making me hungry for cake. What kind of cake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Black forest cake! It happens to be both our favorite kind of cake. I made it from scratch. What's your favorite cak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Personally I'm a huge fan of red velvet_comma_ but black forest is amazing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3_conv:15847</text:p>
          </table:table-cell>
          <table:table-cell table:style-name="ce2" office:value-type="string" calcext:value-type="string">
            <text:p>disappointed</text:p>
          </table:table-cell>
          <table:table-cell table:style-name="ce4" office:value-type="string" calcext:value-type="string">
            <text:p>I'm disappointed in my new car_comma_ it has already broken down twice and now it's in the shop!</text:p>
          </table:table-cell>
          <table:table-cell table:style-name="ce2" office:value-type="float" office:value="448" calcext:value-type="float">
            <text:p>448</text:p>
          </table:table-cell>
          <table:table-cell table:style-name="ce4" office:value-type="string" calcext:value-type="string">
            <text:p>I'm disappointed in my new car_comma_ it has already broken down twice and now it's in the shop!</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hope you got a warranty on it. New cars should not have issues for a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 it's under warranty_comma_ but I just hope it doesn't keep doing this_comma_ it's a bu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perhaps you got a lemon. I would ask for a new car if it happens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51_conv:3903</text:p>
          </table:table-cell>
          <table:table-cell table:style-name="ce2" office:value-type="string" calcext:value-type="string">
            <text:p>surprised</text:p>
          </table:table-cell>
          <table:table-cell table:style-name="ce4" office:value-type="string" calcext:value-type="string">
            <text:p>We sold our house last year and received above asking price_comma_ which was unexpected.</text:p>
          </table:table-cell>
          <table:table-cell table:style-name="ce2" office:value-type="float" office:value="69" calcext:value-type="float">
            <text:p>69</text:p>
          </table:table-cell>
          <table:table-cell table:style-name="ce4" office:value-type="string" calcext:value-type="string">
            <text:p>We sold our house last year and received above asking price_comma_ which was unexpect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Nice! <text:s/>Did you use that extra to do anything speci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 calcext:value-type="float">
            <text:p>69</text:p>
          </table:table-cell>
          <table:table-cell table:style-name="ce4" office:value-type="string" calcext:value-type="string">
            <text:p>Honestly_comma_ we paid off debt and a couple furnishings. The new house is very peaceful by compari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s probably the best choice. <text:s/>I was thinking you could use it to spruce up a new place a bit_comma_ which it sounds like you di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4_conv:8088</text:p>
          </table:table-cell>
          <table:table-cell table:style-name="ce2" office:value-type="string" calcext:value-type="string">
            <text:p>confident</text:p>
          </table:table-cell>
          <table:table-cell table:style-name="ce4" office:value-type="string" calcext:value-type="string">
            <text:p>I have a big exam next week_comma_ but I feel totally prepared for it.</text:p>
          </table:table-cell>
          <table:table-cell table:style-name="ce2" office:value-type="float" office:value="332" calcext:value-type="float">
            <text:p>332</text:p>
          </table:table-cell>
          <table:table-cell table:style-name="ce4" office:value-type="string" calcext:value-type="string">
            <text:p>I have a big exam coming up next week_comma_ and yet I feel totally prepared for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0" calcext:value-type="float">
            <text:p>490</text:p>
          </table:table-cell>
          <table:table-cell table:style-name="ce4" office:value-type="string" calcext:value-type="string">
            <text:p>That's great! Good luck! That attitude says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nk you. I studied quite hard and think that I will do well_comma_ regardless of what questions are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0" calcext:value-type="float">
            <text:p>490</text:p>
          </table:table-cell>
          <table:table-cell table:style-name="ce4" office:value-type="string" calcext:value-type="string">
            <text:p>That's a recipe for success. I think you'll crus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20_conv:7640</text:p>
          </table:table-cell>
          <table:table-cell table:style-name="ce2" office:value-type="string" calcext:value-type="string">
            <text:p>lonely</text:p>
          </table:table-cell>
          <table:table-cell table:style-name="ce4" office:value-type="string" calcext:value-type="string">
            <text:p>Sitting at a computer at 3am with the lights off alone.</text:p>
          </table:table-cell>
          <table:table-cell table:style-name="ce2" office:value-type="float" office:value="476" calcext:value-type="float">
            <text:p>476</text:p>
          </table:table-cell>
          <table:table-cell table:style-name="ce4" office:value-type="string" calcext:value-type="string">
            <text:p>Man_comma_ I was sitting alone at 3am last night with the lights off. Felt spook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3" calcext:value-type="float">
            <text:p>403</text:p>
          </table:table-cell>
          <table:table-cell table:style-name="ce4" office:value-type="string" calcext:value-type="string">
            <text:p>I can imagine. <text:s/>I hate being out alone at those kinds of hours. <text:s/>I try to avo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6" calcext:value-type="float">
            <text:p>476</text:p>
          </table:table-cell>
          <table:table-cell table:style-name="ce4" office:value-type="string" calcext:value-type="string">
            <text:p>Yeah_comma_ it wouldn't be so bad if I was with someone_comma_ but you know how it is. When the lights are out and no one is around_comma_ you feel lon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3" calcext:value-type="float">
            <text:p>403</text:p>
          </table:table-cell>
          <table:table-cell table:style-name="ce4" office:value-type="string" calcext:value-type="string">
            <text:p>I get that feeling. <text:s/>Something about the dark just feels so depressing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13_conv:16026</text:p>
          </table:table-cell>
          <table:table-cell table:style-name="ce2" office:value-type="string" calcext:value-type="string">
            <text:p>joyful</text:p>
          </table:table-cell>
          <table:table-cell table:style-name="ce4" office:value-type="string" calcext:value-type="string">
            <text:p>i felt happy this morning because it was sunny and warm</text:p>
          </table:table-cell>
          <table:table-cell table:style-name="ce2" office:value-type="float" office:value="44" calcext:value-type="float">
            <text:p>44</text:p>
          </table:table-cell>
          <table:table-cell table:style-name="ce4" office:value-type="string" calcext:value-type="string">
            <text:p>i felt happy this morning because it was sunny and war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t's always a great start to a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absolutely_comma_ i was overjoy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How are you celebrating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1_conv:1183</text:p>
          </table:table-cell>
          <table:table-cell table:style-name="ce2" office:value-type="string" calcext:value-type="string">
            <text:p>excited</text:p>
          </table:table-cell>
          <table:table-cell table:style-name="ce4" office:value-type="string" calcext:value-type="string">
            <text:p>I met Elton John at one of his concerts because I brought him flowers to the stage.</text:p>
          </table:table-cell>
          <table:table-cell table:style-name="ce2" office:value-type="float" office:value="186" calcext:value-type="float">
            <text:p>186</text:p>
          </table:table-cell>
          <table:table-cell table:style-name="ce4" office:value-type="string" calcext:value-type="string">
            <text:p>I met Elton John at one of his concerts because I brought him flowers to the stage. Not an easy task.</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1" calcext:value-type="float">
            <text:p>191</text:p>
          </table:table-cell>
          <table:table-cell table:style-name="ce4" office:value-type="string" calcext:value-type="string">
            <text:p>Who is he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6" calcext:value-type="float">
            <text:p>186</text:p>
          </table:table-cell>
          <table:table-cell table:style-name="ce4" office:value-type="string" calcext:value-type="string">
            <text:p>An entertainer and a men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1" calcext:value-type="float">
            <text:p>191</text:p>
          </table:table-cell>
          <table:table-cell table:style-name="ce4" office:value-type="string" calcext:value-type="string">
            <text:p>Wow_comma_ when did you first mee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6" calcext:value-type="float">
            <text:p>186</text:p>
          </table:table-cell>
          <table:table-cell table:style-name="ce4" office:value-type="string" calcext:value-type="string">
            <text:p>1984_comma_ I had won front row seats from a radio station_comma_ so I had access to the stag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33_conv:14467</text:p>
          </table:table-cell>
          <table:table-cell table:style-name="ce2" office:value-type="string" calcext:value-type="string">
            <text:p>sad</text:p>
          </table:table-cell>
          <table:table-cell table:style-name="ce4" office:value-type="string" calcext:value-type="string">
            <text:p>My dog is getting old_comma_ and I can tell he isn't going to make it much longer.</text:p>
          </table:table-cell>
          <table:table-cell table:style-name="ce2" office:value-type="float" office:value="525" calcext:value-type="float">
            <text:p>525</text:p>
          </table:table-cell>
          <table:table-cell table:style-name="ce4" office:value-type="string" calcext:value-type="string">
            <text:p>My dog has cancer_comma_ and he's starting to walk around really slow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So sorry_comma_ that must be devastating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t's tough to kind of see him on his last le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How long does he have lef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16_conv:16833</text:p>
          </table:table-cell>
          <table:table-cell table:style-name="ce2" office:value-type="string" calcext:value-type="string">
            <text:p>angry</text:p>
          </table:table-cell>
          <table:table-cell table:style-name="ce4" office:value-type="string" calcext:value-type="string">
            <text:p>When my brother wanted to fight me. We had just got off the ice.</text:p>
          </table:table-cell>
          <table:table-cell table:style-name="ce2" office:value-type="float" office:value="375" calcext:value-type="float">
            <text:p>375</text:p>
          </table:table-cell>
          <table:table-cell table:style-name="ce4" office:value-type="string" calcext:value-type="string">
            <text:p>My brother is a big of a hot hea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y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Oh yeah he tried to fight me after hockey the other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ended up happen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62_conv:21124</text:p>
          </table:table-cell>
          <table:table-cell table:style-name="ce2" office:value-type="string" calcext:value-type="string">
            <text:p>ashamed</text:p>
          </table:table-cell>
          <table:table-cell table:style-name="ce4" office:value-type="string" calcext:value-type="string">
            <text:p>One time in school I had to ask for help on my homework.</text:p>
          </table:table-cell>
          <table:table-cell table:style-name="ce2" office:value-type="float" office:value="46" calcext:value-type="float">
            <text:p>46</text:p>
          </table:table-cell>
          <table:table-cell table:style-name="ce4" office:value-type="string" calcext:value-type="string">
            <text:p>I had to ask my teacher if she would mind going over a assinment again with m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2" calcext:value-type="float">
            <text:p>742</text:p>
          </table:table-cell>
          <table:table-cell table:style-name="ce4" office:value-type="string" calcext:value-type="string">
            <text:p>Wow! That must have taken a lot of guts_comma_ but I hope it was worth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it was good for me but i was nervous to a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2" calcext:value-type="float">
            <text:p>742</text:p>
          </table:table-cell>
          <table:table-cell table:style-name="ce4" office:value-type="string" calcext:value-type="string">
            <text:p>Oh no_comma_ why were you so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because i was nervous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97_conv:7195</text:p>
          </table:table-cell>
          <table:table-cell table:style-name="ce2" office:value-type="string" calcext:value-type="string">
            <text:p>sentimental</text:p>
          </table:table-cell>
          <table:table-cell table:style-name="ce4" office:value-type="string" calcext:value-type="string">
            <text:p>We got everything ready for the yard sale_comma_ but I just couldn't part with my kids baby items. </text:p>
          </table:table-cell>
          <table:table-cell table:style-name="ce2" office:value-type="float" office:value="147" calcext:value-type="float">
            <text:p>147</text:p>
          </table:table-cell>
          <table:table-cell table:style-name="ce4" office:value-type="string" calcext:value-type="string">
            <text:p>I never can get myself to give away their baby items.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ou are telling me you are a hoar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lol no I just can't part with items that mean a lot to me like my kids baby things like first shirts 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Everyone is nostalgic one way or another.You are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86_conv:15372</text:p>
          </table:table-cell>
          <table:table-cell table:style-name="ce2" office:value-type="string" calcext:value-type="string">
            <text:p>grateful</text:p>
          </table:table-cell>
          <table:table-cell table:style-name="ce4" office:value-type="string" calcext:value-type="string">
            <text:p>I just saved money by switching to a new insurance company. <text:s/>I am thankful for the savings.</text:p>
          </table:table-cell>
          <table:table-cell table:style-name="ce2" office:value-type="float" office:value="322" calcext:value-type="float">
            <text:p>322</text:p>
          </table:table-cell>
          <table:table-cell table:style-name="ce4" office:value-type="string" calcext:value-type="string">
            <text:p>I just saved money by switching to a new insurance compan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Ha. Was it ge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t was! <text:s/>I am thankful for the sav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How much did you s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03_conv:21407</text:p>
          </table:table-cell>
          <table:table-cell table:style-name="ce2" office:value-type="string" calcext:value-type="string">
            <text:p>caring</text:p>
          </table:table-cell>
          <table:table-cell table:style-name="ce4" office:value-type="string" calcext:value-type="string">
            <text:p>I volunteered to babysit my neighbor's children.</text:p>
          </table:table-cell>
          <table:table-cell table:style-name="ce2" office:value-type="float" office:value="750" calcext:value-type="float">
            <text:p>750</text:p>
          </table:table-cell>
          <table:table-cell table:style-name="ce4" office:value-type="string" calcext:value-type="string">
            <text:p>I volunteered to babysit my neighbor's children.</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The children are so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bet they love ga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54_conv:9708</text:p>
          </table:table-cell>
          <table:table-cell table:style-name="ce2" office:value-type="string" calcext:value-type="string">
            <text:p>embarrassed</text:p>
          </table:table-cell>
          <table:table-cell table:style-name="ce4" office:value-type="string" calcext:value-type="string">
            <text:p>I've been living in a state of being self conscious about myself for years.</text:p>
          </table:table-cell>
          <table:table-cell table:style-name="ce2" office:value-type="float" office:value="225" calcext:value-type="float">
            <text:p>225</text:p>
          </table:table-cell>
          <table:table-cell table:style-name="ce4" office:value-type="string" calcext:value-type="string">
            <text:p>I've been self conscious for a few years about myself.</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m sorry to hear that. I think everyone feels that way to a certain degree_comma_ even if it is more for some and less for ot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I suppose that's true. But I feel that mine is somewhat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 understand_comma_ that can be hard to deal with! Have you tried anything new regarding what it is that you are self conscious ab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69_conv:14538</text:p>
          </table:table-cell>
          <table:table-cell table:style-name="ce2" office:value-type="string" calcext:value-type="string">
            <text:p>surprised</text:p>
          </table:table-cell>
          <table:table-cell table:style-name="ce4" office:value-type="string" calcext:value-type="string">
            <text:p>My baby is due in less than 2 months. My friends threw me a baby shower yesterday. I had no idea they were planning it.</text:p>
          </table:table-cell>
          <table:table-cell table:style-name="ce2" office:value-type="float" office:value="243" calcext:value-type="float">
            <text:p>243</text:p>
          </table:table-cell>
          <table:table-cell table:style-name="ce4" office:value-type="string" calcext:value-type="string">
            <text:p>My baby is due in less than 2 month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Wow_comma_ that is coming up soon. <text:s/>I be you are excited. <text:s/>Is this your first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My friends threw me a baby shower yesterday. I had no idea they were plann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was thoughtful of them. <text:s/>It is always nice to have a fun surpr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60_conv:17320</text:p>
          </table:table-cell>
          <table:table-cell table:style-name="ce2" office:value-type="string" calcext:value-type="string">
            <text:p>annoyed</text:p>
          </table:table-cell>
          <table:table-cell table:style-name="ce4" office:value-type="string" calcext:value-type="string">
            <text:p>My dog pooped on the rug today. I was so peeved!</text:p>
          </table:table-cell>
          <table:table-cell table:style-name="ce2" office:value-type="float" office:value="209" calcext:value-type="float">
            <text:p>209</text:p>
          </table:table-cell>
          <table:table-cell table:style-name="ce4" office:value-type="string" calcext:value-type="string">
            <text:p>My dog pooped on the rug toda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is funny. Dogs can be careless. You should take better car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_comma_ it won't be an issue anymore. I put it up for adoption. This was the last stra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You seem to be very fed up with him. How long have you had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63_conv:11527</text:p>
          </table:table-cell>
          <table:table-cell table:style-name="ce2" office:value-type="string" calcext:value-type="string">
            <text:p>disappointed</text:p>
          </table:table-cell>
          <table:table-cell table:style-name="ce4" office:value-type="string" calcext:value-type="string">
            <text:p>I was disappointed once when I had been promised a boat trip but then couldn't go because nobody had a license to drive the boat.</text:p>
          </table:table-cell>
          <table:table-cell table:style-name="ce2" office:value-type="float" office:value="196" calcext:value-type="float">
            <text:p>196</text:p>
          </table:table-cell>
          <table:table-cell table:style-name="ce4" office:value-type="string" calcext:value-type="string">
            <text:p>I booked a boat trip once_comma_ but then we weren't allowed to go</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y were you not allowed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Nobody had a license to drive the boat. There was some confusion about what license was needed. It was very disappoin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you do inst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ent for lunch to a harborside b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50_conv:23701</text:p>
          </table:table-cell>
          <table:table-cell table:style-name="ce2" office:value-type="string" calcext:value-type="string">
            <text:p>confident</text:p>
          </table:table-cell>
          <table:table-cell table:style-name="ce4" office:value-type="string" calcext:value-type="string">
            <text:p>After weeks of studying im ready for my math test</text:p>
          </table:table-cell>
          <table:table-cell table:style-name="ce2" office:value-type="float" office:value="63" calcext:value-type="float">
            <text:p>63</text:p>
          </table:table-cell>
          <table:table-cell table:style-name="ce4" office:value-type="string" calcext:value-type="string">
            <text:p>After weeks of studying im ready for my math tes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 do well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think im prepared en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Give it all of your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86_conv:14972</text:p>
          </table:table-cell>
          <table:table-cell table:style-name="ce2" office:value-type="string" calcext:value-type="string">
            <text:p>ashamed</text:p>
          </table:table-cell>
          <table:table-cell table:style-name="ce4" office:value-type="string" calcext:value-type="string">
            <text:p>I ate the last slice of pizza that my husband was saving. Oops!</text:p>
          </table:table-cell>
          <table:table-cell table:style-name="ce2" office:value-type="float" office:value="397" calcext:value-type="float">
            <text:p>397</text:p>
          </table:table-cell>
          <table:table-cell table:style-name="ce4" office:value-type="string" calcext:value-type="string">
            <text:p>I ate the last slice of pizza that my husband was saving. Oop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ell you must have really liked that pizz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t was soooooo good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haha <text:s/>good for you_comma_ especially taking from husband <text:s/>and eating his portion it must have been damn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11_conv:15423</text:p>
          </table:table-cell>
          <table:table-cell table:style-name="ce2" office:value-type="string" calcext:value-type="string">
            <text:p>confident</text:p>
          </table:table-cell>
          <table:table-cell table:style-name="ce4" office:value-type="string" calcext:value-type="string">
            <text:p>I have been on several dates with this girl and I feel Im going to ask her to be my gf. Im sure she will say yes. </text:p>
          </table:table-cell>
          <table:table-cell table:style-name="ce2" office:value-type="float" office:value="567" calcext:value-type="float">
            <text:p>567</text:p>
          </table:table-cell>
          <table:table-cell table:style-name="ce4" office:value-type="string" calcext:value-type="string">
            <text:p>Me and this girl have been dating for awhile now_comma_so I think Im going to ask her to be my girlfriend.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 You must be pretty confident she will say 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s I agree. I feel that way about it. You know me too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ope it goes well for you and brings happiness to you bo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Thank you. I hope she dont say no_comma_ but i can bet you she says y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31_conv:13863</text:p>
          </table:table-cell>
          <table:table-cell table:style-name="ce2" office:value-type="string" calcext:value-type="string">
            <text:p>grateful</text:p>
          </table:table-cell>
          <table:table-cell table:style-name="ce4" office:value-type="string" calcext:value-type="string">
            <text:p>my wife is the best! im so lucky tohave her!</text:p>
          </table:table-cell>
          <table:table-cell table:style-name="ce2" office:value-type="float" office:value="524" calcext:value-type="float">
            <text:p>524</text:p>
          </table:table-cell>
          <table:table-cell table:style-name="ce4" office:value-type="string" calcext:value-type="string">
            <text:p>my wife is amazing_comma_ i am so lucky to have h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he sounds wonderful. How long have you two been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9 years! and hopefully many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really amazing. I wish you two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59_conv:14119</text:p>
          </table:table-cell>
          <table:table-cell table:style-name="ce2" office:value-type="string" calcext:value-type="string">
            <text:p>jealous</text:p>
          </table:table-cell>
          <table:table-cell table:style-name="ce4" office:value-type="string" calcext:value-type="string">
            <text:p>I am so tired of having to compete for my own boyfriend's attention. He cares more about his step sister and her problems than he does me.</text:p>
          </table:table-cell>
          <table:table-cell table:style-name="ce2" office:value-type="float" office:value="243" calcext:value-type="float">
            <text:p>243</text:p>
          </table:table-cell>
          <table:table-cell table:style-name="ce4" office:value-type="string" calcext:value-type="string">
            <text:p>I an so tired of competing for my boyfriend's attentio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_comma_ that's a horrible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He cares more about his step sister's problems than he does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Uh oh! Maybe time to move 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79_conv:11958</text:p>
          </table:table-cell>
          <table:table-cell table:style-name="ce2" office:value-type="string" calcext:value-type="string">
            <text:p>grateful</text:p>
          </table:table-cell>
          <table:table-cell table:style-name="ce4" office:value-type="string" calcext:value-type="string">
            <text:p>I had to go to a wedding far out of the city I live in_comma_ and needed someone to watch my dogs. <text:s/>A friend took over last minute and agreed to watch them for the weekend.</text:p>
          </table:table-cell>
          <table:table-cell table:style-name="ce2" office:value-type="float" office:value="310" calcext:value-type="float">
            <text:p>310</text:p>
          </table:table-cell>
          <table:table-cell table:style-name="ce4" office:value-type="string" calcext:value-type="string">
            <text:p>I was going to a wedding outside of my city_comma_ and had arranged to have my dogs watched while I was gone_comma_ but the person backed out really soon before I had to leav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 That's awful! <text:s/>I watch animals for a few different people and I would never do that. <text:s/>That's very unprofessional. Did they have an emergenc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Something like that_comma_ they were vague. <text:s/>It was through a company so I couldn't really get much out of them. <text:s/>Luckily a friend stepped up and watched them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ridiculous. <text:s/>I was going to see who might have helped you. <text:s/>I'm so glad your friend helped. <text:s/>Hope you had a grea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80_conv:16160</text:p>
          </table:table-cell>
          <table:table-cell table:style-name="ce2" office:value-type="string" calcext:value-type="string">
            <text:p>prepared</text:p>
          </table:table-cell>
          <table:table-cell table:style-name="ce4" office:value-type="string" calcext:value-type="string">
            <text:p>One time I bought emergency supplies before a hurricane</text:p>
          </table:table-cell>
          <table:table-cell table:style-name="ce2" office:value-type="float" office:value="547" calcext:value-type="float">
            <text:p>547</text:p>
          </table:table-cell>
          <table:table-cell table:style-name="ce4" office:value-type="string" calcext:value-type="string">
            <text:p>One time I bought emergency supplies before a hurrican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 was probably a good plan to buy them ahead of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_comma_ people started charging like $5 per bottle of w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_comma_ thats insane. <text:s/>I feel like thats illeg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09_conv:3819</text:p>
          </table:table-cell>
          <table:table-cell table:style-name="ce2" office:value-type="string" calcext:value-type="string">
            <text:p>furious</text:p>
          </table:table-cell>
          <table:table-cell table:style-name="ce4" office:value-type="string" calcext:value-type="string">
            <text:p>I'm a guy with pretty thick skin. <text:s/>I can take the most politically incorrect or classless jokes and dish them back...but I become livid when someone insults my family for no reason</text:p>
          </table:table-cell>
          <table:table-cell table:style-name="ce2" office:value-type="float" office:value="119" calcext:value-type="float">
            <text:p>119</text:p>
          </table:table-cell>
          <table:table-cell table:style-name="ce4" office:value-type="string" calcext:value-type="string">
            <text:p>I've got thick skin and can trade crass_comma_ classless_comma_ and politically disturbing jokes all day...but if someone insults my family with malice I go livid and deny all responsibility for whatever happens nex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 hear you. <text:s/>Jokes are one thing_comma_ family is an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A name carries honor and I'm willing to kill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 dunno if I'd go quite that far_comma_ but you do you :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65_conv:9530</text:p>
          </table:table-cell>
          <table:table-cell table:style-name="ce2" office:value-type="string" calcext:value-type="string">
            <text:p>disappointed</text:p>
          </table:table-cell>
          <table:table-cell table:style-name="ce4" office:value-type="string" calcext:value-type="string">
            <text:p>i hate my cats pee on the carpet_comma_ the smell is so hard to remove</text:p>
          </table:table-cell>
          <table:table-cell table:style-name="ce2" office:value-type="float" office:value="271" calcext:value-type="float">
            <text:p>271</text:p>
          </table:table-cell>
          <table:table-cell table:style-name="ce4" office:value-type="string" calcext:value-type="string">
            <text:p>my cat pee sometimes on my bed and i hate it because the smell is so hard to remov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Yeah that's terrible. is you cat fix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no shes n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t might be why she does it. It's something to consid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42_conv:12885</text:p>
          </table:table-cell>
          <table:table-cell table:style-name="ce2" office:value-type="string" calcext:value-type="string">
            <text:p>anticipating</text:p>
          </table:table-cell>
          <table:table-cell table:style-name="ce4" office:value-type="string" calcext:value-type="string">
            <text:p>I am still waiting for my new passport book.</text:p>
          </table:table-cell>
          <table:table-cell table:style-name="ce2" office:value-type="float" office:value="326" calcext:value-type="float">
            <text:p>326</text:p>
          </table:table-cell>
          <table:table-cell table:style-name="ce4" office:value-type="string" calcext:value-type="string">
            <text:p>I applied for a new passport now I am waiting for it_comma_ how it gets here soo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know how you feel. Do you have a big trip planned once you receive your passpo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I have some big plans to fill those blank pag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hope you enjoy your adventur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7_conv:23555</text:p>
          </table:table-cell>
          <table:table-cell table:style-name="ce2" office:value-type="string" calcext:value-type="string">
            <text:p>devastated</text:p>
          </table:table-cell>
          <table:table-cell table:style-name="ce4" office:value-type="string" calcext:value-type="string">
            <text:p>I was planning a vacation soon_comma_ but due to an emergency at work_comma_ all vacation time was cancelled.</text:p>
          </table:table-cell>
          <table:table-cell table:style-name="ce2" office:value-type="float" office:value="332" calcext:value-type="float">
            <text:p>332</text:p>
          </table:table-cell>
          <table:table-cell table:style-name="ce4" office:value-type="string" calcext:value-type="string">
            <text:p>I'm a bit let down by my workplace recentl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ow come_comma_ what are you doing wrong at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Well we had vacation we were promised_comma_ and I planned for_comma_ but then due to an emergency it all was cancel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sorry to hear that_comma_ you must be so let d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15_conv:4031</text:p>
          </table:table-cell>
          <table:table-cell table:style-name="ce2" office:value-type="string" calcext:value-type="string">
            <text:p>nostalgic</text:p>
          </table:table-cell>
          <table:table-cell table:style-name="ce4" office:value-type="string" calcext:value-type="string">
            <text:p>I heard my favorite childhood song the other day and it was like a blast from the past!</text:p>
          </table:table-cell>
          <table:table-cell table:style-name="ce2" office:value-type="float" office:value="99" calcext:value-type="float">
            <text:p>99</text:p>
          </table:table-cell>
          <table:table-cell table:style-name="ce4" office:value-type="string" calcext:value-type="string">
            <text:p>I heard my favorite childhood song the other da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yeah? What song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 was an N Sync song. It was like a blast from the past_comma_ made me feel str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man_comma_ just saying that name brings back nostalgia for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52_conv:3904</text:p>
          </table:table-cell>
          <table:table-cell table:style-name="ce2" office:value-type="string" calcext:value-type="string">
            <text:p>surprised</text:p>
          </table:table-cell>
          <table:table-cell table:style-name="ce4" office:value-type="string" calcext:value-type="string">
            <text:p>One fond memory I have was my 6th birthday party. I was on my way home from school and my mom told me she had baked a cake and got the present. But I could only open it after I was done with homework. <text:s/>When I got to my room all of my friends from school were there. <text:s/>We ended up ditching homework and playing games the whole evening.</text:p>
          </table:table-cell>
          <table:table-cell table:style-name="ce2" office:value-type="float" office:value="119" calcext:value-type="float">
            <text:p>119</text:p>
          </table:table-cell>
          <table:table-cell table:style-name="ce4" office:value-type="string" calcext:value-type="string">
            <text:p>"My 6th birthday party was unexpected. <text:s/>My mom had picked me up from school and said I needed to finish homework before I could open my present. <text:s/>So I went to my room but when I turned on the lights all my friends from school were there hiding and shouted ""SURPRISE"". <text:s/>We ditched homework and played games the rest of the nigh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That sounds like a really fun and joyful surprise. <text:s/>Young birthdays are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efinitely. <text:s/>Aside from my 21st my birthdays have been a lot more low key since the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Yeah_comma_ after 21 they really are pointless. <text:s/>Most of my birthdays_comma_ I enjoy a good dose of work all day_comma_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76_conv:17952</text:p>
          </table:table-cell>
          <table:table-cell table:style-name="ce2" office:value-type="string" calcext:value-type="string">
            <text:p>surprised</text:p>
          </table:table-cell>
          <table:table-cell table:style-name="ce4" office:value-type="string" calcext:value-type="string">
            <text:p>My girlfriend bought me concert tickets for my birthday. I thought the show was sold out.</text:p>
          </table:table-cell>
          <table:table-cell table:style-name="ce2" office:value-type="float" office:value="297" calcext:value-type="float">
            <text:p>297</text:p>
          </table:table-cell>
          <table:table-cell table:style-name="ce4" office:value-type="string" calcext:value-type="string">
            <text:p>I got concert tickets for my birthday. I thought the show was sold out. My girlfriend got them for 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ou got an awesome girlfriend. Who are you going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going see Phoenix. She even told me she wasnt able to get them.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She sure surprised you. I hope you have a great time at the conce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51_conv:11103</text:p>
          </table:table-cell>
          <table:table-cell table:style-name="ce2" office:value-type="string" calcext:value-type="string">
            <text:p>sad</text:p>
          </table:table-cell>
          <table:table-cell table:style-name="ce4" office:value-type="string" calcext:value-type="string">
            <text:p>My kids are getting so big_comma_ They aren't my litlle babies anymore</text:p>
          </table:table-cell>
          <table:table-cell table:style-name="ce2" office:value-type="float" office:value="27" calcext:value-type="float">
            <text:p>27</text:p>
          </table:table-cell>
          <table:table-cell table:style-name="ce4" office:value-type="string" calcext:value-type="string">
            <text:p>I have to accept the fact that my kids are growing up</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It's a difficult fact of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aren't my little babies anymore and I am not handling it well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I think that's normal! Eventually you will adju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ah i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79_conv:9159</text:p>
          </table:table-cell>
          <table:table-cell table:style-name="ce2" office:value-type="string" calcext:value-type="string">
            <text:p>jealous</text:p>
          </table:table-cell>
          <table:table-cell table:style-name="ce4" office:value-type="string" calcext:value-type="string">
            <text:p>I could not believe that my mom gave my sister her favorite necklace_comma_ it is not fair!</text:p>
          </table:table-cell>
          <table:table-cell table:style-name="ce2" office:value-type="float" office:value="366" calcext:value-type="float">
            <text:p>366</text:p>
          </table:table-cell>
          <table:table-cell table:style-name="ce4" office:value-type="string" calcext:value-type="string">
            <text:p>It's not fair that my sister gets to have my mother's favorite neckla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know right. Did your Mum ask you to see if you wanted it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My mom knew I was always interested in it_comma_ but my mom decided to give it to her when I wasn't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Oh no. I'm sorry. Families can be t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18_conv:20836</text:p>
          </table:table-cell>
          <table:table-cell table:style-name="ce2" office:value-type="string" calcext:value-type="string">
            <text:p>devastated</text:p>
          </table:table-cell>
          <table:table-cell table:style-name="ce4" office:value-type="string" calcext:value-type="string">
            <text:p>My husband lost his job. It was 3 weeks before christmas.</text:p>
          </table:table-cell>
          <table:table-cell table:style-name="ce2" office:value-type="float" office:value="715" calcext:value-type="float">
            <text:p>715</text:p>
          </table:table-cell>
          <table:table-cell table:style-name="ce4" office:value-type="string" calcext:value-type="string">
            <text:p>Last December_comma_ my husband lost his job. He's our main source of inco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Oh I'm really sorry to hear that. Has he been looking for another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5" calcext:value-type="float">
            <text:p>715</text:p>
          </table:table-cell>
          <table:table-cell table:style-name="ce4" office:value-type="string" calcext:value-type="string">
            <text:p>He has won now. But it was really rough for awhile. Especially Christm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We went through the same thing with my husband. I know it is stressful_comma_ but I am so glad you got through it and things are better now.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20_conv:5241</text:p>
          </table:table-cell>
          <table:table-cell table:style-name="ce2" office:value-type="string" calcext:value-type="string">
            <text:p>terrified</text:p>
          </table:table-cell>
          <table:table-cell table:style-name="ce4" office:value-type="string" calcext:value-type="string">
            <text:p>I was home alone. Suddenly_comma_ I heard a loud BANG. I went into the kitchen to investigate_comma_ and briefly saw a white dress flying out the window. I saw a ghost!</text:p>
          </table:table-cell>
          <table:table-cell table:style-name="ce2" office:value-type="float" office:value="392" calcext:value-type="float">
            <text:p>392</text:p>
          </table:table-cell>
          <table:table-cell table:style-name="ce4" office:value-type="string" calcext:value-type="string">
            <text:p>One night_comma_ I was home alone_comma_ when suddenly_comma_ I heard a loud BA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goodness_comma_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It was a ghost! I ran into the kitchen to investigate_comma_ and I saw what looked like a white dress flapping out the window.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must have been a terrible experi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63_conv:8927</text:p>
          </table:table-cell>
          <table:table-cell table:style-name="ce2" office:value-type="string" calcext:value-type="string">
            <text:p>furious</text:p>
          </table:table-cell>
          <table:table-cell table:style-name="ce4" office:value-type="string" calcext:value-type="string">
            <text:p>One time I took a test in calculus and I thought I aced it. Contrary to this I actually bombed it which make me really angry.</text:p>
          </table:table-cell>
          <table:table-cell table:style-name="ce2" office:value-type="float" office:value="55" calcext:value-type="float">
            <text:p>55</text:p>
          </table:table-cell>
          <table:table-cell table:style-name="ce4" office:value-type="string" calcext:value-type="string">
            <text:p>I took this calculus test last semester and I did way worse than I thought I did which made me ma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oh that sucks.. sorry about that. but you can always improve_comma_ dont w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 that's true_comma_ but I just thought I did so well and I didn't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can feel your emotion.. dont worry_comma_ it happens to the best of us at 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32_conv:4265</text:p>
          </table:table-cell>
          <table:table-cell table:style-name="ce2" office:value-type="string" calcext:value-type="string">
            <text:p>disappointed</text:p>
          </table:table-cell>
          <table:table-cell table:style-name="ce4" office:value-type="string" calcext:value-type="string">
            <text:p>I was really down after I found out that I was not going to be able to move.</text:p>
          </table:table-cell>
          <table:table-cell table:style-name="ce2" office:value-type="float" office:value="346" calcext:value-type="float">
            <text:p>346</text:p>
          </table:table-cell>
          <table:table-cell table:style-name="ce4" office:value-type="string" calcext:value-type="string">
            <text:p>I was really down after I found out that I was not going to be able to mov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5" calcext:value-type="float">
            <text:p>265</text:p>
          </table:table-cell>
          <table:table-cell table:style-name="ce4" office:value-type="string" calcext:value-type="string">
            <text:p>Why? How did that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Becaue I am stuck at a mine site and no one will buy me out. No one wants to live at a mine site with land collapsing everywh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5" calcext:value-type="float">
            <text:p>265</text:p>
          </table:table-cell>
          <table:table-cell table:style-name="ce4" office:value-type="string" calcext:value-type="string">
            <text:p>That's so sad. I feel sorry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I feel sorry for 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5" calcext:value-type="float">
            <text:p>265</text:p>
          </table:table-cell>
          <table:table-cell table:style-name="ce4" office:value-type="string" calcext:value-type="string">
            <text:p>Yeah. Do you have back up plans for this iss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46_conv:8893</text:p>
          </table:table-cell>
          <table:table-cell table:style-name="ce2" office:value-type="string" calcext:value-type="string">
            <text:p>sentimental</text:p>
          </table:table-cell>
          <table:table-cell table:style-name="ce4" office:value-type="string" calcext:value-type="string">
            <text:p>my cousin got shot in the head and i just could not stop crying </text:p>
          </table:table-cell>
          <table:table-cell table:style-name="ce2" office:value-type="float" office:value="321" calcext:value-type="float">
            <text:p>321</text:p>
          </table:table-cell>
          <table:table-cell table:style-name="ce4" office:value-type="string" calcext:value-type="string">
            <text:p>last month i saw cops driving really fast down my neighborhood _comma_ i did not think much of it _comma_ later on i hear gun shots ... like what happened later on my friend called me saying my cousin got shot in the head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could not stop crying _comma_ its my family my other cousin got shot in the jaw and he lived but still .... life is a trip honest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happened? Were they shooting too? Was anyone else hu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46_conv:8892</text:p>
          </table:table-cell>
          <table:table-cell table:style-name="ce2" office:value-type="string" calcext:value-type="string">
            <text:p>confident</text:p>
          </table:table-cell>
          <table:table-cell table:style-name="ce4" office:value-type="string" calcext:value-type="string">
            <text:p>I am going to kill it as an adult! I just turned 21</text:p>
          </table:table-cell>
          <table:table-cell table:style-name="ce2" office:value-type="float" office:value="27" calcext:value-type="float">
            <text:p>27</text:p>
          </table:table-cell>
          <table:table-cell table:style-name="ce4" office:value-type="string" calcext:value-type="string">
            <text:p>I just turned 21</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happy birthday !!! how did you celebrat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got stupid lit! Im going to be the best at adult life. Can't you t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hey as long as you had fu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id. I definitely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63_conv:6926</text:p>
          </table:table-cell>
          <table:table-cell table:style-name="ce2" office:value-type="string" calcext:value-type="string">
            <text:p>disappointed</text:p>
          </table:table-cell>
          <table:table-cell table:style-name="ce4" office:value-type="string" calcext:value-type="string">
            <text:p>i was not happy when i couldnt leave work on time</text:p>
          </table:table-cell>
          <table:table-cell table:style-name="ce2" office:value-type="float" office:value="238" calcext:value-type="float">
            <text:p>238</text:p>
          </table:table-cell>
          <table:table-cell table:style-name="ce4" office:value-type="string" calcext:value-type="string">
            <text:p>i was not happy when i couldnt leave work on ti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Sorry to hear that.. Did you miss something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 had tickets to a game.. oh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shoot.. I wish you get to go soon enough bud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87_conv:20375</text:p>
          </table:table-cell>
          <table:table-cell table:style-name="ce2" office:value-type="string" calcext:value-type="string">
            <text:p>confident</text:p>
          </table:table-cell>
          <table:table-cell table:style-name="ce4" office:value-type="string" calcext:value-type="string">
            <text:p>I had a job interview one time that was very important for me! I prepared as best I could and wen!t in to the interview feeling great about it. <text:s/>I truly felt I would ace it</text:p>
          </table:table-cell>
          <table:table-cell table:style-name="ce2" office:value-type="float" office:value="103" calcext:value-type="float">
            <text:p>103</text:p>
          </table:table-cell>
          <table:table-cell table:style-name="ce4" office:value-type="string" calcext:value-type="string">
            <text:p>I had a job interview that was very important to me o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Did you go for the inter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yes_comma_ I prepared as best I could and I really felt that I aced it! <text:s/>Sure enough I ended up getting the j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Thats lovely_comma_congra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30_conv:5461</text:p>
          </table:table-cell>
          <table:table-cell table:style-name="ce2" office:value-type="string" calcext:value-type="string">
            <text:p>excited</text:p>
          </table:table-cell>
          <table:table-cell table:style-name="ce4" office:value-type="string" calcext:value-type="string">
            <text:p>I ordered a really nice new car and I am just waiting for it to be delivered. I can't wait!</text:p>
          </table:table-cell>
          <table:table-cell table:style-name="ce2" office:value-type="float" office:value="413" calcext:value-type="float">
            <text:p>413</text:p>
          </table:table-cell>
          <table:table-cell table:style-name="ce4" office:value-type="string" calcext:value-type="string">
            <text:p>I ordered a really nice new car and I am just waiting for it to be delivered. I can't wai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oh happy for you bud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thanks_comma_ I had to save up for ag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how much did it co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97_conv:12594</text:p>
          </table:table-cell>
          <table:table-cell table:style-name="ce2" office:value-type="string" calcext:value-type="string">
            <text:p>guilty</text:p>
          </table:table-cell>
          <table:table-cell table:style-name="ce4" office:value-type="string" calcext:value-type="string">
            <text:p>My wife asked me to clean the house while she was away for a few days and I ended up wasting my time playing video games instead.</text:p>
          </table:table-cell>
          <table:table-cell table:style-name="ce2" office:value-type="float" office:value="286" calcext:value-type="float">
            <text:p>286</text:p>
          </table:table-cell>
          <table:table-cell table:style-name="ce4" office:value-type="string" calcext:value-type="string">
            <text:p>My wife wanted me to clean the house while she was away for a few days and I ended up spending my free time playing video games instead. She was so pissed off when she got back. I feel terribl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HAHA that sounds just like my husb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kept telling myself that I was going to do it ""later""_comma_ but ""later"" never came. I can't blame her for being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ll sometimes men tend to get lost in their video game wor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92_conv:3785</text:p>
          </table:table-cell>
          <table:table-cell table:style-name="ce2" office:value-type="string" calcext:value-type="string">
            <text:p>prepared</text:p>
          </table:table-cell>
          <table:table-cell table:style-name="ce4" office:value-type="string" calcext:value-type="string">
            <text:p>We had a huge storm last week. A tornado ripped through our neighborhood without much warning. Luckily we were able to get to the basement soon enough and I already had a tote packed with emergency supplies_comma_ food_comma_ and water down there.</text:p>
          </table:table-cell>
          <table:table-cell table:style-name="ce2" office:value-type="float" office:value="243" calcext:value-type="float">
            <text:p>243</text:p>
          </table:table-cell>
          <table:table-cell table:style-name="ce4" office:value-type="string" calcext:value-type="string">
            <text:p>Last week we had a huge storm. A tornado blew through the neighborhood with barely enough time to take cov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as your house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e had some damage_comma_ but we were all safe. Luckily I had already cleared a safe space in the basement with all the supplies we would n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Good_comma_ being safe is all you can ask f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30_conv:23861</text:p>
          </table:table-cell>
          <table:table-cell table:style-name="ce2" office:value-type="string" calcext:value-type="string">
            <text:p>sad</text:p>
          </table:table-cell>
          <table:table-cell table:style-name="ce4" office:value-type="string" calcext:value-type="string">
            <text:p>when my dog died</text:p>
          </table:table-cell>
          <table:table-cell table:style-name="ce2" office:value-type="float" office:value="514" calcext:value-type="float">
            <text:p>514</text:p>
          </table:table-cell>
          <table:table-cell table:style-name="ce4" office:value-type="string" calcext:value-type="string">
            <text:p>my house has been very quiet since my dog died last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how long did you have your dog for? that must've been very painful_comma_ losing a pet is always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he was with us for 11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that's a lot of time. you could say he was part of your famil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13_conv:17227</text:p>
          </table:table-cell>
          <table:table-cell table:style-name="ce2" office:value-type="string" calcext:value-type="string">
            <text:p>joyful</text:p>
          </table:table-cell>
          <table:table-cell table:style-name="ce4" office:value-type="string" calcext:value-type="string">
            <text:p>I was so happy to see my kids face when I finally brung a puppy home.</text:p>
          </table:table-cell>
          <table:table-cell table:style-name="ce2" office:value-type="float" office:value="147" calcext:value-type="float">
            <text:p>147</text:p>
          </table:table-cell>
          <table:table-cell table:style-name="ce4" office:value-type="string" calcext:value-type="string">
            <text:p>Seeing my kids face when I finally brought a puppy home was priceless!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ow that must have been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It really was_comma_ and I got it on video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ey're going to remember that for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03_conv:10206</text:p>
          </table:table-cell>
          <table:table-cell table:style-name="ce2" office:value-type="string" calcext:value-type="string">
            <text:p>guilty</text:p>
          </table:table-cell>
          <table:table-cell table:style-name="ce4" office:value-type="string" calcext:value-type="string">
            <text:p>I feel bad about stepping on my dogs tail earlier. He doesn't understand that I didn't mean to.</text:p>
          </table:table-cell>
          <table:table-cell table:style-name="ce2" office:value-type="float" office:value="530" calcext:value-type="float">
            <text:p>530</text:p>
          </table:table-cell>
          <table:table-cell table:style-name="ce4" office:value-type="string" calcext:value-type="string">
            <text:p>I stepped on my dog's tail accidentally earlier and I felt really bad about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as he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No_comma_ only his feelings. I just wish I had a way to make him understand that I didn't mean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9_conv:1378</text:p>
          </table:table-cell>
          <table:table-cell table:style-name="ce2" office:value-type="string" calcext:value-type="string">
            <text:p>angry</text:p>
          </table:table-cell>
          <table:table-cell table:style-name="ce4" office:value-type="string" calcext:value-type="string">
            <text:p>I was charged by a subscription magazine_comma_ even when I cancelled my subscription a month ago. <text:s/>Now I have to call or write to them and lose a lot of time.</text:p>
          </table:table-cell>
          <table:table-cell table:style-name="ce2" office:value-type="float" office:value="203" calcext:value-type="float">
            <text:p>203</text:p>
          </table:table-cell>
          <table:table-cell table:style-name="ce4" office:value-type="string" calcext:value-type="string">
            <text:p>This magazine just charged my credit card when I had cancel my subscriptio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hats horrible_comma_ how could they get it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don't now_comma_ but I hate when they do that_comma_ now I have to call or write and lose a ton of time solv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hey should pay you for the time you spend on sorting it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53_conv:20707</text:p>
          </table:table-cell>
          <table:table-cell table:style-name="ce2" office:value-type="string" calcext:value-type="string">
            <text:p>disgusted</text:p>
          </table:table-cell>
          <table:table-cell table:style-name="ce4" office:value-type="string" calcext:value-type="string">
            <text:p>One time my brother left my nephew's dirty diaper on the couch and I caught the dog trying to eat it. It was so gross.</text:p>
          </table:table-cell>
          <table:table-cell table:style-name="ce2" office:value-type="float" office:value="630" calcext:value-type="float">
            <text:p>630</text:p>
          </table:table-cell>
          <table:table-cell table:style-name="ce4" office:value-type="string" calcext:value-type="string">
            <text:p>I caught my dog trying to eat my nephew's dirty diaper that my brother left on the couc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Oh man_comma_ that's funny and terrible at the sa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t was really gross. I had to keep my dog from licking my face for a long time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Yeah_comma_ I would keep away from him for another 2 months or s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42_conv:7084</text:p>
          </table:table-cell>
          <table:table-cell table:style-name="ce2" office:value-type="string" calcext:value-type="string">
            <text:p>angry</text:p>
          </table:table-cell>
          <table:table-cell table:style-name="ce4" office:value-type="string" calcext:value-type="string">
            <text:p>I dropped my laptop and broke it.</text:p>
          </table:table-cell>
          <table:table-cell table:style-name="ce2" office:value-type="float" office:value="244" calcext:value-type="float">
            <text:p>244</text:p>
          </table:table-cell>
          <table:table-cell table:style-name="ce4" office:value-type="string" calcext:value-type="string">
            <text:p>I dropped my laptop and broke i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Yikes_comma_ how much will it cost to re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not sure. Hopefully not too much. <text:s/>I think I can just fix the scre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would be best_comma_ they can get expensive to fix</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97_conv:23595</text:p>
          </table:table-cell>
          <table:table-cell table:style-name="ce2" office:value-type="string" calcext:value-type="string">
            <text:p>lonely</text:p>
          </table:table-cell>
          <table:table-cell table:style-name="ce4" office:value-type="string" calcext:value-type="string">
            <text:p>Spent the entire summer with my long distance girlfriend_comma_ and now I'm back at home for university. Kind of a bummer that now not only do I not have her company_comma_ but I have to deal with school stuff. From one extreme to the other.</text:p>
          </table:table-cell>
          <table:table-cell table:style-name="ce2" office:value-type="float" office:value="273" calcext:value-type="float">
            <text:p>273</text:p>
          </table:table-cell>
          <table:table-cell table:style-name="ce4" office:value-type="string" calcext:value-type="string">
            <text:p>Spent the entire summer with my long distance girlfriend_comma_ and now I'm back at home for university. Kind of a bummer that now not only do I not have her company_comma_ but I have to deal with school stuff. From one extreme to the oth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man I bet summer went by quick for you then. <text:s/>Did you have fun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we went to Estes Park_comma_ in Colorado_comma_ and hiked at the base of the Rocky Mountains. First time I ever saw mountains. Pretty cool experience. I had to drive the whole way to Colorado though_comma_ so I can relate to the road trip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That sucks you guys are apart now :( <text:s text:c="3"/>I'd love to do a mountain trip like tha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86_conv:8572</text:p>
          </table:table-cell>
          <table:table-cell table:style-name="ce2" office:value-type="string" calcext:value-type="string">
            <text:p>afraid</text:p>
          </table:table-cell>
          <table:table-cell table:style-name="ce4" office:value-type="string" calcext:value-type="string">
            <text:p>Roller coasters next weekend</text:p>
          </table:table-cell>
          <table:table-cell table:style-name="ce2" office:value-type="float" office:value="389" calcext:value-type="float">
            <text:p>389</text:p>
          </table:table-cell>
          <table:table-cell table:style-name="ce4" office:value-type="string" calcext:value-type="string">
            <text:p>I'm sort of scared for this upcoming weeked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s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thing. <text:s/>I'm going to ride rollercoasters this weekend. <text:s/>So scared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Remember safety is the first priority of amusement parks_comma_ everything will be just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Maybe if I drink a couple beers before hand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87_conv:16375</text:p>
          </table:table-cell>
          <table:table-cell table:style-name="ce2" office:value-type="string" calcext:value-type="string">
            <text:p>proud</text:p>
          </table:table-cell>
          <table:table-cell table:style-name="ce4" office:value-type="string" calcext:value-type="string">
            <text:p>I've been teaching my dog how to run an obstacle course and I think he finally has it down! He beat his old speed yesterday and had zero distractions.</text:p>
          </table:table-cell>
          <table:table-cell table:style-name="ce2" office:value-type="float" office:value="286" calcext:value-type="float">
            <text:p>286</text:p>
          </table:table-cell>
          <table:table-cell table:style-name="ce4" office:value-type="string" calcext:value-type="string">
            <text:p>I've been putting in a lot of work teaching my dog how to run an obstacle course. Yesterday he did amazing; he broke his old speed and wasn't distracted a single time while doing the cours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ha you must be so proud! How long did it take you to teac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Right at two months_comma_ I'd say. Was hard work but totally fun at the sa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an_comma_ I'd love to se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Going to dog shows is absolutely fantastic. You should check one out one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60_conv:23320</text:p>
          </table:table-cell>
          <table:table-cell table:style-name="ce2" office:value-type="string" calcext:value-type="string">
            <text:p>afraid</text:p>
          </table:table-cell>
          <table:table-cell table:style-name="ce4" office:value-type="string" calcext:value-type="string">
            <text:p>I heard a loud bang in the middle of the night. </text:p>
          </table:table-cell>
          <table:table-cell table:style-name="ce2" office:value-type="float" office:value="59" calcext:value-type="float">
            <text:p>59</text:p>
          </table:table-cell>
          <table:table-cell table:style-name="ce4" office:value-type="string" calcext:value-type="string">
            <text:p>I heard a loud bang in the middle of last night and it woke me up.</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as it a gunsh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sure sounded like it. I was so afraid that I called the police but they couldn't find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scary! i live by a gun range and hear them all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7_conv:22355</text:p>
          </table:table-cell>
          <table:table-cell table:style-name="ce2" office:value-type="string" calcext:value-type="string">
            <text:p>embarrassed</text:p>
          </table:table-cell>
          <table:table-cell table:style-name="ce4" office:value-type="string" calcext:value-type="string">
            <text:p>The other day I was with my husband shopping. <text:s/>We were having a great time..until he passed GAS. It was so loud. And it actually smelled horrible. <text:s/>People were staring at us! He didn't care_comma_ but oh man. I wanted to run and hide.</text:p>
          </table:table-cell>
          <table:table-cell table:style-name="ce2" office:value-type="float" office:value="803" calcext:value-type="float">
            <text:p>803</text:p>
          </table:table-cell>
          <table:table-cell table:style-name="ce4" office:value-type="string" calcext:value-type="string">
            <text:p>The other day something happened that made me want to run and hid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Oh_comma_ I'm sorry.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3" calcext:value-type="float">
            <text:p>803</text:p>
          </table:table-cell>
          <table:table-cell table:style-name="ce4" office:value-type="string" calcext:value-type="string">
            <text:p>It didn't happen to me directly_comma_ but my husband passed GAS while we were shopping. Everyone was sta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 can imagine that you did want to run and hide. Sometimes husbands get us into all kinds of situ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84_conv:6968</text:p>
          </table:table-cell>
          <table:table-cell table:style-name="ce2" office:value-type="string" calcext:value-type="string">
            <text:p>joyful</text:p>
          </table:table-cell>
          <table:table-cell table:style-name="ce4" office:value-type="string" calcext:value-type="string">
            <text:p>My four year old daughter came up to me and said she thought daddy needed a huge and kiss. <text:s/>She then jumped in my lap and proceeded to pepper my cheeck with kisses.</text:p>
          </table:table-cell>
          <table:table-cell table:style-name="ce2" office:value-type="float" office:value="447" calcext:value-type="float">
            <text:p>447</text:p>
          </table:table-cell>
          <table:table-cell table:style-name="ce4" office:value-type="string" calcext:value-type="string">
            <text:p>My four year old daughter came up and told me she thought I needed a big hug and kis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Did you give her one of ea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She jumped in my lap and peppered my cheek with kisses. <text:s/>It was pretty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weeee that is pretty cu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98_conv:12796</text:p>
          </table:table-cell>
          <table:table-cell table:style-name="ce2" office:value-type="string" calcext:value-type="string">
            <text:p>terrified</text:p>
          </table:table-cell>
          <table:table-cell table:style-name="ce4" office:value-type="string" calcext:value-type="string">
            <text:p><text:s/>I always hear crazy noises in my house.</text:p>
          </table:table-cell>
          <table:table-cell table:style-name="ce2" office:value-type="float" office:value="445" calcext:value-type="float">
            <text:p>445</text:p>
          </table:table-cell>
          <table:table-cell table:style-name="ce4" office:value-type="string" calcext:value-type="string">
            <text:p>I head foot steps and bangs and crashes in my house all the time._comma_</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_comma_ Did you check what'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always do and there is nothing there! I just ignor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It's better to ign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18_conv:24437</text:p>
          </table:table-cell>
          <table:table-cell table:style-name="ce2" office:value-type="string" calcext:value-type="string">
            <text:p>afraid</text:p>
          </table:table-cell>
          <table:table-cell table:style-name="ce4" office:value-type="string" calcext:value-type="string">
            <text:p>While i was sleeping the other night_comma_ my house alarm off. it was scary</text:p>
          </table:table-cell>
          <table:table-cell table:style-name="ce2" office:value-type="float" office:value="524" calcext:value-type="float">
            <text:p>524</text:p>
          </table:table-cell>
          <table:table-cell table:style-name="ce4" office:value-type="string" calcext:value-type="string">
            <text:p>As I was sleeping_comma_ my burglary alarm went off. It frightened me.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would have been scared_comma_ too! Was it by fault or was someone attempting to break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m not sure_comma_ the motion censor is what was triggered so it could have potentially been a number of thing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Mine did that_comma_ too. We had to replace the motion sens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06_conv:20613</text:p>
          </table:table-cell>
          <table:table-cell table:style-name="ce2" office:value-type="string" calcext:value-type="string">
            <text:p>jealous</text:p>
          </table:table-cell>
          <table:table-cell table:style-name="ce4" office:value-type="string" calcext:value-type="string">
            <text:p>My brother got such a nice Snowboard for his birthday when we were teenagers. I wanted one too_comma_ but didn't end up getting what I wanted. </text:p>
          </table:table-cell>
          <table:table-cell table:style-name="ce2" office:value-type="float" office:value="666" calcext:value-type="float">
            <text:p>666</text:p>
          </table:table-cell>
          <table:table-cell table:style-name="ce4" office:value-type="string" calcext:value-type="string">
            <text:p>My brother got such a nice Snowboard for his birthday when we were teenagers. I wanted one too_comma_ but didn't end up getting what I want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That doesn't sound like such a pleasurable memory. Maybe you received a gift your brother always secretly wish he h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You know_comma_ he played it up like that_comma_ seemed really invested in the Bass guitar I got. He sure did enjoy the hell out of that snowboard_comma_ tho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You know what they say_comma_ the grass is always greener on the other side. Did you ever manage to get him to let you borrow his snowbo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93_conv:3987</text:p>
          </table:table-cell>
          <table:table-cell table:style-name="ce2" office:value-type="string" calcext:value-type="string">
            <text:p>prepared</text:p>
          </table:table-cell>
          <table:table-cell table:style-name="ce4" office:value-type="string" calcext:value-type="string">
            <text:p>I am going on a road trip so later today I have to buy stuff for sandwiches_comma_ waters_comma_ snacks_comma_ I have even made a list. I think I am really ready for this.</text:p>
          </table:table-cell>
          <table:table-cell table:style-name="ce2" office:value-type="float" office:value="248" calcext:value-type="float">
            <text:p>248</text:p>
          </table:table-cell>
          <table:table-cell table:style-name="ce4" office:value-type="string" calcext:value-type="string">
            <text:p>I am going on a road trip so later today I have to buy stuff for sandwiches_comma_ waters_comma_ snacks_comma_ I have even made a list. I think I am really ready for thi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t's good launch you gat t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eah I think so too_comma_ I am not very well off so I won't be able to buy food a lot so that's what I will be e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ok that i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68_conv:18337</text:p>
          </table:table-cell>
          <table:table-cell table:style-name="ce2" office:value-type="string" calcext:value-type="string">
            <text:p>sad</text:p>
          </table:table-cell>
          <table:table-cell table:style-name="ce4" office:value-type="string" calcext:value-type="string">
            <text:p>I felt sad when I saw Alex Jones channel taken down</text:p>
          </table:table-cell>
          <table:table-cell table:style-name="ce2" office:value-type="float" office:value="437" calcext:value-type="float">
            <text:p>437</text:p>
          </table:table-cell>
          <table:table-cell table:style-name="ce4" office:value-type="string" calcext:value-type="string">
            <text:p>I thought it was unfair how YouTube banned Alex Jone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 is indeed unfair_comma_ they shouldn't have don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think people are just getting riled up for the midter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ou are right. But hey people just do what they want t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9_conv:15479</text:p>
          </table:table-cell>
          <table:table-cell table:style-name="ce2" office:value-type="string" calcext:value-type="string">
            <text:p>hopeful</text:p>
          </table:table-cell>
          <table:table-cell table:style-name="ce4" office:value-type="string" calcext:value-type="string">
            <text:p>I think I can get much better grades at school this semester!</text:p>
          </table:table-cell>
          <table:table-cell table:style-name="ce2" office:value-type="float" office:value="466" calcext:value-type="float">
            <text:p>466</text:p>
          </table:table-cell>
          <table:table-cell table:style-name="ce4" office:value-type="string" calcext:value-type="string">
            <text:p>I'm feeling very motivated and good about school this year. I think I can get much better grades this ti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t's good you're motivated! That's a step in the right dir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nks! I've realized that school is extremely important and I can't squander my opportunity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agree. I wish I could go back to school and pay more atten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92_conv:8384</text:p>
          </table:table-cell>
          <table:table-cell table:style-name="ce2" office:value-type="string" calcext:value-type="string">
            <text:p>excited</text:p>
          </table:table-cell>
          <table:table-cell table:style-name="ce4" office:value-type="string" calcext:value-type="string">
            <text:p>I was going on vacation with my boyfriend of the time for the first time out of the country. The first night of the cruise_comma_ he told me that we would be swimming with the dolphins on our trip which has always been my dream. That evening_comma_ he also asked me to marry him.</text:p>
          </table:table-cell>
          <table:table-cell table:style-name="ce2" office:value-type="float" office:value="510" calcext:value-type="float">
            <text:p>510</text:p>
          </table:table-cell>
          <table:table-cell table:style-name="ce4" office:value-type="string" calcext:value-type="string">
            <text:p>My boyfriend surprise proposed to me on vacation with hi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ow_comma_ I bet you were blown away. Where was the vacation 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0" calcext:value-type="float">
            <text:p>510</text:p>
          </table:table-cell>
          <table:table-cell table:style-name="ce4" office:value-type="string" calcext:value-type="string">
            <text:p>I was! We were on a cruise sailing to Cozum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have never been there_comma_ but heard a it's beauti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6_conv:1292</text:p>
          </table:table-cell>
          <table:table-cell table:style-name="ce2" office:value-type="string" calcext:value-type="string">
            <text:p>grateful</text:p>
          </table:table-cell>
          <table:table-cell table:style-name="ce4" office:value-type="string" calcext:value-type="string">
            <text:p>My friends set me up a huge surprise party for my birthday.</text:p>
          </table:table-cell>
          <table:table-cell table:style-name="ce2" office:value-type="float" office:value="198" calcext:value-type="float">
            <text:p>198</text:p>
          </table:table-cell>
          <table:table-cell table:style-name="ce4" office:value-type="string" calcext:value-type="string">
            <text:p>My friends set me up a huge surprise party for my birth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Wow thats great. Were you deligh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8" calcext:value-type="float">
            <text:p>198</text:p>
          </table:table-cell>
          <table:table-cell table:style-name="ce4" office:value-type="string" calcext:value-type="string">
            <text:p>Very much so. I'm lucky to have a great group of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wish I could be as lucky as you. Well happy belated birth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89_conv:3979</text:p>
          </table:table-cell>
          <table:table-cell table:style-name="ce2" office:value-type="string" calcext:value-type="string">
            <text:p>hopeful</text:p>
          </table:table-cell>
          <table:table-cell table:style-name="ce4" office:value-type="string" calcext:value-type="string">
            <text:p>I had a job interview today and i think it really well.</text:p>
          </table:table-cell>
          <table:table-cell table:style-name="ce2" office:value-type="float" office:value="138" calcext:value-type="float">
            <text:p>138</text:p>
          </table:table-cell>
          <table:table-cell table:style-name="ce4" office:value-type="string" calcext:value-type="string">
            <text:p>I had a job interview today and i think it really wel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that's really good you feel pretty secure about it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The interviewer told me that I was his favorite interview so far. And I think my qualifications are a really good match for the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oh wow then that is really good! For someone to say that! You should be very proud of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44_conv:7689</text:p>
          </table:table-cell>
          <table:table-cell table:style-name="ce2" office:value-type="string" calcext:value-type="string">
            <text:p>content</text:p>
          </table:table-cell>
          <table:table-cell table:style-name="ce4" office:value-type="string" calcext:value-type="string">
            <text:p>I'm finally done drawing this character for a contest. I think I'm happy with it now.</text:p>
          </table:table-cell>
          <table:table-cell table:style-name="ce2" office:value-type="float" office:value="1" calcext:value-type="float">
            <text:p>1</text:p>
          </table:table-cell>
          <table:table-cell table:style-name="ce4" office:value-type="string" calcext:value-type="string">
            <text:p>I'm finally done drawing this character for a contest. I think I'm happy with it no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That's cool_comma_ I'm pretty bad at drawing_comma_ but you must be prett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m self-taught. Got into it because I like reading comics and like the 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That's awesome_comma_ I hope you win the cont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2_conv:1564</text:p>
          </table:table-cell>
          <table:table-cell table:style-name="ce2" office:value-type="string" calcext:value-type="string">
            <text:p>ashamed</text:p>
          </table:table-cell>
          <table:table-cell table:style-name="ce4" office:value-type="string" calcext:value-type="string">
            <text:p>A car hit me about 10 years. I awoke up in the morning naked and two womens wasking me for chirurgical operation. I felt so bad to be naked in front of people I don't know.</text:p>
          </table:table-cell>
          <table:table-cell table:style-name="ce2" office:value-type="float" office:value="7" calcext:value-type="float">
            <text:p>7</text:p>
          </table:table-cell>
          <table:table-cell table:style-name="ce4" office:value-type="string" calcext:value-type="string">
            <text:p>A car hit me about 10 years. I awoke up in the morning naked and two womens wasking me for chirurgical operation. I felt so bad to be naked in front of people I don't know.</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weren't thinking about the surgery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o because my brain was not working properly. I didn't know what was the surgery about. I awoke finding people washing my private part. I felt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would freak me out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92_conv:21585</text:p>
          </table:table-cell>
          <table:table-cell table:style-name="ce2" office:value-type="string" calcext:value-type="string">
            <text:p>ashamed</text:p>
          </table:table-cell>
          <table:table-cell table:style-name="ce4" office:value-type="string" calcext:value-type="string">
            <text:p>I got into an argument with my brother. I said things I shouldn't have said.</text:p>
          </table:table-cell>
          <table:table-cell table:style-name="ce2" office:value-type="float" office:value="239" calcext:value-type="float">
            <text:p>239</text:p>
          </table:table-cell>
          <table:table-cell table:style-name="ce4" office:value-type="string" calcext:value-type="string">
            <text:p>I got into a fight with my brother this weekend. I said some things I shouldn't have said.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f you regret what you did you should go apologise for you said to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I did apologize but I still can't shake the feeling that I went too far. I'm not proud of how I acted at 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 hope he can forgive you and help you forget about what you sa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6_conv:14712</text:p>
          </table:table-cell>
          <table:table-cell table:style-name="ce2" office:value-type="string" calcext:value-type="string">
            <text:p>anticipating</text:p>
          </table:table-cell>
          <table:table-cell table:style-name="ce4" office:value-type="string" calcext:value-type="string">
            <text:p>i am really looking forward to taking a few days away from work before the end of the year</text:p>
          </table:table-cell>
          <table:table-cell table:style-name="ce2" office:value-type="float" office:value="463" calcext:value-type="float">
            <text:p>463</text:p>
          </table:table-cell>
          <table:table-cell table:style-name="ce4" office:value-type="string" calcext:value-type="string">
            <text:p>i am really looking forward to taking a few days away from work before the end of the yea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you definitely need a break every now and then. Is it vacation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we haven't had one this year. it's mostly just cuz i'm burnt out at work and at my breaking poi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unds like you're really tired. Are you going to make it to the end of the year without a brea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don't know. somedays i worry about it. i hope s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09_conv:21018</text:p>
          </table:table-cell>
          <table:table-cell table:style-name="ce2" office:value-type="string" calcext:value-type="string">
            <text:p>annoyed</text:p>
          </table:table-cell>
          <table:table-cell table:style-name="ce4" office:value-type="string" calcext:value-type="string">
            <text:p>I recently was talking to my mom about the new dog my husband and I decided to get. Without any research she started talking about how mean the dog will be and how it's a bad breed. I didn't even get mad because I've had to correct so many people before_comma_ but it was definitely irritating.</text:p>
          </table:table-cell>
          <table:table-cell table:style-name="ce2" office:value-type="float" office:value="435" calcext:value-type="float">
            <text:p>435</text:p>
          </table:table-cell>
          <table:table-cell table:style-name="ce4" office:value-type="string" calcext:value-type="string">
            <text:p>I just can't stand it when people make uninformed remarks about a subject. My mom irritated me so bad by doing that the other da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Yes_comma_ it's annoying! People should put more thoughts into it before they decide to be so opinion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Agreed! My husband and I did a ton of research on a new puppy we were getting and she still found the worst article she could to act like she knew more than 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Oh_comma_ yes_comma_ I know. Some breeds get bad raps and people are so quick to judge! I used to have a pit bull who was a sweethe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68_conv:16937</text:p>
          </table:table-cell>
          <table:table-cell table:style-name="ce2" office:value-type="string" calcext:value-type="string">
            <text:p>nostalgic</text:p>
          </table:table-cell>
          <table:table-cell table:style-name="ce4" office:value-type="string" calcext:value-type="string">
            <text:p>I am feeling this way because my son will be turning 2 in a few months.</text:p>
          </table:table-cell>
          <table:table-cell table:style-name="ce2" office:value-type="float" office:value="123" calcext:value-type="float">
            <text:p>123</text:p>
          </table:table-cell>
          <table:table-cell table:style-name="ce4" office:value-type="string" calcext:value-type="string">
            <text:p>I'm feeling a little sad about my son turning two in a few month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they always seem to grow up so fa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ime goes by so f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but just think. The best is yet to c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11_conv:13822</text:p>
          </table:table-cell>
          <table:table-cell table:style-name="ce2" office:value-type="string" calcext:value-type="string">
            <text:p>terrified</text:p>
          </table:table-cell>
          <table:table-cell table:style-name="ce4" office:value-type="string" calcext:value-type="string">
            <text:p>I was out in a fishing boat last weekend in the ocean. I am very afraid of sharks and I was so nervous the whole time that we would see one.</text:p>
          </table:table-cell>
          <table:table-cell table:style-name="ce2" office:value-type="float" office:value="469" calcext:value-type="float">
            <text:p>469</text:p>
          </table:table-cell>
          <table:table-cell table:style-name="ce4" office:value-type="string" calcext:value-type="string">
            <text:p>I was out in a fishing boat last weekend_comma_ and I was afraid we would see some sharks. I am really afraid of them.</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harks are definitely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_comma_ I was sweating and shaking the whole time. I seen a show on the Discovery Channel about sharks once_comma_ and I've never been the same si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s where you went known to have shar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71_conv:12543</text:p>
          </table:table-cell>
          <table:table-cell table:style-name="ce2" office:value-type="string" calcext:value-type="string">
            <text:p>proud</text:p>
          </table:table-cell>
          <table:table-cell table:style-name="ce4" office:value-type="string" calcext:value-type="string">
            <text:p>I am so happy. <text:s/>I just won a medal this week. .... gold!</text:p>
          </table:table-cell>
          <table:table-cell table:style-name="ce2" office:value-type="float" office:value="160" calcext:value-type="float">
            <text:p>160</text:p>
          </table:table-cell>
          <table:table-cell table:style-name="ce4" office:value-type="string" calcext:value-type="string">
            <text:p>I am so happy! <text:s/>I won a medal this week.. gol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ow. My hearty congratulations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nk you very much.. <text:s text:c="2"/>I felt so good crossing that finish l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It is a proud mo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47_conv:18695</text:p>
          </table:table-cell>
          <table:table-cell table:style-name="ce2" office:value-type="string" calcext:value-type="string">
            <text:p>confident</text:p>
          </table:table-cell>
          <table:table-cell table:style-name="ce4" office:value-type="string" calcext:value-type="string">
            <text:p>i studied for days when i had a math test</text:p>
          </table:table-cell>
          <table:table-cell table:style-name="ce2" office:value-type="float" office:value="63" calcext:value-type="float">
            <text:p>63</text:p>
          </table:table-cell>
          <table:table-cell table:style-name="ce4" office:value-type="string" calcext:value-type="string">
            <text:p>i studied for days when i had a math tes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That's great_comma_ 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good i was very sure i would do well after all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Yep that's the way to d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18_conv:8236</text:p>
          </table:table-cell>
          <table:table-cell table:style-name="ce2" office:value-type="string" calcext:value-type="string">
            <text:p>caring</text:p>
          </table:table-cell>
          <table:table-cell table:style-name="ce4" office:value-type="string" calcext:value-type="string">
            <text:p>I feel very protective of the new dog I got in. She was very abused and is just a puppy! She is so docile_comma_ and was so starved_comma_ I can't help but feel extra protective of her.</text:p>
          </table:table-cell>
          <table:table-cell table:style-name="ce2" office:value-type="float" office:value="296" calcext:value-type="float">
            <text:p>296</text:p>
          </table:table-cell>
          <table:table-cell table:style-name="ce4" office:value-type="string" calcext:value-type="string">
            <text:p>I feel very protective of the new dog I got in. She was very abused and is just a puppy!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4" calcext:value-type="float">
            <text:p>224</text:p>
          </table:table-cell>
          <table:table-cell table:style-name="ce4" office:value-type="string" calcext:value-type="string">
            <text:p>Thats a sad thing to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She is so docile_comma_ and was so starved_comma_ I can't help but feel extra protective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4" calcext:value-type="float">
            <text:p>224</text:p>
          </table:table-cell>
          <table:table-cell table:style-name="ce4" office:value-type="string" calcext:value-type="string">
            <text:p>Thats good of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84_conv:18568</text:p>
          </table:table-cell>
          <table:table-cell table:style-name="ce2" office:value-type="string" calcext:value-type="string">
            <text:p>disappointed</text:p>
          </table:table-cell>
          <table:table-cell table:style-name="ce4" office:value-type="string" calcext:value-type="string">
            <text:p>I did not get the promotion this year. I feel down</text:p>
          </table:table-cell>
          <table:table-cell table:style-name="ce2" office:value-type="float" office:value="43" calcext:value-type="float">
            <text:p>43</text:p>
          </table:table-cell>
          <table:table-cell table:style-name="ce4" office:value-type="string" calcext:value-type="string">
            <text:p>I did not get the promotion this year. I feel little dow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I am sorry to hear that. You will get another chance I am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i know_comma_ but i am just bit disappoi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Don't feel too hard on yourself. I am sure you did your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0_conv:22340</text:p>
          </table:table-cell>
          <table:table-cell table:style-name="ce2" office:value-type="string" calcext:value-type="string">
            <text:p>joyful</text:p>
          </table:table-cell>
          <table:table-cell table:style-name="ce4" office:value-type="string" calcext:value-type="string">
            <text:p>Everyone in my family was always very happy during Christmas. t makes me happy to think of it.</text:p>
          </table:table-cell>
          <table:table-cell table:style-name="ce2" office:value-type="float" office:value="766" calcext:value-type="float">
            <text:p>766</text:p>
          </table:table-cell>
          <table:table-cell table:style-name="ce4" office:value-type="string" calcext:value-type="string">
            <text:p>My family always loved Christmastime. Thinking about christmas makes me happ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What is your favorite Christmas memo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Decorating the Christmas tree with my parents and the Christmas feast my mother used to cook. It was such a wonderful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That sounds like a pleasan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86_conv:24572</text:p>
          </table:table-cell>
          <table:table-cell table:style-name="ce2" office:value-type="string" calcext:value-type="string">
            <text:p>furious</text:p>
          </table:table-cell>
          <table:table-cell table:style-name="ce4" office:value-type="string" calcext:value-type="string">
            <text:p>I was pretty mad last week when my landlord was taking their time with replacing my ac. It was so hot</text:p>
          </table:table-cell>
          <table:table-cell table:style-name="ce2" office:value-type="float" office:value="126" calcext:value-type="float">
            <text:p>126</text:p>
          </table:table-cell>
          <table:table-cell table:style-name="ce4" office:value-type="string" calcext:value-type="string">
            <text:p>I was mad last week when my landlord was taking their time fixing my ac. It was so ho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as your landlord truly trying their best_comma_ or did they simply not care about your well-being at tha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not think they 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m so sorry to hear that. Some people are just cruel to others that are not within their social circ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23_conv:23847</text:p>
          </table:table-cell>
          <table:table-cell table:style-name="ce2" office:value-type="string" calcext:value-type="string">
            <text:p>afraid</text:p>
          </table:table-cell>
          <table:table-cell table:style-name="ce4" office:value-type="string" calcext:value-type="string">
            <text:p>my feelings might hurt me in the future</text:p>
          </table:table-cell>
          <table:table-cell table:style-name="ce2" office:value-type="float" office:value="568" calcext:value-type="float">
            <text:p>568</text:p>
          </table:table-cell>
          <table:table-cell table:style-name="ce4" office:value-type="string" calcext:value-type="string">
            <text:p>i am nervous and scared of my feelings_comma_ i feel like in the future they will hurt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nothing so far_comma_ but it's what migh thappen in the fu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hope all goes well so you're as happy as poss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02_conv:13404</text:p>
          </table:table-cell>
          <table:table-cell table:style-name="ce2" office:value-type="string" calcext:value-type="string">
            <text:p>apprehensive</text:p>
          </table:table-cell>
          <table:table-cell table:style-name="ce4" office:value-type="string" calcext:value-type="string">
            <text:p>I'm scared to go to the cottage</text:p>
          </table:table-cell>
          <table:table-cell table:style-name="ce2" office:value-type="float" office:value="509" calcext:value-type="float">
            <text:p>509</text:p>
          </table:table-cell>
          <table:table-cell table:style-name="ce4" office:value-type="string" calcext:value-type="string">
            <text:p>I'm scared to go to the cottag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is a big change. What is scaring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I don't like bu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te bugs too. You should exterminate before you move 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_conv:2047</text:p>
          </table:table-cell>
          <table:table-cell table:style-name="ce2" office:value-type="string" calcext:value-type="string">
            <text:p>lonely</text:p>
          </table:table-cell>
          <table:table-cell table:style-name="ce4" office:value-type="string" calcext:value-type="string">
            <text:p>Before I met my girlfriend and friend group_comma_ I was so lonely all the time</text:p>
          </table:table-cell>
          <table:table-cell table:style-name="ce2" office:value-type="float" office:value="10" calcext:value-type="float">
            <text:p>10</text:p>
          </table:table-cell>
          <table:table-cell table:style-name="ce4" office:value-type="string" calcext:value-type="string">
            <text:p>Before I met my girlfriend and friend group_comma_ I was so lonely all the ti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at's a shame - I'm glad that you've got friends now though. Why wa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was still finding myself and aI was very s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thikn lots of people are shy until they find where they bel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18_conv:12637</text:p>
          </table:table-cell>
          <table:table-cell table:style-name="ce2" office:value-type="string" calcext:value-type="string">
            <text:p>disgusted</text:p>
          </table:table-cell>
          <table:table-cell table:style-name="ce4" office:value-type="string" calcext:value-type="string">
            <text:p>Saw roadkill on my way home from work today. It was so nasty.</text:p>
          </table:table-cell>
          <table:table-cell table:style-name="ce2" office:value-type="float" office:value="209" calcext:value-type="float">
            <text:p>209</text:p>
          </table:table-cell>
          <table:table-cell table:style-name="ce4" office:value-type="string" calcext:value-type="string">
            <text:p>I saw roadkill on the way back home from work tod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Eww! <text:s/>I hope you were able to miss it and not drive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_comma_ I swerved far away from it. That thing was nas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Yeah_comma_ I certainly do not envy the person that has to clean those things up!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79_conv:14159</text:p>
          </table:table-cell>
          <table:table-cell table:style-name="ce2" office:value-type="string" calcext:value-type="string">
            <text:p>terrified</text:p>
          </table:table-cell>
          <table:table-cell table:style-name="ce4" office:value-type="string" calcext:value-type="string">
            <text:p>One time while I was camping_comma_ there was a giant rattle snake trying to attack us</text:p>
          </table:table-cell>
          <table:table-cell table:style-name="ce2" office:value-type="float" office:value="547" calcext:value-type="float">
            <text:p>547</text:p>
          </table:table-cell>
          <table:table-cell table:style-name="ce4" office:value-type="string" calcext:value-type="string">
            <text:p>One time while I was camping_comma_ there was a giant rattle snake trying to attack u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kill the sna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ope! I packed up and went straigh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too bad_comma_ will you ever camp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54_conv:11308</text:p>
          </table:table-cell>
          <table:table-cell table:style-name="ce2" office:value-type="string" calcext:value-type="string">
            <text:p>furious</text:p>
          </table:table-cell>
          <table:table-cell table:style-name="ce4" office:value-type="string" calcext:value-type="string">
            <text:p>i was pissed when my moviepass card didnt work</text:p>
          </table:table-cell>
          <table:table-cell table:style-name="ce2" office:value-type="float" office:value="238" calcext:value-type="float">
            <text:p>238</text:p>
          </table:table-cell>
          <table:table-cell table:style-name="ce4" office:value-type="string" calcext:value-type="string">
            <text:p>i was pissed when my moviepass card didnt wor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would feel the exact same way _comma_ how come it did not wor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y removed the movies from the app to prevent you from checking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 is a little aggravating _comma_ i would be pissed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77_conv:7555</text:p>
          </table:table-cell>
          <table:table-cell table:style-name="ce2" office:value-type="string" calcext:value-type="string">
            <text:p>angry</text:p>
          </table:table-cell>
          <table:table-cell table:style-name="ce4" office:value-type="string" calcext:value-type="string">
            <text:p>My dog decided to pee on my bed when I wasn't home. I just cleaned it too!</text:p>
          </table:table-cell>
          <table:table-cell table:style-name="ce2" office:value-type="float" office:value="234" calcext:value-type="float">
            <text:p>234</text:p>
          </table:table-cell>
          <table:table-cell table:style-name="ce4" office:value-type="string" calcext:value-type="string">
            <text:p>My dog decided to pee on my bed when I wasn't home. Little jer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Oh no! <text:s/>And that is hard to get out! <text:s/>Do you have a waterproof cover on the bed by any ch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Nope. I only discovered it when I tried to lay down on it too. So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oh YUCK! <text:s/>Well_comma_ I'd suggest a waterproof mattress cover just in case it happens again. <text:s/>At least if it does happen again_comma_ it won't get into the mattress and you can wash the rest of the bed clothes. <text:s/>I'm so sorry you discovered it that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28_conv:17056</text:p>
          </table:table-cell>
          <table:table-cell table:style-name="ce2" office:value-type="string" calcext:value-type="string">
            <text:p>surprised</text:p>
          </table:table-cell>
          <table:table-cell table:style-name="ce4" office:value-type="string" calcext:value-type="string">
            <text:p>I went for a walk in the park with my girlfriend_comma_ to our usual spot near the museum. When we got there_comma_ a giant festival was happening with games_comma_ performances and a fireworks display at sunset. It was delightful!</text:p>
          </table:table-cell>
          <table:table-cell table:style-name="ce2" office:value-type="float" office:value="117" calcext:value-type="float">
            <text:p>117</text:p>
          </table:table-cell>
          <table:table-cell table:style-name="ce4" office:value-type="string" calcext:value-type="string">
            <text:p>Sometimes life just hits you on the head with a good time. Like the other day when I went to the park with my girlfri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t sounds like a nic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t was_comma_ but not just because of a romantic walk. When we arrived_comma_ there was a festival with games_comma_ performances and a fireworks display after sunset! It was incred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ow that worked out perfec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86_conv:22373</text:p>
          </table:table-cell>
          <table:table-cell table:style-name="ce2" office:value-type="string" calcext:value-type="string">
            <text:p>sentimental</text:p>
          </table:table-cell>
          <table:table-cell table:style-name="ce4" office:value-type="string" calcext:value-type="string">
            <text:p>I found an old sketchbook that I have owned for years and flipped through it to see a ton of drawings I did when I was much younger.</text:p>
          </table:table-cell>
          <table:table-cell table:style-name="ce2" office:value-type="float" office:value="806" calcext:value-type="float">
            <text:p>806</text:p>
          </table:table-cell>
          <table:table-cell table:style-name="ce4" office:value-type="string" calcext:value-type="string">
            <text:p>I used to draw a lot when I was younger and I put a lot of emotion in to my wor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3" calcext:value-type="float">
            <text:p>803</text:p>
          </table:table-cell>
          <table:table-cell table:style-name="ce4" office:value-type="string" calcext:value-type="string">
            <text:p>Do you still draw? I was never talented in draw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6" calcext:value-type="float">
            <text:p>806</text:p>
          </table:table-cell>
          <table:table-cell table:style-name="ce4" office:value-type="string" calcext:value-type="string">
            <text:p>I don't draw anymore_comma_ so it brought back a lot of memories when I found an old sketchbook of m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3" calcext:value-type="float">
            <text:p>803</text:p>
          </table:table-cell>
          <table:table-cell table:style-name="ce4" office:value-type="string" calcext:value-type="string">
            <text:p>Oh i bet! Why did you stop draw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6" calcext:value-type="float">
            <text:p>806</text:p>
          </table:table-cell>
          <table:table-cell table:style-name="ce4" office:value-type="string" calcext:value-type="string">
            <text:p>I guess I just got busy with life_comma_ maybe I'll pick it back up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55_conv:6911</text:p>
          </table:table-cell>
          <table:table-cell table:style-name="ce2" office:value-type="string" calcext:value-type="string">
            <text:p>angry</text:p>
          </table:table-cell>
          <table:table-cell table:style-name="ce4" office:value-type="string" calcext:value-type="string">
            <text:p>it upset me when i couldnt leave work on time</text:p>
          </table:table-cell>
          <table:table-cell table:style-name="ce2" office:value-type="float" office:value="238" calcext:value-type="float">
            <text:p>238</text:p>
          </table:table-cell>
          <table:table-cell table:style-name="ce4" office:value-type="string" calcext:value-type="string">
            <text:p>it upset me when i couldnt leave work on ti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Aww_comma_ did you miss your pla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had to canc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Sorry to hear that my friend.. hopefully it works out better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64_conv:23928</text:p>
          </table:table-cell>
          <table:table-cell table:style-name="ce2" office:value-type="string" calcext:value-type="string">
            <text:p>nostalgic</text:p>
          </table:table-cell>
          <table:table-cell table:style-name="ce4" office:value-type="string" calcext:value-type="string">
            <text:p>I wish they would bring back VCRs.</text:p>
          </table:table-cell>
          <table:table-cell table:style-name="ce2" office:value-type="float" office:value="4" calcext:value-type="float">
            <text:p>4</text:p>
          </table:table-cell>
          <table:table-cell table:style-name="ce4" office:value-type="string" calcext:value-type="string">
            <text:p>I wish they would bring back VCR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 know. Those were the day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ike the fact you ha to rewind after view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 liked going to Blockbuster picking out mov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06_conv:7413</text:p>
          </table:table-cell>
          <table:table-cell table:style-name="ce2" office:value-type="string" calcext:value-type="string">
            <text:p>prepared</text:p>
          </table:table-cell>
          <table:table-cell table:style-name="ce4" office:value-type="string" calcext:value-type="string">
            <text:p>I'm getting ready to go back to school this semester. I bought all my books and organized my room to get ready.</text:p>
          </table:table-cell>
          <table:table-cell table:style-name="ce2" office:value-type="float" office:value="469" calcext:value-type="float">
            <text:p>469</text:p>
          </table:table-cell>
          <table:table-cell table:style-name="ce4" office:value-type="string" calcext:value-type="string">
            <text:p>I am going back to school this semester and decided to get everything ready well in advance.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Good for you. Being prepared is half the work of academi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_comma_ I try to stay as organized as possible. It helps stay on top of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It's hard to do_comma_ but so important. I'm not super smart_comma_ but I'm organized as heck. It makes a differen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12_conv:5224</text:p>
          </table:table-cell>
          <table:table-cell table:style-name="ce2" office:value-type="string" calcext:value-type="string">
            <text:p>sad</text:p>
          </table:table-cell>
          <table:table-cell table:style-name="ce4" office:value-type="string" calcext:value-type="string">
            <text:p>I am a little down because my computer stopped working yesterday.</text:p>
          </table:table-cell>
          <table:table-cell table:style-name="ce2" office:value-type="float" office:value="332" calcext:value-type="float">
            <text:p>332</text:p>
          </table:table-cell>
          <table:table-cell table:style-name="ce4" office:value-type="string" calcext:value-type="string">
            <text:p>I feel a bit down in the dumps no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What's got you feeling d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My computer suddenly stopped working yesterday_comma_ and I can't figure out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How inconvenient! Are you going to take it to a technici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I think that is my logical next step to get it fixed. I hope they can fix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1_conv:21862</text:p>
          </table:table-cell>
          <table:table-cell table:style-name="ce2" office:value-type="string" calcext:value-type="string">
            <text:p>surprised</text:p>
          </table:table-cell>
          <table:table-cell table:style-name="ce4" office:value-type="string" calcext:value-type="string">
            <text:p>It was my birthday and my whole family threw a party for me after work. It was so unexpected!</text:p>
          </table:table-cell>
          <table:table-cell table:style-name="ce2" office:value-type="float" office:value="725" calcext:value-type="float">
            <text:p>725</text:p>
          </table:table-cell>
          <table:table-cell table:style-name="ce4" office:value-type="string" calcext:value-type="string">
            <text:p>It was my birthday and my whole family threw a party for me after work. It was so unexpecte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at's so cool! Did they get you anything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hey got me a bunch of gift cards to my favorite stores. They are all so wonderful. I love them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ime to go shoppi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84_conv:3968</text:p>
          </table:table-cell>
          <table:table-cell table:style-name="ce2" office:value-type="string" calcext:value-type="string">
            <text:p>grateful</text:p>
          </table:table-cell>
          <table:table-cell table:style-name="ce4" office:value-type="string" calcext:value-type="string">
            <text:p>I feel so wonderful and blessed to have an amazing girlfriend. She is very understanding_comma_ like one time i was sick and she made me soup from scratch and a tea to help my throat.</text:p>
          </table:table-cell>
          <table:table-cell table:style-name="ce2" office:value-type="float" office:value="248" calcext:value-type="float">
            <text:p>248</text:p>
          </table:table-cell>
          <table:table-cell table:style-name="ce4" office:value-type="string" calcext:value-type="string">
            <text:p><text:s/>I feel so wonderful and blessed to have an amazing girlfriend. She is very understanding_comma_ like one time i was sick and she made me soup from scratch and a tea to help my throa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pretty cool. <text:s/>It always helps to have someone helping you when you're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eah she is simply amazing you know. I have never ha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had a girlfriend who was really caring. Baked me a birthday cake_comma_ made me a scarf_comma_ and bought me clothes...but I messed it up and we're no long together but you live and you lear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75_conv:2751</text:p>
          </table:table-cell>
          <table:table-cell table:style-name="ce2" office:value-type="string" calcext:value-type="string">
            <text:p>lonely</text:p>
          </table:table-cell>
          <table:table-cell table:style-name="ce4" office:value-type="string" calcext:value-type="string">
            <text:p>My wife has been in Europe for the past month for school. <text:s/>I've been mostly alone since she left_comma_ as we only recently moved and I don't really know anyone outside of work.</text:p>
          </table:table-cell>
          <table:table-cell table:style-name="ce2" office:value-type="float" office:value="310" calcext:value-type="float">
            <text:p>310</text:p>
          </table:table-cell>
          <table:table-cell table:style-name="ce4" office:value-type="string" calcext:value-type="string">
            <text:p>My wife went to Germany to attend a language course at the end of June. <text:s/>I've been mostly spending time with my dogs while she's been gone since we recently moved and I don't really know anyone outside of wor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4" calcext:value-type="float">
            <text:p>164</text:p>
          </table:table-cell>
          <table:table-cell table:style-name="ce4" office:value-type="string" calcext:value-type="string">
            <text:p>you should take the dogs to a dog park after work and meet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s a good idea. <text:s/>I don't know where there's a dog park near me_comma_ I should look int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4" calcext:value-type="float">
            <text:p>164</text:p>
          </table:table-cell>
          <table:table-cell table:style-name="ce4" office:value-type="string" calcext:value-type="string">
            <text:p>Definitely. I think even Waze app will tell you in you search 'around 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4_conv:21749</text:p>
          </table:table-cell>
          <table:table-cell table:style-name="ce2" office:value-type="string" calcext:value-type="string">
            <text:p>joyful</text:p>
          </table:table-cell>
          <table:table-cell table:style-name="ce4" office:value-type="string" calcext:value-type="string">
            <text:p>I am so happy today because my peacocks just had 3 babies! They are so cute!</text:p>
          </table:table-cell>
          <table:table-cell table:style-name="ce2" office:value-type="float" office:value="725" calcext:value-type="float">
            <text:p>725</text:p>
          </table:table-cell>
          <table:table-cell table:style-name="ce4" office:value-type="string" calcext:value-type="string">
            <text:p>I am so happy today because my peacocks just had 3 babies! They are so cut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that's the coolest thing ever I didn't know you could have them as pe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yes! I have 3 adult females and one male. I have had them for 5 years. They have names and I can call them and they come running to me. They are cool pe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My kids would love some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our neighbors can complain sometimes if they don't like noise. They can be noisy in mating sea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50_conv:19900</text:p>
          </table:table-cell>
          <table:table-cell table:style-name="ce2" office:value-type="string" calcext:value-type="string">
            <text:p>anxious</text:p>
          </table:table-cell>
          <table:table-cell table:style-name="ce4" office:value-type="string" calcext:value-type="string">
            <text:p>I'm waiting on some test results from the dr and it's taking forever. <text:s/>Don't they realize that all this waiting is worse than the actual test and result?</text:p>
          </table:table-cell>
          <table:table-cell table:style-name="ce2" office:value-type="float" office:value="56" calcext:value-type="float">
            <text:p>56</text:p>
          </table:table-cell>
          <table:table-cell table:style-name="ce4" office:value-type="string" calcext:value-type="string">
            <text:p>I'm waiting on some test results from the dr and it's taking forev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can be tough. I hope everything is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wish they would realize that all of this waiting is worse than the actual test and results! <text:s/>I'm sure it will be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Good luck with it 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94_conv:5188</text:p>
          </table:table-cell>
          <table:table-cell table:style-name="ce2" office:value-type="string" calcext:value-type="string">
            <text:p>apprehensive</text:p>
          </table:table-cell>
          <table:table-cell table:style-name="ce4" office:value-type="string" calcext:value-type="string">
            <text:p>I'm starting a new job in September. It makes me a bit nervous and scared about how I will fit in</text:p>
          </table:table-cell>
          <table:table-cell table:style-name="ce2" office:value-type="float" office:value="234" calcext:value-type="float">
            <text:p>234</text:p>
          </table:table-cell>
          <table:table-cell table:style-name="ce4" office:value-type="string" calcext:value-type="string">
            <text:p>I'm starting a new job in Septemb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That's awesome. What kind of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t's a plant manager job so I hope I get along with everyone. I'm somewhat scared that I wo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You'll do great! That's right up your all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_conv:147</text:p>
          </table:table-cell>
          <table:table-cell table:style-name="ce2" office:value-type="string" calcext:value-type="string">
            <text:p>afraid</text:p>
          </table:table-cell>
          <table:table-cell table:style-name="ce4" office:value-type="string" calcext:value-type="string">
            <text:p>I once saw a snake in the woods and got very scared.</text:p>
          </table:table-cell>
          <table:table-cell table:style-name="ce2" office:value-type="float" office:value="4" calcext:value-type="float">
            <text:p>4</text:p>
          </table:table-cell>
          <table:table-cell table:style-name="ce4" office:value-type="string" calcext:value-type="string">
            <text:p>I was in the woods and a snake came out of no w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Did it bite you? 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Luckily it did not. I was fine just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m glad you are ok. Some of those are poisonous and can ki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42_conv:5285</text:p>
          </table:table-cell>
          <table:table-cell table:style-name="ce2" office:value-type="string" calcext:value-type="string">
            <text:p>content</text:p>
          </table:table-cell>
          <table:table-cell table:style-name="ce4" office:value-type="string" calcext:value-type="string">
            <text:p>I went camping the other week_comma_ and I was so happy to not have to worry about the troubles of the world for a while. It was therapeutic_comma_ honestly. </text:p>
          </table:table-cell>
          <table:table-cell table:style-name="ce2" office:value-type="float" office:value="234" calcext:value-type="float">
            <text:p>234</text:p>
          </table:table-cell>
          <table:table-cell table:style-name="ce4" office:value-type="string" calcext:value-type="string">
            <text:p>I went camping the other week_comma_ and it was so nice to not worry about everything like I normally do</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I love camping. <text:s text:c="2"/>Was it relaxing? <text:s/>Sometimes camping can be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t was very relaxing. Camping can be work_comma_ but once you set things up it should be effortless. I really need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m glad.. it seems like we both are getting the vacations we ne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12_conv:24624</text:p>
          </table:table-cell>
          <table:table-cell table:style-name="ce2" office:value-type="string" calcext:value-type="string">
            <text:p>jealous</text:p>
          </table:table-cell>
          <table:table-cell table:style-name="ce4" office:value-type="string" calcext:value-type="string">
            <text:p>I live in an area with a lot of cottage properties. I see people with a lot of quads_comma_ boats and jet-skis that I wish I could afford.</text:p>
          </table:table-cell>
          <table:table-cell table:style-name="ce2" office:value-type="float" office:value="724" calcext:value-type="float">
            <text:p>724</text:p>
          </table:table-cell>
          <table:table-cell table:style-name="ce4" office:value-type="string" calcext:value-type="string">
            <text:p>I live in an area with a lot of cottage properties. It blows me away some of the toys people hav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Oooh like what kind of to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Boats_comma_ ATVs and jet-skis. Oh_comma_ motor homes too. I have a <text:s/>cano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Wow that sounds like fun.I love canoe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I don't have water access where I live but the beach is not far away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77_conv:7754</text:p>
          </table:table-cell>
          <table:table-cell table:style-name="ce2" office:value-type="string" calcext:value-type="string">
            <text:p>guilty</text:p>
          </table:table-cell>
          <table:table-cell table:style-name="ce4" office:value-type="string" calcext:value-type="string">
            <text:p>I felt bad when I lied to my friend last week. I just did not feel like hanging out</text:p>
          </table:table-cell>
          <table:table-cell table:style-name="ce2" office:value-type="float" office:value="126" calcext:value-type="float">
            <text:p>126</text:p>
          </table:table-cell>
          <table:table-cell table:style-name="ce4" office:value-type="string" calcext:value-type="string">
            <text:p>I lied to a friend last week and felt bad. I just did not feel like hanging ou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metimes that happens. Were you ti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as tired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pefully_comma_ you can make it up to your friend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7_conv:24214</text:p>
          </table:table-cell>
          <table:table-cell table:style-name="ce2" office:value-type="string" calcext:value-type="string">
            <text:p>embarrassed</text:p>
          </table:table-cell>
          <table:table-cell table:style-name="ce4" office:value-type="string" calcext:value-type="string">
            <text:p>One time I slipped on a banana peel</text:p>
          </table:table-cell>
          <table:table-cell table:style-name="ce2" office:value-type="float" office:value="547" calcext:value-type="float">
            <text:p>547</text:p>
          </table:table-cell>
          <table:table-cell table:style-name="ce4" office:value-type="string" calcext:value-type="string">
            <text:p>One time I slipped on a banana pee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aha no way_comma_ I thought that only happens in carto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ep_comma_ everyone was laughing a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m sorry but I probably would have_comma_ too. Hopefully you didn't get hur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00_conv:4801</text:p>
          </table:table-cell>
          <table:table-cell table:style-name="ce2" office:value-type="string" calcext:value-type="string">
            <text:p>anxious</text:p>
          </table:table-cell>
          <table:table-cell table:style-name="ce4" office:value-type="string" calcext:value-type="string">
            <text:p>I am anticipating a really long day tomorrow and it makes me nervous</text:p>
          </table:table-cell>
          <table:table-cell table:style-name="ce2" office:value-type="float" office:value="267" calcext:value-type="float">
            <text:p>267</text:p>
          </table:table-cell>
          <table:table-cell table:style-name="ce4" office:value-type="string" calcext:value-type="string">
            <text:p>I am anticipating a really long day tomorrow and it makes me nervou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What's happening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going to be really busy and hard to get out of work probab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you're able to tough it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64_conv:13929</text:p>
          </table:table-cell>
          <table:table-cell table:style-name="ce2" office:value-type="string" calcext:value-type="string">
            <text:p>grateful</text:p>
          </table:table-cell>
          <table:table-cell table:style-name="ce4" office:value-type="string" calcext:value-type="string">
            <text:p>I am feeling this way towards my husband because all that he does for me.</text:p>
          </table:table-cell>
          <table:table-cell table:style-name="ce2" office:value-type="float" office:value="123" calcext:value-type="float">
            <text:p>123</text:p>
          </table:table-cell>
          <table:table-cell table:style-name="ce4" office:value-type="string" calcext:value-type="string">
            <text:p>I am so thankful for my husba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hy? What did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He works so hard for our family so I can stay home with our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ow_comma_ that is very nice of him. It's to meet nice guys these days! You're lucky to have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22_conv:12045</text:p>
          </table:table-cell>
          <table:table-cell table:style-name="ce2" office:value-type="string" calcext:value-type="string">
            <text:p>surprised</text:p>
          </table:table-cell>
          <table:table-cell table:style-name="ce4" office:value-type="string" calcext:value-type="string">
            <text:p>i couldnt believe how beautiful the weather was when i woke up today</text:p>
          </table:table-cell>
          <table:table-cell table:style-name="ce2" office:value-type="float" office:value="44" calcext:value-type="float">
            <text:p>44</text:p>
          </table:table-cell>
          <table:table-cell table:style-name="ce4" office:value-type="string" calcext:value-type="string">
            <text:p>i couldnt believe how beautiful the weather was when i woke up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awesome_comma_ It is very hot where I live_comma_ so I am jeal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t has been really hot her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Well I'm glad you get to enjoy some nice weather for a chan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93_conv:6387</text:p>
          </table:table-cell>
          <table:table-cell table:style-name="ce2" office:value-type="string" calcext:value-type="string">
            <text:p>devastated</text:p>
          </table:table-cell>
          <table:table-cell table:style-name="ce4" office:value-type="string" calcext:value-type="string">
            <text:p>I was shocked when i wasnt approved for time off the other day</text:p>
          </table:table-cell>
          <table:table-cell table:style-name="ce2" office:value-type="float" office:value="238" calcext:value-type="float">
            <text:p>238</text:p>
          </table:table-cell>
          <table:table-cell table:style-name="ce4" office:value-type="string" calcext:value-type="string">
            <text:p>I was shocked when i wasnt approved for time off the other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y did they say n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oo much work.. no one able to take of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m so sorry.. I wish I could fix tha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2_conv:15844</text:p>
          </table:table-cell>
          <table:table-cell table:style-name="ce2" office:value-type="string" calcext:value-type="string">
            <text:p>annoyed</text:p>
          </table:table-cell>
          <table:table-cell table:style-name="ce4" office:value-type="string" calcext:value-type="string">
            <text:p>I'm annoyed with my new neighbors_comma_ it seems like they never go to sleep and make so much noise.</text:p>
          </table:table-cell>
          <table:table-cell table:style-name="ce2" office:value-type="float" office:value="448" calcext:value-type="float">
            <text:p>448</text:p>
          </table:table-cell>
          <table:table-cell table:style-name="ce4" office:value-type="string" calcext:value-type="string">
            <text:p>I'm annoyed with my new neighbors_comma_ it seems like they never go to sleep and make so much nois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Please call the police_comma_its called noise ab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what I plan on doing tonight if it happens again. <text:s/>It's so rude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Thats what you have to put up with with the wrong neighbo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28_conv:6656</text:p>
          </table:table-cell>
          <table:table-cell table:style-name="ce2" office:value-type="string" calcext:value-type="string">
            <text:p>faithful</text:p>
          </table:table-cell>
          <table:table-cell table:style-name="ce4" office:value-type="string" calcext:value-type="string">
            <text:p>I rejected an offer from a competitor company and wanted to stay in my current organisation out of loyalty</text:p>
          </table:table-cell>
          <table:table-cell table:style-name="ce2" office:value-type="float" office:value="155" calcext:value-type="float">
            <text:p>155</text:p>
          </table:table-cell>
          <table:table-cell table:style-name="ce4" office:value-type="string" calcext:value-type="string">
            <text:p>One of competitor companies made me an offer to join them_comma_ but i rejected it and wanted to stay in my current organization out of loyalt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0" calcext:value-type="float">
            <text:p>440</text:p>
          </table:table-cell>
          <table:table-cell table:style-name="ce4" office:value-type="string" calcext:value-type="string">
            <text:p>That sounds like you were confident in your decision. Did you think it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ndeed. I like my workplace_comma_ benefits and the overall atmosphere here. I think i made a wise choice to st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0" calcext:value-type="float">
            <text:p>440</text:p>
          </table:table-cell>
          <table:table-cell table:style-name="ce4" office:value-type="string" calcext:value-type="string">
            <text:p>That sounds like you were happy with the decision that you mad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04_conv:23008</text:p>
          </table:table-cell>
          <table:table-cell table:style-name="ce2" office:value-type="string" calcext:value-type="string">
            <text:p>annoyed</text:p>
          </table:table-cell>
          <table:table-cell table:style-name="ce4" office:value-type="string" calcext:value-type="string">
            <text:p>I went to the movies and sat in behind a group of kids who talked throughout the entire movie. It was hard to focus on the movie with their constant blabbering.</text:p>
          </table:table-cell>
          <table:table-cell table:style-name="ce2" office:value-type="float" office:value="766" calcext:value-type="float">
            <text:p>766</text:p>
          </table:table-cell>
          <table:table-cell table:style-name="ce4" office:value-type="string" calcext:value-type="string">
            <text:p>I went to watch a movie and sat behind a group of kids who talked the whole time. It was hard to enjoy the movi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6" calcext:value-type="float">
            <text:p>336</text:p>
          </table:table-cell>
          <table:table-cell table:style-name="ce4" office:value-type="string" calcext:value-type="string">
            <text:p>did you tell them to stop spe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did tell them to stop. They ignored me. and snickered instead. It was irrit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6" calcext:value-type="float">
            <text:p>336</text:p>
          </table:table-cell>
          <table:table-cell table:style-name="ce4" office:value-type="string" calcext:value-type="string">
            <text:p>i bet .Next time call the people in char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24_conv:20848</text:p>
          </table:table-cell>
          <table:table-cell table:style-name="ce2" office:value-type="string" calcext:value-type="string">
            <text:p>joyful</text:p>
          </table:table-cell>
          <table:table-cell table:style-name="ce4" office:value-type="string" calcext:value-type="string">
            <text:p>Last week_comma_ <text:s/>my dad bought me a gold watch for my birthday _comma_ I was so happy </text:p>
          </table:table-cell>
          <table:table-cell table:style-name="ce2" office:value-type="float" office:value="686" calcext:value-type="float">
            <text:p>686</text:p>
          </table:table-cell>
          <table:table-cell table:style-name="ce4" office:value-type="string" calcext:value-type="string">
            <text:p>During my birthday_comma_ <text:s/>my dad bought me a gold watch _comma_ I was so happ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What a lovely gift. I'm sure that you will always treasure it because it came from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Oh yes _comma_ I longed for that you know _comma_ but he surprise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Makes it even better that you didn't know you were getting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78_conv:7756</text:p>
          </table:table-cell>
          <table:table-cell table:style-name="ce2" office:value-type="string" calcext:value-type="string">
            <text:p>disappointed</text:p>
          </table:table-cell>
          <table:table-cell table:style-name="ce4" office:value-type="string" calcext:value-type="string">
            <text:p>i was saddened when i couldnt get out of work on time</text:p>
          </table:table-cell>
          <table:table-cell table:style-name="ce2" office:value-type="float" office:value="238" calcext:value-type="float">
            <text:p>238</text:p>
          </table:table-cell>
          <table:table-cell table:style-name="ce4" office:value-type="string" calcext:value-type="string">
            <text:p>i was saddened when i couldnt get out of work on ti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_comma_ that's always tough and frustrating. <text:s/>What kept you behind? <text:s/>Does it happen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y just dont let you leave if there is too much work left to comple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how my job works too. <text:s/>Some days I find myself eating dinner very late because we got stuck behind at work. <text:s/>I try to just stay thankful that I have a job though! <text:s/>What do you do to decompress once you're h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46_conv:9093</text:p>
          </table:table-cell>
          <table:table-cell table:style-name="ce2" office:value-type="string" calcext:value-type="string">
            <text:p>trusting</text:p>
          </table:table-cell>
          <table:table-cell table:style-name="ce4" office:value-type="string" calcext:value-type="string">
            <text:p>I stopped trusting people because of how I was treated last time I borrowed money out</text:p>
          </table:table-cell>
          <table:table-cell table:style-name="ce2" office:value-type="float" office:value="237" calcext:value-type="float">
            <text:p>237</text:p>
          </table:table-cell>
          <table:table-cell table:style-name="ce4" office:value-type="string" calcext:value-type="string">
            <text:p>I stopped trusting people because of how I was treated last time I borrowed money ou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bet .that is always a tough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es_comma_ they didn't pay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are you still civil with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49_conv:10498</text:p>
          </table:table-cell>
          <table:table-cell table:style-name="ce2" office:value-type="string" calcext:value-type="string">
            <text:p>angry</text:p>
          </table:table-cell>
          <table:table-cell table:style-name="ce4" office:value-type="string" calcext:value-type="string">
            <text:p>i was mad when i saw a huge dent in my door</text:p>
          </table:table-cell>
          <table:table-cell table:style-name="ce2" office:value-type="float" office:value="238" calcext:value-type="float">
            <text:p>238</text:p>
          </table:table-cell>
          <table:table-cell table:style-name="ce4" office:value-type="string" calcext:value-type="string">
            <text:p>i was mad when i saw a huge dent in my doo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h no_comma_ that's terrible! Do you know who d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ide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 hope it's not too expensive to fix!</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64_conv:8529</text:p>
          </table:table-cell>
          <table:table-cell table:style-name="ce2" office:value-type="string" calcext:value-type="string">
            <text:p>afraid</text:p>
          </table:table-cell>
          <table:table-cell table:style-name="ce4" office:value-type="string" calcext:value-type="string">
            <text:p>About 6 years ago I was diagnosed with cancer.</text:p>
          </table:table-cell>
          <table:table-cell table:style-name="ce2" office:value-type="float" office:value="475" calcext:value-type="float">
            <text:p>475</text:p>
          </table:table-cell>
          <table:table-cell table:style-name="ce4" office:value-type="string" calcext:value-type="string">
            <text:p>About 6 years ago I was diagnosed with canc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_comma_ I so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nk you_comma_ it was a very scary situation to be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Hope you are doing better. I'll pra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m doing good now after the chemo and radiation. It is in total remission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Good for you! stay health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98_conv:11397</text:p>
          </table:table-cell>
          <table:table-cell table:style-name="ce2" office:value-type="string" calcext:value-type="string">
            <text:p>joyful</text:p>
          </table:table-cell>
          <table:table-cell table:style-name="ce4" office:value-type="string" calcext:value-type="string">
            <text:p>On christmas morning last year_comma_ i got everything i wanted.</text:p>
          </table:table-cell>
          <table:table-cell table:style-name="ce2" office:value-type="float" office:value="9" calcext:value-type="float">
            <text:p>9</text:p>
          </table:table-cell>
          <table:table-cell table:style-name="ce4" office:value-type="string" calcext:value-type="string">
            <text:p>A women to take care of myself!</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y girlfriend is what I got for christm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thats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float" office:value="5" calcext:value-type="float">
            <text:p>5</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39_conv:7479</text:p>
          </table:table-cell>
          <table:table-cell table:style-name="ce2" office:value-type="string" calcext:value-type="string">
            <text:p>caring</text:p>
          </table:table-cell>
          <table:table-cell table:style-name="ce4" office:value-type="string" calcext:value-type="string">
            <text:p>It was so nice to see that my friends had my back. My spouse recently left me and my kids. My friends brought food over and even babysit while I ran errands.</text:p>
          </table:table-cell>
          <table:table-cell table:style-name="ce2" office:value-type="float" office:value="139" calcext:value-type="float">
            <text:p>139</text:p>
          </table:table-cell>
          <table:table-cell table:style-name="ce4" office:value-type="string" calcext:value-type="string">
            <text:p>When my spouse walked out on me and my kids I was so glad to have my friends. They brought me food and babysat for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Oh that's awful! How many kids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have two. My friends were there for me when I needed them most. I am so grateful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That's wonderful. <text:s/>It's good to have good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45_conv:14291</text:p>
          </table:table-cell>
          <table:table-cell table:style-name="ce2" office:value-type="string" calcext:value-type="string">
            <text:p>proud</text:p>
          </table:table-cell>
          <table:table-cell table:style-name="ce4" office:value-type="string" calcext:value-type="string">
            <text:p>I made a brilliant pizza the other day</text:p>
          </table:table-cell>
          <table:table-cell table:style-name="ce2" office:value-type="float" office:value="196" calcext:value-type="float">
            <text:p>196</text:p>
          </table:table-cell>
          <table:table-cell table:style-name="ce4" office:value-type="string" calcext:value-type="string">
            <text:p>I made a great pizza the other 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what kind of pizz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Just cheese and tomato - but it was excell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sounds so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37_conv:8275</text:p>
          </table:table-cell>
          <table:table-cell table:style-name="ce2" office:value-type="string" calcext:value-type="string">
            <text:p>anticipating</text:p>
          </table:table-cell>
          <table:table-cell table:style-name="ce4" office:value-type="string" calcext:value-type="string">
            <text:p>i cant wait for my new raise to kick in!</text:p>
          </table:table-cell>
          <table:table-cell table:style-name="ce2" office:value-type="float" office:value="238" calcext:value-type="float">
            <text:p>238</text:p>
          </table:table-cell>
          <table:table-cell table:style-name="ce4" office:value-type="string" calcext:value-type="string">
            <text:p>i cant wait for my new raise to kick in!</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ngratulations! I wish I could get a ra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y come in handy.. even a little raise that pays for an extra tank of gas is wor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so true. I would take anything right abou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30_conv:3261</text:p>
          </table:table-cell>
          <table:table-cell table:style-name="ce2" office:value-type="string" calcext:value-type="string">
            <text:p>excited</text:p>
          </table:table-cell>
          <table:table-cell table:style-name="ce4" office:value-type="string" calcext:value-type="string">
            <text:p>I can't wait! <text:s/>I am going on a vacation to Rome_comma_ Italy in a couple weeks!</text:p>
          </table:table-cell>
          <table:table-cell table:style-name="ce2" office:value-type="float" office:value="277" calcext:value-type="float">
            <text:p>277</text:p>
          </table:table-cell>
          <table:table-cell table:style-name="ce4" office:value-type="string" calcext:value-type="string">
            <text:p>I can't wait! I am going on a vacation to Rome_comma_ Italy in a couple week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Oooo_comma_ that sounds fun. Will you visit that giant place where gladiators fou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will be visiting all of the old historic Roman sites! <text:s/>I am a huge history buff and have wanted to visit there for the longes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ell_comma_ now I know where I want to visit too. Great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67_conv:22735</text:p>
          </table:table-cell>
          <table:table-cell table:style-name="ce2" office:value-type="string" calcext:value-type="string">
            <text:p>sentimental</text:p>
          </table:table-cell>
          <table:table-cell table:style-name="ce4" office:value-type="string" calcext:value-type="string">
            <text:p>I was looking through the attic and found a box of childhood toys. They brought back so many memories! </text:p>
          </table:table-cell>
          <table:table-cell table:style-name="ce2" office:value-type="float" office:value="387" calcext:value-type="float">
            <text:p>387</text:p>
          </table:table-cell>
          <table:table-cell table:style-name="ce4" office:value-type="string" calcext:value-type="string">
            <text:p>I was looking through the attic and found a box of childhood toys. They brought back so many memories!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6" calcext:value-type="float">
            <text:p>826</text:p>
          </table:table-cell>
          <table:table-cell table:style-name="ce4" office:value-type="string" calcext:value-type="string">
            <text:p>That must have really been a wonderful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was nice to find them all and think back to those simpler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6" calcext:value-type="float">
            <text:p>826</text:p>
          </table:table-cell>
          <table:table-cell table:style-name="ce4" office:value-type="string" calcext:value-type="string">
            <text:p>Yeah childhood ends way too fast it's great when we have a chance to reflect on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2_conv:1464</text:p>
          </table:table-cell>
          <table:table-cell table:style-name="ce2" office:value-type="string" calcext:value-type="string">
            <text:p>excited</text:p>
          </table:table-cell>
          <table:table-cell table:style-name="ce4" office:value-type="string" calcext:value-type="string">
            <text:p>You have to be happy in order to live long</text:p>
          </table:table-cell>
          <table:table-cell table:style-name="ce2" office:value-type="float" office:value="189" calcext:value-type="float">
            <text:p>189</text:p>
          </table:table-cell>
          <table:table-cell table:style-name="ce4" office:value-type="string" calcext:value-type="string">
            <text:p>You need to be happy for you to live long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of course_comma_ like they say happiness is contagious_comma_ if you are happy everything around you stays happy and it will be hard to die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9" calcext:value-type="float">
            <text:p>189</text:p>
          </table:table-cell>
          <table:table-cell table:style-name="ce4" office:value-type="string" calcext:value-type="string">
            <text:p>Yeah for sure_comma_ that's why I always like to be happ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Also your home stays blessed because you become a more better partn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09_conv:16418</text:p>
          </table:table-cell>
          <table:table-cell table:style-name="ce2" office:value-type="string" calcext:value-type="string">
            <text:p>excited</text:p>
          </table:table-cell>
          <table:table-cell table:style-name="ce4" office:value-type="string" calcext:value-type="string">
            <text:p>I have a family reunion coming up soon. I can't wait to see my relatives that I hadn't seen in a while.</text:p>
          </table:table-cell>
          <table:table-cell table:style-name="ce2" office:value-type="float" office:value="286" calcext:value-type="float">
            <text:p>286</text:p>
          </table:table-cell>
          <table:table-cell table:style-name="ce4" office:value-type="string" calcext:value-type="string">
            <text:p>I have a family reunion to go to in about two weeks. I'm so stoked. There are a lot of family members I haven't seen in a while and I'd love to catch up with.</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o you have a rather larg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d say so_comma_ yeah. So it's going to be a ton of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Will you have music and d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Sure will. One of our family members is a DJ and so he'll be playing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69_conv:16138</text:p>
          </table:table-cell>
          <table:table-cell table:style-name="ce2" office:value-type="string" calcext:value-type="string">
            <text:p>nostalgic</text:p>
          </table:table-cell>
          <table:table-cell table:style-name="ce4" office:value-type="string" calcext:value-type="string">
            <text:p>This new trailer for Spyro Remastered really has me thinking about the times I used to play the original. The old friend I played it with I don't keep in touch with anymore.</text:p>
          </table:table-cell>
          <table:table-cell table:style-name="ce2" office:value-type="float" office:value="599" calcext:value-type="float">
            <text:p>599</text:p>
          </table:table-cell>
          <table:table-cell table:style-name="ce4" office:value-type="string" calcext:value-type="string">
            <text:p>I'm looking forward to this new gam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Which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The new Spyro Remastered. It really makes feel think back to when I used to play the original with an old friend of mi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ve actually haven't played that series. When does it com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t comes out next mon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63_conv:16527</text:p>
          </table:table-cell>
          <table:table-cell table:style-name="ce2" office:value-type="string" calcext:value-type="string">
            <text:p>apprehensive</text:p>
          </table:table-cell>
          <table:table-cell table:style-name="ce4" office:value-type="string" calcext:value-type="string">
            <text:p>Lifting some weight I didn't think I could handle.</text:p>
          </table:table-cell>
          <table:table-cell table:style-name="ce2" office:value-type="float" office:value="437" calcext:value-type="float">
            <text:p>437</text:p>
          </table:table-cell>
          <table:table-cell table:style-name="ce4" office:value-type="string" calcext:value-type="string">
            <text:p>I had some hesitations when I was at the gym today_comma_ thought I wouldn't be able to handle the weight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How'd it turn out? Congrats on deciding to lead a healthier life_comma_ by the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decided to focus on the music that was blasting_comma_ just tried switching up what I play in the gym_comma_ it sounds like vikings are bringing me into batt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the exact same way in the gym. Music is a huge motivator for me. One time my phone died while in the gym and the rest of the workout was so low energ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7_conv:15094</text:p>
          </table:table-cell>
          <table:table-cell table:style-name="ce2" office:value-type="string" calcext:value-type="string">
            <text:p>nostalgic</text:p>
          </table:table-cell>
          <table:table-cell table:style-name="ce4" office:value-type="string" calcext:value-type="string">
            <text:p>When I clean my cupboard_comma_ I got my old dress which is my favorite. It reminds me my old memories.</text:p>
          </table:table-cell>
          <table:table-cell table:style-name="ce2" office:value-type="float" office:value="43" calcext:value-type="float">
            <text:p>43</text:p>
          </table:table-cell>
          <table:table-cell table:style-name="ce4" office:value-type="string" calcext:value-type="string">
            <text:p>I got my old favorite dress when I clean my cupboar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hat color is your favorite dr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pink. My childhood choice is this! It reminds me my child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That sounds very nice_comma_ so glad you have that dr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6_conv:4453</text:p>
          </table:table-cell>
          <table:table-cell table:style-name="ce2" office:value-type="string" calcext:value-type="string">
            <text:p>nostalgic</text:p>
          </table:table-cell>
          <table:table-cell table:style-name="ce4" office:value-type="string" calcext:value-type="string">
            <text:p>I watched the first Spiderman with Tobey Mcguire yesterday. Such a flashback to the past.</text:p>
          </table:table-cell>
          <table:table-cell table:style-name="ce2" office:value-type="float" office:value="269" calcext:value-type="float">
            <text:p>269</text:p>
          </table:table-cell>
          <table:table-cell table:style-name="ce4" office:value-type="string" calcext:value-type="string">
            <text:p>I watched the first Spiderman with Tobey Mcguire yesterday. Such a flashback to the pas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used to have the DVD but I sold all of the to upgrade to Bluray. I havent seen that in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Me too_comma_ last time I saw it I was a little kid. It was very nostalg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 ;ast spiderman movie was really good. Did you se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65_conv:9930</text:p>
          </table:table-cell>
          <table:table-cell table:style-name="ce2" office:value-type="string" calcext:value-type="string">
            <text:p>anxious</text:p>
          </table:table-cell>
          <table:table-cell table:style-name="ce4" office:value-type="string" calcext:value-type="string">
            <text:p>I am so worried about my dog. He doesn't want to move around very much any more.</text:p>
          </table:table-cell>
          <table:table-cell table:style-name="ce2" office:value-type="float" office:value="139" calcext:value-type="float">
            <text:p>139</text:p>
          </table:table-cell>
          <table:table-cell table:style-name="ce4" office:value-type="string" calcext:value-type="string">
            <text:p>I am worried my dog's health is failing. He doesn't move around that much any more and looks at me with sad ey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 am sorry to hear that! I hope your dog gets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Me too. Maybe he is not feeling well. I will take him to the vet to get check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s good! I will be praying for you and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09_conv:14018</text:p>
          </table:table-cell>
          <table:table-cell table:style-name="ce2" office:value-type="string" calcext:value-type="string">
            <text:p>caring</text:p>
          </table:table-cell>
          <table:table-cell table:style-name="ce4" office:value-type="string" calcext:value-type="string">
            <text:p>I work at a an animal shelter. It's so nice taking care of the animals. </text:p>
          </table:table-cell>
          <table:table-cell table:style-name="ce2" office:value-type="float" office:value="478" calcext:value-type="float">
            <text:p>478</text:p>
          </table:table-cell>
          <table:table-cell table:style-name="ce4" office:value-type="string" calcext:value-type="string">
            <text:p>I work at an animal shelter and it's such rewarding job. It feel so good to be taking care of the animals ther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My daughter is thinking about that career track. <text:s/>Is it hard though when an animal doesn't m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it really is_comma_ but we try our best if that is likely to minimize the pai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would be the only thing that would keep me from it. <text:s/>I admire those that care for our animals_comma_ so thanks to you for being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72_conv:11144</text:p>
          </table:table-cell>
          <table:table-cell table:style-name="ce2" office:value-type="string" calcext:value-type="string">
            <text:p>surprised</text:p>
          </table:table-cell>
          <table:table-cell table:style-name="ce4" office:value-type="string" calcext:value-type="string">
            <text:p>Ordered some pho_comma_ and the delivery guy gave me pizza_comma_ too.</text:p>
          </table:table-cell>
          <table:table-cell table:style-name="ce2" office:value-type="float" office:value="1" calcext:value-type="float">
            <text:p>1</text:p>
          </table:table-cell>
          <table:table-cell table:style-name="ce4" office:value-type="string" calcext:value-type="string">
            <text:p>Ordered some pho_comma_ and the delivery guy gave me pizza_comma_ too.</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ow_comma_ what a lucky da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eck yea_comma_ I love pizza. Should last me a few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Pizza is my absolute favorite_comma_ I could eat it for the rest of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06_conv:5812</text:p>
          </table:table-cell>
          <table:table-cell table:style-name="ce2" office:value-type="string" calcext:value-type="string">
            <text:p>embarrassed</text:p>
          </table:table-cell>
          <table:table-cell table:style-name="ce4" office:value-type="string" calcext:value-type="string">
            <text:p>I am mortified. <text:s/>I was going to the bank and tried to open the door. <text:s/>I kept pulling and pulling until I realized I was supposed to push. <text:s/>Unfortunately_comma_ a bunch of people saw me.</text:p>
          </table:table-cell>
          <table:table-cell table:style-name="ce2" office:value-type="float" office:value="277" calcext:value-type="float">
            <text:p>277</text:p>
          </table:table-cell>
          <table:table-cell table:style-name="ce4" office:value-type="string" calcext:value-type="string">
            <text:p>I am mortified. I was going to the bank and tried to open the door. I kept pulling and pulling until I realized I was supposed to push. Unfortunately_comma_ a bunch of people saw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 had a similar experience the other day at the gas station. It's terrible when that stuff happe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wish nobody had seen my. <text:s/>There was no good way to play it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Yeah but people are only amused because something they fear is happening to someone else. Those people don't matter and it's happened to every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80_conv:17560</text:p>
          </table:table-cell>
          <table:table-cell table:style-name="ce2" office:value-type="string" calcext:value-type="string">
            <text:p>hopeful</text:p>
          </table:table-cell>
          <table:table-cell table:style-name="ce4" office:value-type="string" calcext:value-type="string">
            <text:p>My daughter starts public school for the first time in 3 years. I think she is going to do well</text:p>
          </table:table-cell>
          <table:table-cell table:style-name="ce2" office:value-type="float" office:value="607" calcext:value-type="float">
            <text:p>607</text:p>
          </table:table-cell>
          <table:table-cell table:style-name="ce4" office:value-type="string" calcext:value-type="string">
            <text:p>My daughter starts public school for the first time in 3 years! I think she is going to do great but she's a little bit nervou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grade is she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She is in 5th gr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kind of school was she at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We have been homeschooling. I'm having to go back to work now_comma_ so she's not too happy about it. I think she will be just fine that. She's well socializ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05_conv:12210</text:p>
          </table:table-cell>
          <table:table-cell table:style-name="ce2" office:value-type="string" calcext:value-type="string">
            <text:p>trusting</text:p>
          </table:table-cell>
          <table:table-cell table:style-name="ce4" office:value-type="string" calcext:value-type="string">
            <text:p>I know my friend is going to come through this weekend. He gave me his word</text:p>
          </table:table-cell>
          <table:table-cell table:style-name="ce2" office:value-type="float" office:value="126" calcext:value-type="float">
            <text:p>126</text:p>
          </table:table-cell>
          <table:table-cell table:style-name="ce4" office:value-type="string" calcext:value-type="string">
            <text:p>I know my friend is going to come through this weekend. I trust his wor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great that you have such trust in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is my best friend so it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 is a true friend that's worth having for a lifetime if possible. I am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99_conv:18199</text:p>
          </table:table-cell>
          <table:table-cell table:style-name="ce2" office:value-type="string" calcext:value-type="string">
            <text:p>terrified</text:p>
          </table:table-cell>
          <table:table-cell table:style-name="ce4" office:value-type="string" calcext:value-type="string">
            <text:p>I saw a scorpion in my house. It was huge and it ran under my couch before I could kill it.</text:p>
          </table:table-cell>
          <table:table-cell table:style-name="ce2" office:value-type="float" office:value="481" calcext:value-type="float">
            <text:p>481</text:p>
          </table:table-cell>
          <table:table-cell table:style-name="ce4" office:value-type="string" calcext:value-type="string">
            <text:p>I saw a scorpion in my house yesterday and still haven't found i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god. Was it bi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es_comma_ im scared to sleep! It ran under couch last time I sa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ll_comma_ maybe look at its lifespan? Maybe it'll die if you end up not finding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82_conv:16964</text:p>
          </table:table-cell>
          <table:table-cell table:style-name="ce2" office:value-type="string" calcext:value-type="string">
            <text:p>grateful</text:p>
          </table:table-cell>
          <table:table-cell table:style-name="ce4" office:value-type="string" calcext:value-type="string">
            <text:p>A friend bought me my movie ticket yesterday. It was a nice gesture by him</text:p>
          </table:table-cell>
          <table:table-cell table:style-name="ce2" office:value-type="float" office:value="126" calcext:value-type="float">
            <text:p>126</text:p>
          </table:table-cell>
          <table:table-cell table:style-name="ce4" office:value-type="string" calcext:value-type="string">
            <text:p>A friend bought my movie ticket yesterday. It was a nice gesture by him</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very nice_comma_ what movie did you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 new mission impossible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How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very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8_conv:597</text:p>
          </table:table-cell>
          <table:table-cell table:style-name="ce2" office:value-type="string" calcext:value-type="string">
            <text:p>confident</text:p>
          </table:table-cell>
          <table:table-cell table:style-name="ce4" office:value-type="string" calcext:value-type="string">
            <text:p>I know I will pass my English class.</text:p>
          </table:table-cell>
          <table:table-cell table:style-name="ce2" office:value-type="float" office:value="4" calcext:value-type="float">
            <text:p>4</text:p>
          </table:table-cell>
          <table:table-cell table:style-name="ce4" office:value-type="string" calcext:value-type="string">
            <text:p>I know I will pass my English clas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Cool. What makes you so conf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ave studied and know the materi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gotta love easy credit when you put in the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72_conv:2544</text:p>
          </table:table-cell>
          <table:table-cell table:style-name="ce2" office:value-type="string" calcext:value-type="string">
            <text:p>lonely</text:p>
          </table:table-cell>
          <table:table-cell table:style-name="ce4" office:value-type="string" calcext:value-type="string">
            <text:p>My dad just passed away. Even though I haven't lived near him to be able to see him often in a long time_comma_ I really feel his missed presence. It just feels... strange.</text:p>
          </table:table-cell>
          <table:table-cell table:style-name="ce2" office:value-type="float" office:value="273" calcext:value-type="float">
            <text:p>273</text:p>
          </table:table-cell>
          <table:table-cell table:style-name="ce4" office:value-type="string" calcext:value-type="string">
            <text:p>My dad just passed away. Even though I haven't lived near him to be able to see him often in a long time_comma_ I really feel his missed presence. It just feels... strang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m sorry to hear that_comma_ I hope he is in a better place now! How old was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e was only 67. He struggled with a heart condition most of his life. Thanks for the kind wo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Oh wow_comma_ I can't imagine losing my dad at 67. I hope you make it through these hard times_comma_ stay st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40_conv:10680</text:p>
          </table:table-cell>
          <table:table-cell table:style-name="ce2" office:value-type="string" calcext:value-type="string">
            <text:p>content</text:p>
          </table:table-cell>
          <table:table-cell table:style-name="ce4" office:value-type="string" calcext:value-type="string">
            <text:p>Yesterday I let my kids play on their waterslide while I sit and watched.</text:p>
          </table:table-cell>
          <table:table-cell table:style-name="ce2" office:value-type="float" office:value="53" calcext:value-type="float">
            <text:p>53</text:p>
          </table:table-cell>
          <table:table-cell table:style-name="ce4" office:value-type="string" calcext:value-type="string">
            <text:p>Yesterday I was so content. i sat outside and watched my kids play on their waterslid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o peaceful and relaxing right? What a beautiful sigh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I love watching them play and enjoy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would too if I could sit outside and enjoy it like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I get to sit under the tree too and get some sha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51_conv:4103</text:p>
          </table:table-cell>
          <table:table-cell table:style-name="ce2" office:value-type="string" calcext:value-type="string">
            <text:p>caring</text:p>
          </table:table-cell>
          <table:table-cell table:style-name="ce4" office:value-type="string" calcext:value-type="string">
            <text:p>I love my wife so much.</text:p>
          </table:table-cell>
          <table:table-cell table:style-name="ce2" office:value-type="float" office:value="75" calcext:value-type="float">
            <text:p>75</text:p>
          </table:table-cell>
          <table:table-cell table:style-name="ce4" office:value-type="string" calcext:value-type="string">
            <text:p>I love my wife so much.She is the center of my lif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that's nice! I haven't considered that yet as I'm still quite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f you ever find your soulmate like I did_comma_ you are gonna be very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hope so one day! It's a goal of min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88_conv:3377</text:p>
          </table:table-cell>
          <table:table-cell table:style-name="ce2" office:value-type="string" calcext:value-type="string">
            <text:p>disappointed</text:p>
          </table:table-cell>
          <table:table-cell table:style-name="ce4" office:value-type="string" calcext:value-type="string">
            <text:p>I just found out my state is last in education in the entire country.</text:p>
          </table:table-cell>
          <table:table-cell table:style-name="ce2" office:value-type="float" office:value="286" calcext:value-type="float">
            <text:p>286</text:p>
          </table:table-cell>
          <table:table-cell table:style-name="ce4" office:value-type="string" calcext:value-type="string">
            <text:p>I'm a little saddened to hear my state came last in education.</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state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on't surprise you_comma_ but it's Louisian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does surprise me ac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ell people often make jokes about people from the south not being very bright! I guess the jokes aren't too far from the tru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46_conv:22492</text:p>
          </table:table-cell>
          <table:table-cell table:style-name="ce2" office:value-type="string" calcext:value-type="string">
            <text:p>trusting</text:p>
          </table:table-cell>
          <table:table-cell table:style-name="ce4" office:value-type="string" calcext:value-type="string">
            <text:p>I let my daughter ride her skateboard in the road by her self the other day. I was still close by watching_comma_ but I think she is pretty good at looking out for cars on her own.</text:p>
          </table:table-cell>
          <table:table-cell table:style-name="ce2" office:value-type="float" office:value="231" calcext:value-type="float">
            <text:p>231</text:p>
          </table:table-cell>
          <table:table-cell table:style-name="ce4" office:value-type="string" calcext:value-type="string">
            <text:p>I let my daughter ride in the road by herself on her skateboard the other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Oh wow. <text:s/>How did s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She did great. She's pretty good about looking out for c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That's awesome! <text:s/>That's great exercis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93_conv:16787</text:p>
          </table:table-cell>
          <table:table-cell table:style-name="ce2" office:value-type="string" calcext:value-type="string">
            <text:p>lonely</text:p>
          </table:table-cell>
          <table:table-cell table:style-name="ce4" office:value-type="string" calcext:value-type="string">
            <text:p>When my kids are in school_comma_ I get lonely sometimes.</text:p>
          </table:table-cell>
          <table:table-cell table:style-name="ce2" office:value-type="float" office:value="53" calcext:value-type="float">
            <text:p>53</text:p>
          </table:table-cell>
          <table:table-cell table:style-name="ce4" office:value-type="string" calcext:value-type="string">
            <text:p>I get lonely when my kids are at school sometime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eah I can see how it could be lonely. It's so quiet when they are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mean I enjoy the peace sometimes_comma_ but after an hour or so_comma_ it just feels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 it is like an imbalance in the house some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_comma_ I don't know what to do with myself half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78_conv:15956</text:p>
          </table:table-cell>
          <table:table-cell table:style-name="ce2" office:value-type="string" calcext:value-type="string">
            <text:p>embarrassed</text:p>
          </table:table-cell>
          <table:table-cell table:style-name="ce4" office:value-type="string" calcext:value-type="string">
            <text:p>i dropped my groceries in the parking lot</text:p>
          </table:table-cell>
          <table:table-cell table:style-name="ce2" office:value-type="float" office:value="44" calcext:value-type="float">
            <text:p>44</text:p>
          </table:table-cell>
          <table:table-cell table:style-name="ce4" office:value-type="string" calcext:value-type="string">
            <text:p>i dropped my groceries in the parking lo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 no_comma_ how awful for you! I hope people helped you to pick them up (and didn't help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 grabbed the cans that rolled away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Glad you find humor in it! I dropped a bottle of water once_comma_ which rolled under the car. I was liv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28_conv:12857</text:p>
          </table:table-cell>
          <table:table-cell table:style-name="ce2" office:value-type="string" calcext:value-type="string">
            <text:p>devastated</text:p>
          </table:table-cell>
          <table:table-cell table:style-name="ce4" office:value-type="string" calcext:value-type="string">
            <text:p>When I received my rejection letter from the college I applied to</text:p>
          </table:table-cell>
          <table:table-cell table:style-name="ce2" office:value-type="float" office:value="516" calcext:value-type="float">
            <text:p>516</text:p>
          </table:table-cell>
          <table:table-cell table:style-name="ce4" office:value-type="string" calcext:value-type="string">
            <text:p>I didn't got accepted in the college I applied t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Oh I'm sorry. That must suck. Any second cho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s_comma_ but I haven't received a letter from them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m sure you'll get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Thanks for the good vibes_comma_ I hope you are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78_conv:14157</text:p>
          </table:table-cell>
          <table:table-cell table:style-name="ce2" office:value-type="string" calcext:value-type="string">
            <text:p>impressed</text:p>
          </table:table-cell>
          <table:table-cell table:style-name="ce4" office:value-type="string" calcext:value-type="string">
            <text:p>My friend dropped his phone but dived and caught it</text:p>
          </table:table-cell>
          <table:table-cell table:style-name="ce2" office:value-type="float" office:value="63" calcext:value-type="float">
            <text:p>63</text:p>
          </table:table-cell>
          <table:table-cell table:style-name="ce4" office:value-type="string" calcext:value-type="string">
            <text:p>My friend dropped his phone but dived and caught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pretty good reflexes on his p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surprise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So many of my friends have cracked phones so I guess mine are clumsi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5_conv:2430</text:p>
          </table:table-cell>
          <table:table-cell table:style-name="ce2" office:value-type="string" calcext:value-type="string">
            <text:p>sad</text:p>
          </table:table-cell>
          <table:table-cell table:style-name="ce4" office:value-type="string" calcext:value-type="string">
            <text:p>Yesterday_comma_ I got fired from my job. I was so sad.</text:p>
          </table:table-cell>
          <table:table-cell table:style-name="ce2" office:value-type="float" office:value="209" calcext:value-type="float">
            <text:p>209</text:p>
          </table:table-cell>
          <table:table-cell table:style-name="ce4" office:value-type="string" calcext:value-type="string">
            <text:p>Yesterday was an awful day for me...I got fired from my job.</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 I'm so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nks for your condolences. I'm doing alright_comma_ trying to get over it. Have you ever been fired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 but I've had my hours so reduced that it wasn't working going to work due to everything going to union dues and transport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71_conv:8343</text:p>
          </table:table-cell>
          <table:table-cell table:style-name="ce2" office:value-type="string" calcext:value-type="string">
            <text:p>disappointed</text:p>
          </table:table-cell>
          <table:table-cell table:style-name="ce4" office:value-type="string" calcext:value-type="string">
            <text:p>I was very much confident about my career earlier. After a few years of my degree_comma_ I'll lose the hope.</text:p>
          </table:table-cell>
          <table:table-cell table:style-name="ce2" office:value-type="float" office:value="43" calcext:value-type="float">
            <text:p>43</text:p>
          </table:table-cell>
          <table:table-cell table:style-name="ce4" office:value-type="string" calcext:value-type="string">
            <text:p>I lose my confidence about my career slowl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 finished my degree 4 years back. But still am unable to fit any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rry to hear that_comma_ I wish you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44_conv:23688</text:p>
          </table:table-cell>
          <table:table-cell table:style-name="ce2" office:value-type="string" calcext:value-type="string">
            <text:p>content</text:p>
          </table:table-cell>
          <table:table-cell table:style-name="ce4" office:value-type="string" calcext:value-type="string">
            <text:p>i'm grateful for my life.</text:p>
          </table:table-cell>
          <table:table-cell table:style-name="ce2" office:value-type="float" office:value="717" calcext:value-type="float">
            <text:p>717</text:p>
          </table:table-cell>
          <table:table-cell table:style-name="ce4" office:value-type="string" calcext:value-type="string">
            <text:p>do you ever just feel so grateful that you're aliv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 feel that every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t's the most amazing feeling ever right? it feels like the universe gives us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wish people understood how precious life really 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0_conv:1280</text:p>
          </table:table-cell>
          <table:table-cell table:style-name="ce2" office:value-type="string" calcext:value-type="string">
            <text:p>jealous</text:p>
          </table:table-cell>
          <table:table-cell table:style-name="ce4" office:value-type="string" calcext:value-type="string">
            <text:p>Some greedy pliticians are doing it again</text:p>
          </table:table-cell>
          <table:table-cell table:style-name="ce2" office:value-type="float" office:value="181" calcext:value-type="float">
            <text:p>181</text:p>
          </table:table-cell>
          <table:table-cell table:style-name="ce4" office:value-type="string" calcext:value-type="string">
            <text:p>They cannot leave power because of gre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Greed consumes all. By the way who are you implying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Some politicians around the glo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otally agree. They say one thing and do another just to keep in pow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55_conv:24511</text:p>
          </table:table-cell>
          <table:table-cell table:style-name="ce2" office:value-type="string" calcext:value-type="string">
            <text:p>anxious</text:p>
          </table:table-cell>
          <table:table-cell table:style-name="ce4" office:value-type="string" calcext:value-type="string">
            <text:p>I've got a first date in about an hour.</text:p>
          </table:table-cell>
          <table:table-cell table:style-name="ce2" office:value-type="float" office:value="244" calcext:value-type="float">
            <text:p>244</text:p>
          </table:table-cell>
          <table:table-cell table:style-name="ce4" office:value-type="string" calcext:value-type="string">
            <text:p>I've got a first date in about an hou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Nice_comma_ hope you hav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hope I will.. I'm a little nervous.. typical first date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m sure it'll go swimming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hope s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83_conv:11567</text:p>
          </table:table-cell>
          <table:table-cell table:style-name="ce2" office:value-type="string" calcext:value-type="string">
            <text:p>impressed</text:p>
          </table:table-cell>
          <table:table-cell table:style-name="ce4" office:value-type="string" calcext:value-type="string">
            <text:p>My new Tesla drove on autopilot perfectly.</text:p>
          </table:table-cell>
          <table:table-cell table:style-name="ce2" office:value-type="float" office:value="59" calcext:value-type="float">
            <text:p>59</text:p>
          </table:table-cell>
          <table:table-cell table:style-name="ce4" office:value-type="string" calcext:value-type="string">
            <text:p>My new Tesla drove on autopilot effortlessly on the highway.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Amazing. Is that even legal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m not sure_comma_ I had my hands just above the wheel though. I was really impressed that it drove s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at's cool. Were you sc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30_conv:7661</text:p>
          </table:table-cell>
          <table:table-cell table:style-name="ce2" office:value-type="string" calcext:value-type="string">
            <text:p>guilty</text:p>
          </table:table-cell>
          <table:table-cell table:style-name="ce4" office:value-type="string" calcext:value-type="string">
            <text:p>i feel bad for never having money to participate in work get togethers</text:p>
          </table:table-cell>
          <table:table-cell table:style-name="ce2" office:value-type="float" office:value="463" calcext:value-type="float">
            <text:p>463</text:p>
          </table:table-cell>
          <table:table-cell table:style-name="ce4" office:value-type="string" calcext:value-type="string">
            <text:p>i feel bad for never having money to participate in work function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know that feeling. What do you tell your cowork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i've brought lunch or i have lunch plans tha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think you risk not building social ties with your coworkers but sometimes you have no cho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can barely pay our bills and get gas and food. i hate to do it but i don't have $5 for a pizza party of $10 for so and so's retire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00_conv:15000</text:p>
          </table:table-cell>
          <table:table-cell table:style-name="ce2" office:value-type="string" calcext:value-type="string">
            <text:p>devastated</text:p>
          </table:table-cell>
          <table:table-cell table:style-name="ce4" office:value-type="string" calcext:value-type="string">
            <text:p>My cat ran away from home. I'm starting to think he'll never come back.</text:p>
          </table:table-cell>
          <table:table-cell table:style-name="ce2" office:value-type="float" office:value="530" calcext:value-type="float">
            <text:p>530</text:p>
          </table:table-cell>
          <table:table-cell table:style-name="ce4" office:value-type="string" calcext:value-type="string">
            <text:p>My can ran away last week.</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Did you mean c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Yes_comma_ I'm sorry. I'm just so upset I can barely see to type. I'm beginning to think he isn't coming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ll sometimes cats like to roam around. I hope he comes back soon. I love ca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88_conv:6176</text:p>
          </table:table-cell>
          <table:table-cell table:style-name="ce2" office:value-type="string" calcext:value-type="string">
            <text:p>content</text:p>
          </table:table-cell>
          <table:table-cell table:style-name="ce4" office:value-type="string" calcext:value-type="string">
            <text:p>Going to the lake after work. Can't wait to see all the dogs and just relax.</text:p>
          </table:table-cell>
          <table:table-cell table:style-name="ce2" office:value-type="float" office:value="1" calcext:value-type="float">
            <text:p>1</text:p>
          </table:table-cell>
          <table:table-cell table:style-name="ce4" office:value-type="string" calcext:value-type="string">
            <text:p>Going to the lake after work. Can't wait to see all the dogs and just relax.</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That sounds so relaxing! What kind of dog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don't have a dog myself. I just like seeing the dogs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Dogs are a good source of entertain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94_conv:24388</text:p>
          </table:table-cell>
          <table:table-cell table:style-name="ce2" office:value-type="string" calcext:value-type="string">
            <text:p>proud</text:p>
          </table:table-cell>
          <table:table-cell table:style-name="ce4" office:value-type="string" calcext:value-type="string">
            <text:p>My 4 year old just learned how to write his name.</text:p>
          </table:table-cell>
          <table:table-cell table:style-name="ce2" office:value-type="float" office:value="557" calcext:value-type="float">
            <text:p>557</text:p>
          </table:table-cell>
          <table:table-cell table:style-name="ce4" office:value-type="string" calcext:value-type="string">
            <text:p>So my 4 year old just learned how to spell his name last wee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that is cool! I bet you are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I am! I've been working so hard with him late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t is paying off. That is such a fun 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81_conv:7963</text:p>
          </table:table-cell>
          <table:table-cell table:style-name="ce2" office:value-type="string" calcext:value-type="string">
            <text:p>nostalgic</text:p>
          </table:table-cell>
          <table:table-cell table:style-name="ce4" office:value-type="string" calcext:value-type="string">
            <text:p>I wish I was 18 again. <text:s/>Things were so different back then.</text:p>
          </table:table-cell>
          <table:table-cell table:style-name="ce2" office:value-type="float" office:value="160" calcext:value-type="float">
            <text:p>160</text:p>
          </table:table-cell>
          <table:table-cell table:style-name="ce4" office:value-type="string" calcext:value-type="string">
            <text:p>Ahhhh I wish I was 18 again.. Things were so different back then..</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n what ways do you m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ell i had my parents back then.. and sodas were only a quar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ow they were over $2 when I was 18!</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Candy bars.. 25 cents too. <text:s/>Cigarettes.. 75 cen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84_conv:16968</text:p>
          </table:table-cell>
          <table:table-cell table:style-name="ce2" office:value-type="string" calcext:value-type="string">
            <text:p>excited</text:p>
          </table:table-cell>
          <table:table-cell table:style-name="ce4" office:value-type="string" calcext:value-type="string">
            <text:p>When my mom enrolled in school after 25 years. She is studying nursing./</text:p>
          </table:table-cell>
          <table:table-cell table:style-name="ce2" office:value-type="float" office:value="375" calcext:value-type="float">
            <text:p>375</text:p>
          </table:table-cell>
          <table:table-cell table:style-name="ce4" office:value-type="string" calcext:value-type="string">
            <text:p>So proud of my moth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ou should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She just started school again_comma_ nur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ow that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99_conv:6199</text:p>
          </table:table-cell>
          <table:table-cell table:style-name="ce2" office:value-type="string" calcext:value-type="string">
            <text:p>proud</text:p>
          </table:table-cell>
          <table:table-cell table:style-name="ce4" office:value-type="string" calcext:value-type="string">
            <text:p>My son finished 6th grade on the honor roll.</text:p>
          </table:table-cell>
          <table:table-cell table:style-name="ce2" office:value-type="float" office:value="53" calcext:value-type="float">
            <text:p>53</text:p>
          </table:table-cell>
          <table:table-cell table:style-name="ce4" office:value-type="string" calcext:value-type="string">
            <text:p>I'm so proud of my son who just finished 6th grad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Wow! 6th grade_comma_ that's amazing. Are you planning on celeb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He finished on the A honor roll. We actually went to Dave and Buster's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Fun! He must be really passionate about learn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he really does enjoy. He's always telling me about stuff he's lear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That's really special_comma_ and a great attitude to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ah he does pretty well. He's a good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Looks like the future is bright for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58_conv:19317</text:p>
          </table:table-cell>
          <table:table-cell table:style-name="ce2" office:value-type="string" calcext:value-type="string">
            <text:p>anxious</text:p>
          </table:table-cell>
          <table:table-cell table:style-name="ce4" office:value-type="string" calcext:value-type="string">
            <text:p>I was nervous for my mom's surprise party</text:p>
          </table:table-cell>
          <table:table-cell table:style-name="ce2" office:value-type="float" office:value="259" calcext:value-type="float">
            <text:p>259</text:p>
          </table:table-cell>
          <table:table-cell table:style-name="ce4" office:value-type="string" calcext:value-type="string">
            <text:p>I was nervous for my mom's surprise part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Not sure if everyone who RSVP'd would show up. People are so flaky the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oh god yes i know what you mean_comma_ any ideas what you wanna d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66_conv:11733</text:p>
          </table:table-cell>
          <table:table-cell table:style-name="ce2" office:value-type="string" calcext:value-type="string">
            <text:p>excited</text:p>
          </table:table-cell>
          <table:table-cell table:style-name="ce4" office:value-type="string" calcext:value-type="string">
            <text:p>word are not enough to express how happy I am about my new car</text:p>
          </table:table-cell>
          <table:table-cell table:style-name="ce2" office:value-type="float" office:value="237" calcext:value-type="float">
            <text:p>237</text:p>
          </table:table-cell>
          <table:table-cell table:style-name="ce4" office:value-type="string" calcext:value-type="string">
            <text:p>word are not enough to express how happy I am about my new c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s great! What kind of car did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GMC <text:s/>Denali</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is a sweet ri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16_conv:2833</text:p>
          </table:table-cell>
          <table:table-cell table:style-name="ce2" office:value-type="string" calcext:value-type="string">
            <text:p>anxious</text:p>
          </table:table-cell>
          <table:table-cell table:style-name="ce4" office:value-type="string" calcext:value-type="string">
            <text:p>I have a toothache. It has been getting worse for the past month. I don't want to go to the dentist though. I hate going.</text:p>
          </table:table-cell>
          <table:table-cell table:style-name="ce2" office:value-type="float" office:value="243" calcext:value-type="float">
            <text:p>243</text:p>
          </table:table-cell>
          <table:table-cell table:style-name="ce4" office:value-type="string" calcext:value-type="string">
            <text:p>My tooth has been hurting for over a month and keeps getting wors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5" calcext:value-type="float">
            <text:p>245</text:p>
          </table:table-cell>
          <table:table-cell table:style-name="ce4" office:value-type="string" calcext:value-type="string">
            <text:p>I'm sorry to hear that. <text:s/>Tooth pain is something awful to have to deal with.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Yes and I do not want to go to the dentist. I hate the denti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5" calcext:value-type="float">
            <text:p>245</text:p>
          </table:table-cell>
          <table:table-cell table:style-name="ce4" office:value-type="string" calcext:value-type="string">
            <text:p>Going isn't fun_comma_ but unfortunately it's necessary some times. I hope you feel better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91_conv:10782</text:p>
          </table:table-cell>
          <table:table-cell table:style-name="ce2" office:value-type="string" calcext:value-type="string">
            <text:p>lonely</text:p>
          </table:table-cell>
          <table:table-cell table:style-name="ce4" office:value-type="string" calcext:value-type="string">
            <text:p>When my wife left me last year. I felt like I had nobody</text:p>
          </table:table-cell>
          <table:table-cell table:style-name="ce2" office:value-type="float" office:value="506" calcext:value-type="float">
            <text:p>506</text:p>
          </table:table-cell>
          <table:table-cell table:style-name="ce4" office:value-type="string" calcext:value-type="string">
            <text:p>Last week my wife left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m sorry that is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Yeah_comma_ I felt like I had nobody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eventually you will feel better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44_conv:24489</text:p>
          </table:table-cell>
          <table:table-cell table:style-name="ce2" office:value-type="string" calcext:value-type="string">
            <text:p>afraid</text:p>
          </table:table-cell>
          <table:table-cell table:style-name="ce4" office:value-type="string" calcext:value-type="string">
            <text:p>Sometimes I feel scared for no reason</text:p>
          </table:table-cell>
          <table:table-cell table:style-name="ce2" office:value-type="float" office:value="437" calcext:value-type="float">
            <text:p>437</text:p>
          </table:table-cell>
          <table:table-cell table:style-name="ce4" office:value-type="string" calcext:value-type="string">
            <text:p>I wake up with chills sometimes for no reaso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bizarre_comma_ have you had this seen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think it's from dreams that I'm not able to rec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odd_comma_ are you afraid when you wake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90_conv:18980</text:p>
          </table:table-cell>
          <table:table-cell table:style-name="ce2" office:value-type="string" calcext:value-type="string">
            <text:p>surprised</text:p>
          </table:table-cell>
          <table:table-cell table:style-name="ce4" office:value-type="string" calcext:value-type="string">
            <text:p>One time for my birthday my college friends "kidnapped" me and put me in the trunk of a car and dunked me in a fountain</text:p>
          </table:table-cell>
          <table:table-cell table:style-name="ce2" office:value-type="float" office:value="420" calcext:value-type="float">
            <text:p>420</text:p>
          </table:table-cell>
          <table:table-cell table:style-name="ce4" office:value-type="string" calcext:value-type="string">
            <text:p>One time as a surprise for my birthday_comma_ my college friends "kidnapped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Oh my goodness_comma_ that must have been terrifying until you figured out what was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Nah - I knew that they were just having fun with me! <text:s/>I was blindfolded and put in the trunk of a big car (I am ti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ell at least you had a good time. <text:s/>Did they do something nice for you af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Well they took me to a local fountain and dunked me in it! <text:s/>It was warm out so it was funny and I liked that they cared about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2_conv:21744</text:p>
          </table:table-cell>
          <table:table-cell table:style-name="ce2" office:value-type="string" calcext:value-type="string">
            <text:p>surprised</text:p>
          </table:table-cell>
          <table:table-cell table:style-name="ce4" office:value-type="string" calcext:value-type="string">
            <text:p>A friend sent me a gift box.</text:p>
          </table:table-cell>
          <table:table-cell table:style-name="ce2" office:value-type="float" office:value="727" calcext:value-type="float">
            <text:p>727</text:p>
          </table:table-cell>
          <table:table-cell table:style-name="ce4" office:value-type="string" calcext:value-type="string">
            <text:p>My friend just sent me a box with bath bombs and a spa k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That sounds wonderful! <text:s/>Do you get to use them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 They are awesome and I feel so much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I haven't had a chance to try bath bombs yet. <text:s/>But my daughter in-law loves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9_conv:1018</text:p>
          </table:table-cell>
          <table:table-cell table:style-name="ce2" office:value-type="string" calcext:value-type="string">
            <text:p>anticipating</text:p>
          </table:table-cell>
          <table:table-cell table:style-name="ce4" office:value-type="string" calcext:value-type="string">
            <text:p>when i applied to college for the first time and waiting to see if i got accepted </text:p>
          </table:table-cell>
          <table:table-cell table:style-name="ce2" office:value-type="float" office:value="175" calcext:value-type="float">
            <text:p>175</text:p>
          </table:table-cell>
          <table:table-cell table:style-name="ce4" office:value-type="string" calcext:value-type="string">
            <text:p>hey i just applied for my top college today and i'm hoping to get the letter soon to see if I get accept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Awesome! <text:s/>Thats exciting. <text:s/>What college are you applying 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i'm applying to my local college its called samfor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s awesome! <text:s/>I wish you the best of luck in your future stud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thank you very much i am defintely hoping for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09_conv:3619</text:p>
          </table:table-cell>
          <table:table-cell table:style-name="ce2" office:value-type="string" calcext:value-type="string">
            <text:p>devastated</text:p>
          </table:table-cell>
          <table:table-cell table:style-name="ce4" office:value-type="string" calcext:value-type="string">
            <text:p>when my daughter broke her tooth </text:p>
          </table:table-cell>
          <table:table-cell table:style-name="ce2" office:value-type="float" office:value="11" calcext:value-type="float">
            <text:p>11</text:p>
          </table:table-cell>
          <table:table-cell table:style-name="ce4" office:value-type="string" calcext:value-type="string">
            <text:p>The worst thing happened the other da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tell me more about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My daughter fell and chipped her toot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oh my go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12_conv:6624</text:p>
          </table:table-cell>
          <table:table-cell table:style-name="ce2" office:value-type="string" calcext:value-type="string">
            <text:p>prepared</text:p>
          </table:table-cell>
          <table:table-cell table:style-name="ce4" office:value-type="string" calcext:value-type="string">
            <text:p>I thought it would rain so i brought an umbrella</text:p>
          </table:table-cell>
          <table:table-cell table:style-name="ce2" office:value-type="float" office:value="63" calcext:value-type="float">
            <text:p>63</text:p>
          </table:table-cell>
          <table:table-cell table:style-name="ce4" office:value-type="string" calcext:value-type="string">
            <text:p>I thought it would rain so i brought an umbrella last nigh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Do you live in a place where it regularly rain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ot really its sometimes th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As it is summer_comma_ i was a bit surprised to see raining in your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51_conv:13303</text:p>
          </table:table-cell>
          <table:table-cell table:style-name="ce2" office:value-type="string" calcext:value-type="string">
            <text:p>confident</text:p>
          </table:table-cell>
          <table:table-cell table:style-name="ce4" office:value-type="string" calcext:value-type="string">
            <text:p>I have a big interview coming up. I am feeling pretty good about doing well.</text:p>
          </table:table-cell>
          <table:table-cell table:style-name="ce2" office:value-type="float" office:value="297" calcext:value-type="float">
            <text:p>297</text:p>
          </table:table-cell>
          <table:table-cell table:style-name="ce4" office:value-type="string" calcext:value-type="string">
            <text:p>I have a big interview tomorrow. Im feeling pretty good about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exciting! I hope everything will go good. just be you and i'm sure they will lov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really prepared and I think I am a great fit for the role. Should g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love your confid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56_conv:16912</text:p>
          </table:table-cell>
          <table:table-cell table:style-name="ce2" office:value-type="string" calcext:value-type="string">
            <text:p>ashamed</text:p>
          </table:table-cell>
          <table:table-cell table:style-name="ce4" office:value-type="string" calcext:value-type="string">
            <text:p>When I was a teen_comma_ I worked as a server at a restaurant. My family_comma_ including my grandmother came to sit in my section_comma_ and the host informed them I was picking up my grandmother from the airport. I was mortified.</text:p>
          </table:table-cell>
          <table:table-cell table:style-name="ce2" office:value-type="float" office:value="117" calcext:value-type="float">
            <text:p>117</text:p>
          </table:table-cell>
          <table:table-cell table:style-name="ce4" office:value-type="string" calcext:value-type="string">
            <text:p>Playing hookey can be really fun. But sometimes it backfire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When I was a teenager_comma_ I called in to the restaurant and told them I had to pick up my grandmother from an aiport hours away. Wouldn't you know it my family came in (including my grandma) and asked to be sat in my s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Sometimes things like these happens. Don't worry. But playing hookey is a fun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94_conv:23788</text:p>
          </table:table-cell>
          <table:table-cell table:style-name="ce2" office:value-type="string" calcext:value-type="string">
            <text:p>apprehensive</text:p>
          </table:table-cell>
          <table:table-cell table:style-name="ce4" office:value-type="string" calcext:value-type="string">
            <text:p>A time that I felt uneasy and anxious was waiting for my son to find out if he was accepted to a prestigious college.</text:p>
          </table:table-cell>
          <table:table-cell table:style-name="ce2" office:value-type="float" office:value="45" calcext:value-type="float">
            <text:p>45</text:p>
          </table:table-cell>
          <table:table-cell table:style-name="ce4" office:value-type="string" calcext:value-type="string">
            <text:p>My son applied to a prestigious college and the wait killed us. I was anxious and nervous waiting to see if he was accept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DID HE GET ACCEPTED? I HOP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He did! He's in his 3rd year_comma_ going to be an Aerospace Engineer_comma_ so we are very proud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OMG that's amazing_comma_ good on him! you must be so pro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14_conv:14628</text:p>
          </table:table-cell>
          <table:table-cell table:style-name="ce2" office:value-type="string" calcext:value-type="string">
            <text:p>devastated</text:p>
          </table:table-cell>
          <table:table-cell table:style-name="ce4" office:value-type="string" calcext:value-type="string">
            <text:p>I was crushed when i didnt win the lottery</text:p>
          </table:table-cell>
          <table:table-cell table:style-name="ce2" office:value-type="float" office:value="238" calcext:value-type="float">
            <text:p>238</text:p>
          </table:table-cell>
          <table:table-cell table:style-name="ce4" office:value-type="string" calcext:value-type="string">
            <text:p>i was crushed when i didnt win the lotter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_comma_ the odds are not in your fav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now you tell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a_comma_ its never bad to try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20_conv:9040</text:p>
          </table:table-cell>
          <table:table-cell table:style-name="ce2" office:value-type="string" calcext:value-type="string">
            <text:p>proud</text:p>
          </table:table-cell>
          <table:table-cell table:style-name="ce4" office:value-type="string" calcext:value-type="string">
            <text:p>One of my friends seemed like one of the last people to get a girlfriend in the friend group. Instead he turned out to be one of the first.</text:p>
          </table:table-cell>
          <table:table-cell table:style-name="ce2" office:value-type="float" office:value="55" calcext:value-type="float">
            <text:p>55</text:p>
          </table:table-cell>
          <table:table-cell table:style-name="ce4" office:value-type="string" calcext:value-type="string">
            <text:p>One of my friends just got a girlfriend and it was really surprising that he would get one before the rest of u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Why were you surprised? Is he s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He's pretty shy and also because he is just not great with women over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Some girls like a certain type. Or maybe it was written in the sta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33_conv:7866</text:p>
          </table:table-cell>
          <table:table-cell table:style-name="ce2" office:value-type="string" calcext:value-type="string">
            <text:p>lonely</text:p>
          </table:table-cell>
          <table:table-cell table:style-name="ce4" office:value-type="string" calcext:value-type="string">
            <text:p>My kids are gone unitl wednesday. The house is so quiet.</text:p>
          </table:table-cell>
          <table:table-cell table:style-name="ce2" office:value-type="float" office:value="27" calcext:value-type="float">
            <text:p>27</text:p>
          </table:table-cell>
          <table:table-cell table:style-name="ce4" office:value-type="string" calcext:value-type="string">
            <text:p>My kids have beem gone for days. The house is so quie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enjoy it while it las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can't even enjoy it. I don't like being by meself so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sorry to hear that the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can't wait til they come back. Im weird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91_conv:22983</text:p>
          </table:table-cell>
          <table:table-cell table:style-name="ce2" office:value-type="string" calcext:value-type="string">
            <text:p>terrified</text:p>
          </table:table-cell>
          <table:table-cell table:style-name="ce4" office:value-type="string" calcext:value-type="string">
            <text:p>My daughters talked me into going on the ferris wheel at Six Flags. <text:s/>I have never liked roller coasters_comma_ and I am afraid of heights. <text:s text:c="2"/>I started crying as they laughed. <text:s/>It felt like I was going to die!</text:p>
          </table:table-cell>
          <table:table-cell table:style-name="ce2" office:value-type="float" office:value="587" calcext:value-type="float">
            <text:p>587</text:p>
          </table:table-cell>
          <table:table-cell table:style-name="ce4" office:value-type="string" calcext:value-type="string">
            <text:p>I went to Six FLags once with my daughters. <text:s text:c="2"/>I didnt want to go as I hate to ride roller coasters and am scared of height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you are a good father. I hope you can make it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 am a mother not a father silly. <text:s/>Yes I made it through all right_comma_ but thought I was going to die!! <text:s text:c="2"/>THey had me ride the ferris wheel and I was crying as they were laughing a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my gosh! I'm sorry! haha Thats funny. Atleast you have them a story to always rememb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70_conv:3540</text:p>
          </table:table-cell>
          <table:table-cell table:style-name="ce2" office:value-type="string" calcext:value-type="string">
            <text:p>impressed</text:p>
          </table:table-cell>
          <table:table-cell table:style-name="ce4" office:value-type="string" calcext:value-type="string">
            <text:p>I watched the president of my work association speak and I didnt know he could speak that well. I and the rest of the room was with awe</text:p>
          </table:table-cell>
          <table:table-cell table:style-name="ce2" office:value-type="float" office:value="70" calcext:value-type="float">
            <text:p>70</text:p>
          </table:table-cell>
          <table:table-cell table:style-name="ce4" office:value-type="string" calcext:value-type="string">
            <text:p>it made me proud he was my rep</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o was your r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the president represented us at this associ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Aha. What was the associ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International Ceramic trad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70_conv:14541</text:p>
          </table:table-cell>
          <table:table-cell table:style-name="ce2" office:value-type="string" calcext:value-type="string">
            <text:p>hopeful</text:p>
          </table:table-cell>
          <table:table-cell table:style-name="ce4" office:value-type="string" calcext:value-type="string">
            <text:p>I joined a dancing class.</text:p>
          </table:table-cell>
          <table:table-cell table:style-name="ce2" office:value-type="float" office:value="1" calcext:value-type="float">
            <text:p>1</text:p>
          </table:table-cell>
          <table:table-cell table:style-name="ce4" office:value-type="string" calcext:value-type="string">
            <text:p>I joined a dancing clas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cool. <text:s/>Are you a danc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t at all. I'm going to lea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Cool. Do you like it so f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83_conv:5367</text:p>
          </table:table-cell>
          <table:table-cell table:style-name="ce2" office:value-type="string" calcext:value-type="string">
            <text:p>confident</text:p>
          </table:table-cell>
          <table:table-cell table:style-name="ce4" office:value-type="string" calcext:value-type="string">
            <text:p>I am very sure about getting to my kid's school before 1am for the parent teacher's meeting</text:p>
          </table:table-cell>
          <table:table-cell table:style-name="ce2" office:value-type="float" office:value="237" calcext:value-type="float">
            <text:p>237</text:p>
          </table:table-cell>
          <table:table-cell table:style-name="ce4" office:value-type="string" calcext:value-type="string">
            <text:p>I am very sure about getting to my kid's school before 1am for the parent teacher's meet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s there anything that could spoil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my car is not in the best of shape and if i take it to the repair shop I wont meet up_comma_ so what I did is I left home very ear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Seems like you took all the precautions_comma_ the rest is not up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6_conv:1792</text:p>
          </table:table-cell>
          <table:table-cell table:style-name="ce2" office:value-type="string" calcext:value-type="string">
            <text:p>hopeful</text:p>
          </table:table-cell>
          <table:table-cell table:style-name="ce4" office:value-type="string" calcext:value-type="string">
            <text:p>When it was storming before going to the beach.</text:p>
          </table:table-cell>
          <table:table-cell table:style-name="ce2" office:value-type="float" office:value="249" calcext:value-type="float">
            <text:p>249</text:p>
          </table:table-cell>
          <table:table-cell table:style-name="ce4" office:value-type="string" calcext:value-type="string">
            <text:p>Just the other day my girlfriend and I were getting ready for the beach_comma_ but right before we left it started to pour rai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 sucks. <text:s text:c="2"/>Did you end up coming up with an alternate pl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Well_comma_ when looking outside you could see a clear patch in the distance... So we kinda just hoped for the best to wait it out.. We finally did get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ood to hear. <text:s/>How was the bea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60_conv:19320</text:p>
          </table:table-cell>
          <table:table-cell table:style-name="ce2" office:value-type="string" calcext:value-type="string">
            <text:p>hopeful</text:p>
          </table:table-cell>
          <table:table-cell table:style-name="ce4" office:value-type="string" calcext:value-type="string">
            <text:p>I was able to get my car fixed. <text:s/>I'm praying it will last longer from now on</text:p>
          </table:table-cell>
          <table:table-cell table:style-name="ce2" office:value-type="float" office:value="111" calcext:value-type="float">
            <text:p>111</text:p>
          </table:table-cell>
          <table:table-cell table:style-name="ce4" office:value-type="string" calcext:value-type="string">
            <text:p>I was able to get my car fix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was wrong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Engine issues_comma_ I'm praying it will last a bit long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od luck! we just had our mini cooper blow its engine yesterday .. $12.5k to repla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02_conv:10805</text:p>
          </table:table-cell>
          <table:table-cell table:style-name="ce2" office:value-type="string" calcext:value-type="string">
            <text:p>hopeful</text:p>
          </table:table-cell>
          <table:table-cell table:style-name="ce4" office:value-type="string" calcext:value-type="string">
            <text:p>Ive been talking to this girl that I like. <text:s/>Im going to ask her out on a date tonight. <text:s/>I think she'll say yes</text:p>
          </table:table-cell>
          <table:table-cell table:style-name="ce2" office:value-type="float" office:value="301" calcext:value-type="float">
            <text:p>301</text:p>
          </table:table-cell>
          <table:table-cell table:style-name="ce4" office:value-type="string" calcext:value-type="string">
            <text:p>Im pretty nervous_comma_ and i need some positive thoughts sent my w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at do you have coming up? Ill keep you in m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ve been talking to this girl that I like and I think I’m going to finally work up the courage to ask her out on a date. <text:s/>I think that she will say 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Just have confidence. It sounds like you already know the outcome. If she says no just dont make a big deal 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85_conv:7371</text:p>
          </table:table-cell>
          <table:table-cell table:style-name="ce2" office:value-type="string" calcext:value-type="string">
            <text:p>caring</text:p>
          </table:table-cell>
          <table:table-cell table:style-name="ce4" office:value-type="string" calcext:value-type="string">
            <text:p>I love what I do because it's about both inspiring and empowering people to be their best and to excell at their jobs.</text:p>
          </table:table-cell>
          <table:table-cell table:style-name="ce2" office:value-type="float" office:value="66" calcext:value-type="float">
            <text:p>66</text:p>
          </table:table-cell>
          <table:table-cell table:style-name="ce4" office:value-type="string" calcext:value-type="string">
            <text:p>I love what I do because it's about both inspiring and empowering people to be their best and to excel at their job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t's awesome to have a job where you feel rewarded through what you do. What do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work as a facilitator and team trainer -- mostly with a company who I truly love and respect for walking their tal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That sounds like a lot of fun_comma_ it's so rewarding to have a position where you can engage with other people. You really seem motivating and inspiring_comma_ so I'm happy you have that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23_conv:6446</text:p>
          </table:table-cell>
          <table:table-cell table:style-name="ce2" office:value-type="string" calcext:value-type="string">
            <text:p>lonely</text:p>
          </table:table-cell>
          <table:table-cell table:style-name="ce4" office:value-type="string" calcext:value-type="string">
            <text:p>I felt alone last weekend. I was sick and my friends were out of town</text:p>
          </table:table-cell>
          <table:table-cell table:style-name="ce2" office:value-type="float" office:value="126" calcext:value-type="float">
            <text:p>126</text:p>
          </table:table-cell>
          <table:table-cell table:style-name="ce4" office:value-type="string" calcext:value-type="string">
            <text:p>I was a little lonesome last weekend. I was sick and my friends were bus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No one came to take care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 one_comma_ just my cat 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as the cat nice? I know they can be sassy when they don't get all of the attentio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71_conv:15342</text:p>
          </table:table-cell>
          <table:table-cell table:style-name="ce2" office:value-type="string" calcext:value-type="string">
            <text:p>jealous</text:p>
          </table:table-cell>
          <table:table-cell table:style-name="ce4" office:value-type="string" calcext:value-type="string">
            <text:p>My friend just bought a new Range Rover. <text:s/>I am so envious of him.</text:p>
          </table:table-cell>
          <table:table-cell table:style-name="ce2" office:value-type="float" office:value="322" calcext:value-type="float">
            <text:p>322</text:p>
          </table:table-cell>
          <table:table-cell table:style-name="ce4" office:value-type="string" calcext:value-type="string">
            <text:p>My friend just bought a new Range Rov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hat's great. Is it very nice? I've never been in one of those befo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ey are so nice! <text:s/>I am so envious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How many people does it hold? I have five kids so we have a miniva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19_conv:2638</text:p>
          </table:table-cell>
          <table:table-cell table:style-name="ce2" office:value-type="string" calcext:value-type="string">
            <text:p>guilty</text:p>
          </table:table-cell>
          <table:table-cell table:style-name="ce4" office:value-type="string" calcext:value-type="string">
            <text:p>Yesterday_comma_ I didn't take out the trash. I feel so bad for my wife who has to put up with the smell.</text:p>
          </table:table-cell>
          <table:table-cell table:style-name="ce2" office:value-type="float" office:value="209" calcext:value-type="float">
            <text:p>209</text:p>
          </table:table-cell>
          <table:table-cell table:style-name="ce4" office:value-type="string" calcext:value-type="string">
            <text:p>Last night was trash night and I forgot to take out the rank kitchen trash.</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Ewww_comma_ throw that away ASA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_comma_ I would love to_comma_ but I lost my can last night in the storm. I feel so bad_comma_ because my wife can't stand the sm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row it in your neighbor's trash can. I'm sure they would understa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50_conv:8700</text:p>
          </table:table-cell>
          <table:table-cell table:style-name="ce2" office:value-type="string" calcext:value-type="string">
            <text:p>angry</text:p>
          </table:table-cell>
          <table:table-cell table:style-name="ce4" office:value-type="string" calcext:value-type="string">
            <text:p>My neighbors woke me us this weekend with their lawnmower at 5am. I went outside to ask him to stop but he just ignored me. </text:p>
          </table:table-cell>
          <table:table-cell table:style-name="ce2" office:value-type="float" office:value="469" calcext:value-type="float">
            <text:p>469</text:p>
          </table:table-cell>
          <table:table-cell table:style-name="ce4" office:value-type="string" calcext:value-type="string">
            <text:p>My neighbor woke me up this weekend mowing his lawn at 5am.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6" calcext:value-type="float">
            <text:p>496</text:p>
          </table:table-cell>
          <table:table-cell table:style-name="ce4" office:value-type="string" calcext:value-type="string">
            <text:p>That sounds really frustrating! Who mows their lawn that early holy c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 have no idea. I was pissed because I went to ask him to stop and he just ignore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6" calcext:value-type="float">
            <text:p>496</text:p>
          </table:table-cell>
          <table:table-cell table:style-name="ce4" office:value-type="string" calcext:value-type="string">
            <text:p>Wow I would be mad t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10_conv:4221</text:p>
          </table:table-cell>
          <table:table-cell table:style-name="ce2" office:value-type="string" calcext:value-type="string">
            <text:p>annoyed</text:p>
          </table:table-cell>
          <table:table-cell table:style-name="ce4" office:value-type="string" calcext:value-type="string">
            <text:p>I showed up for work and was told that I would be training a new employee. That meant that I would have someone following me around all day and sharing my tips. That means of course that I will make less money and have to work much harder.</text:p>
          </table:table-cell>
          <table:table-cell table:style-name="ce2" office:value-type="float" office:value="372" calcext:value-type="float">
            <text:p>372</text:p>
          </table:table-cell>
          <table:table-cell table:style-name="ce4" office:value-type="string" calcext:value-type="string">
            <text:p>I had to train a new employee at work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How did tha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2" calcext:value-type="float">
            <text:p>372</text:p>
          </table:table-cell>
          <table:table-cell table:style-name="ce4" office:value-type="string" calcext:value-type="string">
            <text:p>She wasn't the type of person that listened very well. In fact_comma_ she decided to go smoke a cigarette during our training ses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The cigarette break is not a good sign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2" calcext:value-type="float">
            <text:p>372</text:p>
          </table:table-cell>
          <table:table-cell table:style-name="ce4" office:value-type="string" calcext:value-type="string">
            <text:p>That was exactly what I thou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97_conv:19595</text:p>
          </table:table-cell>
          <table:table-cell table:style-name="ce2" office:value-type="string" calcext:value-type="string">
            <text:p>proud</text:p>
          </table:table-cell>
          <table:table-cell table:style-name="ce4" office:value-type="string" calcext:value-type="string">
            <text:p>Nephew plays football this year</text:p>
          </table:table-cell>
          <table:table-cell table:style-name="ce2" office:value-type="float" office:value="389" calcext:value-type="float">
            <text:p>389</text:p>
          </table:table-cell>
          <table:table-cell table:style-name="ce4" office:value-type="string" calcext:value-type="string">
            <text:p>My nephew starts 10th grade this yea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re you excited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He plays football this year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like a good year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 remember those days! <text:s/>I didn't play football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53_conv:22707</text:p>
          </table:table-cell>
          <table:table-cell table:style-name="ce2" office:value-type="string" calcext:value-type="string">
            <text:p>trusting</text:p>
          </table:table-cell>
          <table:table-cell table:style-name="ce4" office:value-type="string" calcext:value-type="string">
            <text:p>When my Uncle Jebodiah told me that he had a strong brew that could cure my herpes_comma_ I didn't think twice about gulping the whole thing. I know my Uncle Jeb wouldn't do me wrong like that.</text:p>
          </table:table-cell>
          <table:table-cell table:style-name="ce2" office:value-type="float" office:value="644" calcext:value-type="float">
            <text:p>644</text:p>
          </table:table-cell>
          <table:table-cell table:style-name="ce4" office:value-type="string" calcext:value-type="string">
            <text:p>My Uncle Jebodiah is always looking out for me. He recently told me that he had a special concoction that if I drank it_comma_ it would cure my herpe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Lol! I don't think i would trust that concoction if i we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Listen_comma_ my Uncle Jeb wouldn't do me dirty like that. You may call it """snake oil""" but I call it the miracle cure this world needs. After all_comma_ it wor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Well then. Kudos to uncle Je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39_conv:14078</text:p>
          </table:table-cell>
          <table:table-cell table:style-name="ce2" office:value-type="string" calcext:value-type="string">
            <text:p>sentimental</text:p>
          </table:table-cell>
          <table:table-cell table:style-name="ce4" office:value-type="string" calcext:value-type="string">
            <text:p>I was just going through all my high school yearbooks and it made me miss old times. It's crazy how time goes by so fast. </text:p>
          </table:table-cell>
          <table:table-cell table:style-name="ce2" office:value-type="float" office:value="576" calcext:value-type="float">
            <text:p>576</text:p>
          </table:table-cell>
          <table:table-cell table:style-name="ce4" office:value-type="string" calcext:value-type="string">
            <text:p>I recently went down memory lane was looked at all my high school yearbooks.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yeah? <text:s/>Do you still look awesome like you did back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Well.... maybe not as awesome. lol But I do try to keep in shape. It was good seeing all my old friend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 bet. <text:s/>Do you still keep in touch with any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I do a lot of them but some have moved away and we just lost touc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Maybe you should hit them up on FB for a reun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That's a good ide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bet you all would live it up and have a b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32_conv:9065</text:p>
          </table:table-cell>
          <table:table-cell table:style-name="ce2" office:value-type="string" calcext:value-type="string">
            <text:p>lonely</text:p>
          </table:table-cell>
          <table:table-cell table:style-name="ce4" office:value-type="string" calcext:value-type="string">
            <text:p>Some days I feel so alone as if I'm the only person on this earth.</text:p>
          </table:table-cell>
          <table:table-cell table:style-name="ce2" office:value-type="float" office:value="202" calcext:value-type="float">
            <text:p>202</text:p>
          </table:table-cell>
          <table:table-cell table:style-name="ce4" office:value-type="string" calcext:value-type="string">
            <text:p>Some days I feel so alone as if I'm the only person on this earth</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know what you mean_comma_ that has happened to me before and it is an awful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don't know if its depression or something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t probably isn't_comma_ I really hope it isn't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84_conv:11969</text:p>
          </table:table-cell>
          <table:table-cell table:style-name="ce2" office:value-type="string" calcext:value-type="string">
            <text:p>prepared</text:p>
          </table:table-cell>
          <table:table-cell table:style-name="ce4" office:value-type="string" calcext:value-type="string">
            <text:p>I had a court date to dispute a parking ticket. I had my dashcam video and witness statements ready to go.</text:p>
          </table:table-cell>
          <table:table-cell table:style-name="ce2" office:value-type="float" office:value="506" calcext:value-type="float">
            <text:p>506</text:p>
          </table:table-cell>
          <table:table-cell table:style-name="ce4" office:value-type="string" calcext:value-type="string">
            <text:p>I had a court date to dispute a parking tick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ate parking tickets! <text:s/>What a rip off. <text:s/>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had my dashcam video and witness statements ready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Sounds like you were prepared. <text:s/>Did you get it dismiss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8_conv:22356</text:p>
          </table:table-cell>
          <table:table-cell table:style-name="ce2" office:value-type="string" calcext:value-type="string">
            <text:p>guilty</text:p>
          </table:table-cell>
          <table:table-cell table:style-name="ce4" office:value-type="string" calcext:value-type="string">
            <text:p>My girlfriend and I were watching a series on netflix. She wasnt home and I ended up watching a couple episodes ahead of where we were at.</text:p>
          </table:table-cell>
          <table:table-cell table:style-name="ce2" office:value-type="float" office:value="318" calcext:value-type="float">
            <text:p>318</text:p>
          </table:table-cell>
          <table:table-cell table:style-name="ce4" office:value-type="string" calcext:value-type="string">
            <text:p>My girlfriend and I were watching a series on Netflix. <text:s/>She wasnt home and I ended up watching a couple episodes ahead of where we were a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8" calcext:value-type="float">
            <text:p>808</text:p>
          </table:table-cell>
          <table:table-cell table:style-name="ce4" office:value-type="string" calcext:value-type="string">
            <text:p>I've been in that situation before. Did she find out abou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She didnt say anything but I think she knew. <text:s/>I mean_comma_ I still watched the episodes that she missed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8" calcext:value-type="float">
            <text:p>808</text:p>
          </table:table-cell>
          <table:table-cell table:style-name="ce4" office:value-type="string" calcext:value-type="string">
            <text:p>Well that's all that matters. If she was okay with it. I'm sure she was happy watching the episodes with you_comma_ even if you had already watched them.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44_conv:12888</text:p>
          </table:table-cell>
          <table:table-cell table:style-name="ce2" office:value-type="string" calcext:value-type="string">
            <text:p>apprehensive</text:p>
          </table:table-cell>
          <table:table-cell table:style-name="ce4" office:value-type="string" calcext:value-type="string">
            <text:p>apprehensive: I don't generally trust people</text:p>
          </table:table-cell>
          <table:table-cell table:style-name="ce2" office:value-type="float" office:value="188" calcext:value-type="float">
            <text:p>188</text:p>
          </table:table-cell>
          <table:table-cell table:style-name="ce4" office:value-type="string" calcext:value-type="string">
            <text:p>I don't generally trust peopl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hy don't you tru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Upbringing. Dad use to say never trust anyone before I left for school every mo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He is correct. But you should trust some people whom you think they're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4_conv:1149</text:p>
          </table:table-cell>
          <table:table-cell table:style-name="ce2" office:value-type="string" calcext:value-type="string">
            <text:p>guilty</text:p>
          </table:table-cell>
          <table:table-cell table:style-name="ce4" office:value-type="string" calcext:value-type="string">
            <text:p>When I was 9 years old I once stole my friends baseball cards and I still to this day feel bad about it.</text:p>
          </table:table-cell>
          <table:table-cell table:style-name="ce2" office:value-type="float" office:value="184" calcext:value-type="float">
            <text:p>184</text:p>
          </table:table-cell>
          <table:table-cell table:style-name="ce4" office:value-type="string" calcext:value-type="string">
            <text:p>When I was 9 years old I once stole my friends baseball cards and I still to this day feel bad about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my! <text:s/>I hope you learned your lesson and never stole from a friend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4" calcext:value-type="float">
            <text:p>184</text:p>
          </table:table-cell>
          <table:table-cell table:style-name="ce4" office:value-type="string" calcext:value-type="string">
            <text:p>I sure haven't_comma_ I was just a silly kid_comma_ but for some reason it's always stuck with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can imagine. <text:s/>I hope you gave them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77_conv:14355</text:p>
          </table:table-cell>
          <table:table-cell table:style-name="ce2" office:value-type="string" calcext:value-type="string">
            <text:p>annoyed</text:p>
          </table:table-cell>
          <table:table-cell table:style-name="ce4" office:value-type="string" calcext:value-type="string">
            <text:p>The person taking my information at the Registry was very slow and they misspelled my name twice</text:p>
          </table:table-cell>
          <table:table-cell table:style-name="ce2" office:value-type="float" office:value="516" calcext:value-type="float">
            <text:p>516</text:p>
          </table:table-cell>
          <table:table-cell table:style-name="ce4" office:value-type="string" calcext:value-type="string">
            <text:p>The person at the Registry who was taking my information was very annoy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Were they being rude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She was typing too slow_comma_ and even misspelled my name twice in a row_comma_ even though I spelled it slow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Ugh! She was probably doing it on purpose to annoy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ah_comma_ very ru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0_conv:12481</text:p>
          </table:table-cell>
          <table:table-cell table:style-name="ce2" office:value-type="string" calcext:value-type="string">
            <text:p>jealous</text:p>
          </table:table-cell>
          <table:table-cell table:style-name="ce4" office:value-type="string" calcext:value-type="string">
            <text:p>My boss just bought a new boat. <text:s/>I am so envious of him.</text:p>
          </table:table-cell>
          <table:table-cell table:style-name="ce2" office:value-type="float" office:value="322" calcext:value-type="float">
            <text:p>322</text:p>
          </table:table-cell>
          <table:table-cell table:style-name="ce4" office:value-type="string" calcext:value-type="string">
            <text:p>My boss just bought a new boa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weet.. do you have acces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 am so envious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yea so am i.</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0_conv:15460</text:p>
          </table:table-cell>
          <table:table-cell table:style-name="ce2" office:value-type="string" calcext:value-type="string">
            <text:p>lonely</text:p>
          </table:table-cell>
          <table:table-cell table:style-name="ce4" office:value-type="string" calcext:value-type="string">
            <text:p>My sister was bored after her friends did not invite her for a party</text:p>
          </table:table-cell>
          <table:table-cell table:style-name="ce2" office:value-type="float" office:value="181" calcext:value-type="float">
            <text:p>181</text:p>
          </table:table-cell>
          <table:table-cell table:style-name="ce4" office:value-type="string" calcext:value-type="string">
            <text:p>She felt so left ou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who felt left out? I'm confu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My sister_comma_she was not invited for a party by her friends_comma_so she started feeling bo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unfortunate_comma_ what did she end up do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2_conv:15845</text:p>
          </table:table-cell>
          <table:table-cell table:style-name="ce2" office:value-type="string" calcext:value-type="string">
            <text:p>grateful</text:p>
          </table:table-cell>
          <table:table-cell table:style-name="ce4" office:value-type="string" calcext:value-type="string">
            <text:p>Never thought i could merit the honorary doctorate award given to me by my alumni </text:p>
          </table:table-cell>
          <table:table-cell table:style-name="ce2" office:value-type="float" office:value="520" calcext:value-type="float">
            <text:p>520</text:p>
          </table:table-cell>
          <table:table-cell table:style-name="ce4" office:value-type="string" calcext:value-type="string">
            <text:p>Ive really desired a doctorate _comma_but my busy schedle would not allow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_comma_ can't fit any classes into your schedu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Well_comma_ you wont understand_comma_ But i was awarded a doctorate by my alumni institu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Oh congratulations_comma_ you must be sm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90_conv:16980</text:p>
          </table:table-cell>
          <table:table-cell table:style-name="ce2" office:value-type="string" calcext:value-type="string">
            <text:p>prepared</text:p>
          </table:table-cell>
          <table:table-cell table:style-name="ce4" office:value-type="string" calcext:value-type="string">
            <text:p>I am feeling this way while applying to grad school.</text:p>
          </table:table-cell>
          <table:table-cell table:style-name="ce2" office:value-type="float" office:value="123" calcext:value-type="float">
            <text:p>123</text:p>
          </table:table-cell>
          <table:table-cell table:style-name="ce4" office:value-type="string" calcext:value-type="string">
            <text:p>I think I finally have everything ready to apply to grad school.</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cool_comma_ what are you going to stu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School Couns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69_conv:10338</text:p>
          </table:table-cell>
          <table:table-cell table:style-name="ce2" office:value-type="string" calcext:value-type="string">
            <text:p>devastated</text:p>
          </table:table-cell>
          <table:table-cell table:style-name="ce4" office:value-type="string" calcext:value-type="string">
            <text:p>I just found out my childhood dog had to be put down_comma_ I'm wrecked!</text:p>
          </table:table-cell>
          <table:table-cell table:style-name="ce2" office:value-type="float" office:value="448" calcext:value-type="float">
            <text:p>448</text:p>
          </table:table-cell>
          <table:table-cell table:style-name="ce4" office:value-type="string" calcext:value-type="string">
            <text:p>I just found out my childhood dog had to be put down_comma_ I'm wreck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m sorry to hear that.. old 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s_comma_ she was 14 years old. R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e lived a long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18_conv:3236</text:p>
          </table:table-cell>
          <table:table-cell table:style-name="ce2" office:value-type="string" calcext:value-type="string">
            <text:p>surprised</text:p>
          </table:table-cell>
          <table:table-cell table:style-name="ce4" office:value-type="string" calcext:value-type="string">
            <text:p>I can't believe I won 50 bucks on the lottery ticket I just bought. Did not expect it.</text:p>
          </table:table-cell>
          <table:table-cell table:style-name="ce2" office:value-type="float" office:value="269" calcext:value-type="float">
            <text:p>269</text:p>
          </table:table-cell>
          <table:table-cell table:style-name="ce4" office:value-type="string" calcext:value-type="string">
            <text:p>I can't believe I won 50 bucks on the lottery ticket I just bought. Did not expect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wow! That's awesome! What will you bu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was thinking about upgrading the graphics card on my compu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a good idea. It's extra money so do what you w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23_conv:6646</text:p>
          </table:table-cell>
          <table:table-cell table:style-name="ce2" office:value-type="string" calcext:value-type="string">
            <text:p>anticipating</text:p>
          </table:table-cell>
          <table:table-cell table:style-name="ce4" office:value-type="string" calcext:value-type="string">
            <text:p>I have successfully complete the part that was crucial for the project. I am hoping my supervisor would promote me</text:p>
          </table:table-cell>
          <table:table-cell table:style-name="ce2" office:value-type="float" office:value="155" calcext:value-type="float">
            <text:p>155</text:p>
          </table:table-cell>
          <table:table-cell table:style-name="ce4" office:value-type="string" calcext:value-type="string">
            <text:p>The part of the project that we had been working on and that was very crucial_comma_ i completed it successfully_comma_ all on my own. I hope my manager would notice and promote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am sure your hard work will pay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am very optimistic and hope my efforts would not go unnoticed into nothing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t is always a good thing to stay optimisti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16_conv:15833</text:p>
          </table:table-cell>
          <table:table-cell table:style-name="ce2" office:value-type="string" calcext:value-type="string">
            <text:p>surprised</text:p>
          </table:table-cell>
          <table:table-cell table:style-name="ce4" office:value-type="string" calcext:value-type="string">
            <text:p>My girlfiend and I had just gotten intoa huge fight the other day and haven't talked since. She knew chocolate covered strawberries are my favorite and she knew I had my kids today so she brought over a huge homemade bunch of them.</text:p>
          </table:table-cell>
          <table:table-cell table:style-name="ce2" office:value-type="float" office:value="408" calcext:value-type="float">
            <text:p>408</text:p>
          </table:table-cell>
          <table:table-cell table:style-name="ce4" office:value-type="string" calcext:value-type="string">
            <text:p>I got into a huge fight with my girlfri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Uh oh.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It was over something stupid_comma_ but she brought over homemade chocolate covered strawberries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was a sweet surprise. Is everything okay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38_conv:12876</text:p>
          </table:table-cell>
          <table:table-cell table:style-name="ce2" office:value-type="string" calcext:value-type="string">
            <text:p>disgusted</text:p>
          </table:table-cell>
          <table:table-cell table:style-name="ce4" office:value-type="string" calcext:value-type="string">
            <text:p>disgusted: Dog ate grass and then threw up</text:p>
          </table:table-cell>
          <table:table-cell table:style-name="ce2" office:value-type="float" office:value="188" calcext:value-type="float">
            <text:p>188</text:p>
          </table:table-cell>
          <table:table-cell table:style-name="ce4" office:value-type="string" calcext:value-type="string">
            <text:p>Dog ate grass and then threw up</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Oh no! Hopefully he is ok. Did you take him to the v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Well she was ok. Shouldn't have been so si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hat a silly dog than! She will learn to not do tha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5_conv:971</text:p>
          </table:table-cell>
          <table:table-cell table:style-name="ce2" office:value-type="string" calcext:value-type="string">
            <text:p>disgusted</text:p>
          </table:table-cell>
          <table:table-cell table:style-name="ce4" office:value-type="string" calcext:value-type="string">
            <text:p>I don't like it when people talk with their mouth full of food.</text:p>
          </table:table-cell>
          <table:table-cell table:style-name="ce2" office:value-type="float" office:value="6" calcext:value-type="float">
            <text:p>6</text:p>
          </table:table-cell>
          <table:table-cell table:style-name="ce4" office:value-type="string" calcext:value-type="string">
            <text:p>I don't like it when people talk with their mouth full of foo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am sure it is something disgusting. Do you have someone do it around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Yeah_comma_ i close friend of mine likes doing that. she has to st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You can just let him know you are not comfortable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15_conv:14030</text:p>
          </table:table-cell>
          <table:table-cell table:style-name="ce2" office:value-type="string" calcext:value-type="string">
            <text:p>confident</text:p>
          </table:table-cell>
          <table:table-cell table:style-name="ce4" office:value-type="string" calcext:value-type="string">
            <text:p>The students in my class will be taking the leap test soon. I believe they will do great_comma_ because I made sure they were well prepared.</text:p>
          </table:table-cell>
          <table:table-cell table:style-name="ce2" office:value-type="float" office:value="286" calcext:value-type="float">
            <text:p>286</text:p>
          </table:table-cell>
          <table:table-cell table:style-name="ce4" office:value-type="string" calcext:value-type="string">
            <text:p>My students have a big test coming up to see if they can move to the next grade. I think they'll do great! I made sure they were well prepar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wonderful that you are looking out for them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ell_comma_ it is my job to teach them! Kidding aside_comma_ it was very tough to prepare them but I believe we got this one in the ba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Awesome! I'm sure they will all do their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00_conv:2601</text:p>
          </table:table-cell>
          <table:table-cell table:style-name="ce2" office:value-type="string" calcext:value-type="string">
            <text:p>disgusted</text:p>
          </table:table-cell>
          <table:table-cell table:style-name="ce4" office:value-type="string" calcext:value-type="string">
            <text:p>I saw a video of a burger at wendy's crawling with spiders. <text:s/>The guy had eaten half the sanwhich before he saw the spiders.</text:p>
          </table:table-cell>
          <table:table-cell table:style-name="ce2" office:value-type="float" office:value="235" calcext:value-type="float">
            <text:p>235</text:p>
          </table:table-cell>
          <table:table-cell table:style-name="ce4" office:value-type="string" calcext:value-type="string">
            <text:p>I saw the nastiest thing on tv. A guy at a sandwich and it was crawling with spiders. It made me sick.</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must of been cr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5" calcext:value-type="float">
            <text:p>235</text:p>
          </table:table-cell>
          <table:table-cell table:style-name="ce4" office:value-type="string" calcext:value-type="string">
            <text:p>Something was definitely wrong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d he do it for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87_conv:23774</text:p>
          </table:table-cell>
          <table:table-cell table:style-name="ce2" office:value-type="string" calcext:value-type="string">
            <text:p>anxious</text:p>
          </table:table-cell>
          <table:table-cell table:style-name="ce4" office:value-type="string" calcext:value-type="string">
            <text:p>finding out if baby is boy or girl</text:p>
          </table:table-cell>
          <table:table-cell table:style-name="ce2" office:value-type="float" office:value="514" calcext:value-type="float">
            <text:p>514</text:p>
          </table:table-cell>
          <table:table-cell table:style-name="ce4" office:value-type="string" calcext:value-type="string">
            <text:p>tomorrow we find out if we are having a baby boy or gir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wow! <text:s/>Congrats!! <text:s/>What are you hop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dont care either way.. i already have a boy and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at is so awesome! <text:s/>How old are th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3_conv:16726</text:p>
          </table:table-cell>
          <table:table-cell table:style-name="ce2" office:value-type="string" calcext:value-type="string">
            <text:p>afraid</text:p>
          </table:table-cell>
          <table:table-cell table:style-name="ce4" office:value-type="string" calcext:value-type="string">
            <text:p>A couple months ago my 60 inch element LED HDTV randomly got white lines all over it while my fiance was at work. I didn't do anything to it at all_comma_ it just glitched up by itself and got worse as the night went on. I don't think it can be fixed and I dont want to be blamed for it because I was the only one home!</text:p>
          </table:table-cell>
          <table:table-cell table:style-name="ce2" office:value-type="float" office:value="227" calcext:value-type="float">
            <text:p>227</text:p>
          </table:table-cell>
          <table:table-cell table:style-name="ce4" office:value-type="string" calcext:value-type="string">
            <text:p>A couple months ago my 60 inch element LED HDTV randomly got white lines all over it while my fiance was at work. I didn't do anything to it at all_comma_ it just glitched up by itself and got worse as the night went on. I don't think it can be fixed.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is horrible. <text:s/>Is it still under warranty or any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ts just over 2 years old and I called Element and they said nope_comma_ but we can send someone to come look at it for $99. I hate when manufacturers dont stand behind their $800 products_comma_ you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is a rip off honestly! <text:s/>I don't think I'd buy that brand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2_conv:15085</text:p>
          </table:table-cell>
          <table:table-cell table:style-name="ce2" office:value-type="string" calcext:value-type="string">
            <text:p>surprised</text:p>
          </table:table-cell>
          <table:table-cell table:style-name="ce4" office:value-type="string" calcext:value-type="string">
            <text:p>I didn;t think I wold like super heroes</text:p>
          </table:table-cell>
          <table:table-cell table:style-name="ce2" office:value-type="float" office:value="262" calcext:value-type="float">
            <text:p>262</text:p>
          </table:table-cell>
          <table:table-cell table:style-name="ce4" office:value-type="string" calcext:value-type="string">
            <text:p>I love super hero movies now</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hat is your favorite super hero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onder woman. She was fier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o be honest_comma_ it seemed quite childish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ow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86_conv:13172</text:p>
          </table:table-cell>
          <table:table-cell table:style-name="ce2" office:value-type="string" calcext:value-type="string">
            <text:p>afraid</text:p>
          </table:table-cell>
          <table:table-cell table:style-name="ce4" office:value-type="string" calcext:value-type="string">
            <text:p>A big wind storm blew through my town and knocked over trees. <text:s/>I looked outside and saw one of the trees in my yard was uprooted. <text:s/>I worried that at any moment I'd hear the crash of a tree or branch on my room_comma_ or the sound of breaking glass.</text:p>
          </table:table-cell>
          <table:table-cell table:style-name="ce2" office:value-type="float" office:value="254" calcext:value-type="float">
            <text:p>254</text:p>
          </table:table-cell>
          <table:table-cell table:style-name="ce4" office:value-type="string" calcext:value-type="string">
            <text:p>A big wind storm blew through town and uprooted one of the trees in my yar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Yikes! Was anything damag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No_comma_ but that was my fear. I kept waiting to hear the sound of a branch or tree hitting my roof_comma_ or breaking g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That's pretty scary. I'm glad there wasn't any damage and that you're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46_conv:6092</text:p>
          </table:table-cell>
          <table:table-cell table:style-name="ce2" office:value-type="string" calcext:value-type="string">
            <text:p>sentimental</text:p>
          </table:table-cell>
          <table:table-cell table:style-name="ce4" office:value-type="string" calcext:value-type="string">
            <text:p>I logged in too facebook_comma_ I do not very often and felt a bit sad that I don't talk to anyone anymore. I have some really nice friends. I just don't feel like having people around anymore.</text:p>
          </table:table-cell>
          <table:table-cell table:style-name="ce2" office:value-type="float" office:value="296" calcext:value-type="float">
            <text:p>296</text:p>
          </table:table-cell>
          <table:table-cell table:style-name="ce4" office:value-type="string" calcext:value-type="string">
            <text:p>I logged in too facebook_comma_ I do not very often and felt a bit sad that I don't talk to anyone anymor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good to maintain that contact with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but I am just not the same peron anymore. I just don't feel like having people around. I had my time of friends and fun and I just prefer to be alon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ok sometimes but getting out is important for you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get out :) I have pets and a mom and I go for walks and run errands. People are hard to trust and I just don't care to be close to most anyone anymore. It takes awhile to build tru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1_conv:1482</text:p>
          </table:table-cell>
          <table:table-cell table:style-name="ce2" office:value-type="string" calcext:value-type="string">
            <text:p>terrified</text:p>
          </table:table-cell>
          <table:table-cell table:style-name="ce4" office:value-type="string" calcext:value-type="string">
            <text:p>I felt really terrified when I heard a loud scream coming from outside last night.</text:p>
          </table:table-cell>
          <table:table-cell table:style-name="ce2" office:value-type="float" office:value="219" calcext:value-type="float">
            <text:p>219</text:p>
          </table:table-cell>
          <table:table-cell table:style-name="ce4" office:value-type="string" calcext:value-type="string">
            <text:p>I hope it turned out that everything was O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Everything was in the end_comma_ but at first not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9" calcext:value-type="float">
            <text:p>219</text:p>
          </table:table-cell>
          <table:table-cell table:style-name="ce4" office:value-type="string" calcext:value-type="string">
            <text:p>That is great to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t was a nice learning experi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05_conv:6611</text:p>
          </table:table-cell>
          <table:table-cell table:style-name="ce2" office:value-type="string" calcext:value-type="string">
            <text:p>embarrassed</text:p>
          </table:table-cell>
          <table:table-cell table:style-name="ce4" office:value-type="string" calcext:value-type="string">
            <text:p>One time in high school it had just snowed and I was being careful not to slip. Despite that_comma_ I slipped and everyone looked at me.</text:p>
          </table:table-cell>
          <table:table-cell table:style-name="ce2" office:value-type="float" office:value="55" calcext:value-type="float">
            <text:p>55</text:p>
          </table:table-cell>
          <table:table-cell table:style-name="ce4" office:value-type="string" calcext:value-type="string">
            <text:p>One time in high school it snowed and I really tried not to slip_comma_ but I did anyw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hurt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No_comma_ but everyone looked at me and I was really sh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they laugh a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74_conv:10948</text:p>
          </table:table-cell>
          <table:table-cell table:style-name="ce2" office:value-type="string" calcext:value-type="string">
            <text:p>disgusted</text:p>
          </table:table-cell>
          <table:table-cell table:style-name="ce4" office:value-type="string" calcext:value-type="string">
            <text:p>I found a family of rats living underneath my balcony. We tried to scare them away but they almost attacked me.</text:p>
          </table:table-cell>
          <table:table-cell table:style-name="ce2" office:value-type="float" office:value="469" calcext:value-type="float">
            <text:p>469</text:p>
          </table:table-cell>
          <table:table-cell table:style-name="ce4" office:value-type="string" calcext:value-type="string">
            <text:p>I discovered a family of rats living under my balcony. They give me the creep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Oh gosh! That's terrible. I stayed in a house with a rat problem for a while_comma_ it was not fun. What're you going to do abou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ell I tried to scare them away but they almost attacked me! I had to run back in the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Woooow_comma_ haha. Time for a game plan! I hope you can get rid of them_comma_ you may need to call up some friends or an exterminat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39_conv:6678</text:p>
          </table:table-cell>
          <table:table-cell table:style-name="ce2" office:value-type="string" calcext:value-type="string">
            <text:p>proud</text:p>
          </table:table-cell>
          <table:table-cell table:style-name="ce4" office:value-type="string" calcext:value-type="string">
            <text:p>My friend got a huge scholarship.</text:p>
          </table:table-cell>
          <table:table-cell table:style-name="ce2" office:value-type="float" office:value="63" calcext:value-type="float">
            <text:p>63</text:p>
          </table:table-cell>
          <table:table-cell table:style-name="ce4" office:value-type="string" calcext:value-type="string">
            <text:p>my friend got a massive scholarship last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t's really impressive! Education is really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so happy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t's cool. It's good to be supportive of your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09_conv:7219</text:p>
          </table:table-cell>
          <table:table-cell table:style-name="ce2" office:value-type="string" calcext:value-type="string">
            <text:p>apprehensive</text:p>
          </table:table-cell>
          <table:table-cell table:style-name="ce4" office:value-type="string" calcext:value-type="string">
            <text:p>I am apprehensive that my sister will not seek the help she needs to treat her alcohol problems</text:p>
          </table:table-cell>
          <table:table-cell table:style-name="ce2" office:value-type="float" office:value="456" calcext:value-type="float">
            <text:p>456</text:p>
          </table:table-cell>
          <table:table-cell table:style-name="ce4" office:value-type="string" calcext:value-type="string">
            <text:p>My sister unfortunately will not seek help for her alcohol problems_comma_ and she will not even admit to them. I am extremely sad apprehensive about what might happen to h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m sorry to hear that _comma_ i hope she can find a way stop this before she spirals out of contr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I have been trying to get my family and her friends to have an intervention_comma_ but they have not agreed to it. She really needs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She really does need an intervention _comma_ and family and friends would help greatly _comma_ i hope she can get her life back toget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89_conv:24778</text:p>
          </table:table-cell>
          <table:table-cell table:style-name="ce2" office:value-type="string" calcext:value-type="string">
            <text:p>trusting</text:p>
          </table:table-cell>
          <table:table-cell table:style-name="ce4" office:value-type="string" calcext:value-type="string">
            <text:p>When I was homeless I had nowhere to go...I literally had to rely on my own instincts and the Universe to guide me to where I needed to be</text:p>
          </table:table-cell>
          <table:table-cell table:style-name="ce2" office:value-type="float" office:value="119" calcext:value-type="float">
            <text:p>119</text:p>
          </table:table-cell>
          <table:table-cell table:style-name="ce4" office:value-type="string" calcext:value-type="string">
            <text:p>I had to rely on my own primal instincts and the Universe's subtle signs to guide me when I was homeles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m sorry to hearyou were home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nks lol it wasn't that bad I had the support of my friends. <text:s/>I'm fully self-employed with my own car_comma_ apartment_comma_ and sustainable income these days. Total 180!</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That is great congr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97_conv:18195</text:p>
          </table:table-cell>
          <table:table-cell table:style-name="ce2" office:value-type="string" calcext:value-type="string">
            <text:p>sad</text:p>
          </table:table-cell>
          <table:table-cell table:style-name="ce4" office:value-type="string" calcext:value-type="string">
            <text:p>My hamster passed away.</text:p>
          </table:table-cell>
          <table:table-cell table:style-name="ce2" office:value-type="float" office:value="220" calcext:value-type="float">
            <text:p>220</text:p>
          </table:table-cell>
          <table:table-cell table:style-name="ce4" office:value-type="string" calcext:value-type="string">
            <text:p>My hamster passed away and I never thought I would be so ups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 sorry for your l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nk you. I know it's just a tiny little animal but I enjoyed having a pet of my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 will be able to heal from thi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19_conv:22039</text:p>
          </table:table-cell>
          <table:table-cell table:style-name="ce2" office:value-type="string" calcext:value-type="string">
            <text:p>furious</text:p>
          </table:table-cell>
          <table:table-cell table:style-name="ce4" office:value-type="string" calcext:value-type="string">
            <text:p>They arrested 9 people at a nearby farm for animal cruelty and they are already out on bond!</text:p>
          </table:table-cell>
          <table:table-cell table:style-name="ce2" office:value-type="float" office:value="90" calcext:value-type="float">
            <text:p>90</text:p>
          </table:table-cell>
          <table:table-cell table:style-name="ce4" office:value-type="string" calcext:value-type="string">
            <text:p>They arrested 9 people at a nearby farm for animal cruelty and they are already out of jail on bo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Oh_comma_ that's not right. I have a rescue dog_comma_ she had a litter of puppies at a puppy mill before she was a yea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Wow! <text:s/>It makes me sad how people can be so cruel to animals that don't have the ability to fight back. <text:s/>The rescue shelters here have been working overtime to get things straightened out at that far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 could chat with you all day! We have a lot in common- I feel the same way. Keep chatting? Poor rescue animal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Yeah. <text:s/>But I'm glad at least here we have enough agencies [and people volunteering their time] that hopefully_comma_ those animals can find good care and good ho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That's great! So sad for those poor animal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And in my opinion_comma_ the bond for those people was nowhere near high enough - they should have had to stay in ja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They should- they say people who hurt animals will hurt people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59_conv:14919</text:p>
          </table:table-cell>
          <table:table-cell table:style-name="ce2" office:value-type="string" calcext:value-type="string">
            <text:p>embarrassed</text:p>
          </table:table-cell>
          <table:table-cell table:style-name="ce4" office:value-type="string" calcext:value-type="string">
            <text:p>I passed gas while on my first date with a girl last night. I didn't mean to_comma_ it just slipped out.</text:p>
          </table:table-cell>
          <table:table-cell table:style-name="ce2" office:value-type="float" office:value="530" calcext:value-type="float">
            <text:p>530</text:p>
          </table:table-cell>
          <table:table-cell table:style-name="ce4" office:value-type="string" calcext:value-type="string">
            <text:p>I was on my first date with a girl last night and I accidentally passed gas during dinn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must've been embarrassing_comma_ how did you rec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just pretended it didn't happen and hoped that she didn't hear it. It just slipped out and said hell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ou're so kind she will lov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82_conv:11364</text:p>
          </table:table-cell>
          <table:table-cell table:style-name="ce2" office:value-type="string" calcext:value-type="string">
            <text:p>sad</text:p>
          </table:table-cell>
          <table:table-cell table:style-name="ce4" office:value-type="string" calcext:value-type="string">
            <text:p>I feel like I will be in this apartment forever. I really want a house</text:p>
          </table:table-cell>
          <table:table-cell table:style-name="ce2" office:value-type="float" office:value="262" calcext:value-type="float">
            <text:p>262</text:p>
          </table:table-cell>
          <table:table-cell table:style-name="ce4" office:value-type="string" calcext:value-type="string">
            <text:p>Sometimes I fell like I will never get outof this apartmen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Do you mean that literally or are you just ready to m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nt to live in a house. Every time I save something happens and I have to spen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Don't give up. I know it can be discouraging when your trying so hard. But it will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ope so. I feel like these walls are closing i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68_conv:18536</text:p>
          </table:table-cell>
          <table:table-cell table:style-name="ce2" office:value-type="string" calcext:value-type="string">
            <text:p>prepared</text:p>
          </table:table-cell>
          <table:table-cell table:style-name="ce4" office:value-type="string" calcext:value-type="string">
            <text:p>I am so lucky I packed extra clothes!</text:p>
          </table:table-cell>
          <table:table-cell table:style-name="ce2" office:value-type="float" office:value="147" calcext:value-type="float">
            <text:p>147</text:p>
          </table:table-cell>
          <table:table-cell table:style-name="ce4" office:value-type="string" calcext:value-type="string">
            <text:p>I would be in bad shape if I didn't pack extra clothe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What are you packing extra clothes for? Did you go somewhere did something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e went on vacation. And we all ended up with the stomach virus so you can guess from ther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What are you packing extra clothes for? Did you go somewhere did something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06_conv:8212</text:p>
          </table:table-cell>
          <table:table-cell table:style-name="ce2" office:value-type="string" calcext:value-type="string">
            <text:p>jealous</text:p>
          </table:table-cell>
          <table:table-cell table:style-name="ce4" office:value-type="string" calcext:value-type="string">
            <text:p>I had to sit in a flight with crying baby</text:p>
          </table:table-cell>
          <table:table-cell table:style-name="ce2" office:value-type="float" office:value="59" calcext:value-type="float">
            <text:p>59</text:p>
          </table:table-cell>
          <table:table-cell table:style-name="ce4" office:value-type="string" calcext:value-type="string">
            <text:p>I had a flighty yesterday and there was a baby crying all the way for 2 hour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pretty annoying jeez</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i wanted to throw the baby off the airpla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f you were on the other end you would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6_conv:6052</text:p>
          </table:table-cell>
          <table:table-cell table:style-name="ce2" office:value-type="string" calcext:value-type="string">
            <text:p>confident</text:p>
          </table:table-cell>
          <table:table-cell table:style-name="ce4" office:value-type="string" calcext:value-type="string">
            <text:p>I am waiting my exams results. I am sure that I passed the exams. </text:p>
          </table:table-cell>
          <table:table-cell table:style-name="ce2" office:value-type="float" office:value="7" calcext:value-type="float">
            <text:p>7</text:p>
          </table:table-cell>
          <table:table-cell table:style-name="ce4" office:value-type="string" calcext:value-type="string">
            <text:p>I am waiting my exams results. I am sure that I passed the exam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 hope that you did well on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as well prepared. I am pretty sure that I did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46_conv:8493</text:p>
          </table:table-cell>
          <table:table-cell table:style-name="ce2" office:value-type="string" calcext:value-type="string">
            <text:p>anticipating</text:p>
          </table:table-cell>
          <table:table-cell table:style-name="ce4" office:value-type="string" calcext:value-type="string">
            <text:p>My dog is coming home from doggy day care. <text:s/>I can't wait to see him.</text:p>
          </table:table-cell>
          <table:table-cell table:style-name="ce2" office:value-type="float" office:value="322" calcext:value-type="float">
            <text:p>322</text:p>
          </table:table-cell>
          <table:table-cell table:style-name="ce4" office:value-type="string" calcext:value-type="string">
            <text:p>My dog is coming home from doggy day ca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ay! <text:s/>What type of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A pekingese! <text:s/>I can't wait to se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love a nice squishy face. <text:s/>I have a Japanese Chin and 3 MinP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Japanese Chins are so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eah a lot like pekinese.. now you know why I have a 10 bedroom hou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11_conv:18622</text:p>
          </table:table-cell>
          <table:table-cell table:style-name="ce2" office:value-type="string" calcext:value-type="string">
            <text:p>apprehensive</text:p>
          </table:table-cell>
          <table:table-cell table:style-name="ce4" office:value-type="string" calcext:value-type="string">
            <text:p>I met a guy on a dating app. I'm not sure if I should meet him in person or not.</text:p>
          </table:table-cell>
          <table:table-cell table:style-name="ce2" office:value-type="float" office:value="530" calcext:value-type="float">
            <text:p>530</text:p>
          </table:table-cell>
          <table:table-cell table:style-name="ce4" office:value-type="string" calcext:value-type="string">
            <text:p>I met a guy on a dating app a few weeks ago and we're really hitting it off.</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t's good! Have <text:s/>you met in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We haven't_comma_ I'm worried to meet strangers off the intern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otally understandable... I'd be a bit apprehensiv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93_conv:11186</text:p>
          </table:table-cell>
          <table:table-cell table:style-name="ce2" office:value-type="string" calcext:value-type="string">
            <text:p>nostalgic</text:p>
          </table:table-cell>
          <table:table-cell table:style-name="ce4" office:value-type="string" calcext:value-type="string">
            <text:p>I still have my first gaming PC. It reminds me of my best friend.</text:p>
          </table:table-cell>
          <table:table-cell table:style-name="ce2" office:value-type="float" office:value="1" calcext:value-type="float">
            <text:p>1</text:p>
          </table:table-cell>
          <table:table-cell table:style-name="ce4" office:value-type="string" calcext:value-type="string">
            <text:p>I still have my first gaming PC. It reminds me of my best fri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ow old is it? Did you guys play on it a lot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about 6 years old now I think. Nah_comma_ I built a new one sinc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cool_comma_ I don't know the first thing about building my own p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5_conv:650</text:p>
          </table:table-cell>
          <table:table-cell table:style-name="ce2" office:value-type="string" calcext:value-type="string">
            <text:p>impressed</text:p>
          </table:table-cell>
          <table:table-cell table:style-name="ce4" office:value-type="string" calcext:value-type="string">
            <text:p>I really enjoyed the movie_comma_ A Bugs Life.</text:p>
          </table:table-cell>
          <table:table-cell table:style-name="ce2" office:value-type="float" office:value="4" calcext:value-type="float">
            <text:p>4</text:p>
          </table:table-cell>
          <table:table-cell table:style-name="ce4" office:value-type="string" calcext:value-type="string">
            <text:p>I really like the movie_comma_ A Bugs Lif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saw that movie a long time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I laughed the whol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hat was your favorite p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8_conv:2117</text:p>
          </table:table-cell>
          <table:table-cell table:style-name="ce2" office:value-type="string" calcext:value-type="string">
            <text:p>proud</text:p>
          </table:table-cell>
          <table:table-cell table:style-name="ce4" office:value-type="string" calcext:value-type="string">
            <text:p>My daughter had her first dance recital and remembered all the steps!</text:p>
          </table:table-cell>
          <table:table-cell table:style-name="ce2" office:value-type="float" office:value="277" calcext:value-type="float">
            <text:p>277</text:p>
          </table:table-cell>
          <table:table-cell table:style-name="ce4" office:value-type="string" calcext:value-type="string">
            <text:p>My daughter just had her first dance recital and remembered all the steps! <text:s/>It was great to watch!</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so sweet! Always a special moment_comma_ how old is s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She is 3! <text:s/>I still can't believe she was able to perform s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bet you are so pro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91_conv:3582</text:p>
          </table:table-cell>
          <table:table-cell table:style-name="ce2" office:value-type="string" calcext:value-type="string">
            <text:p>angry</text:p>
          </table:table-cell>
          <table:table-cell table:style-name="ce4" office:value-type="string" calcext:value-type="string">
            <text:p>Not too long ago a people stole my identity. <text:s/>I am so upset by it.</text:p>
          </table:table-cell>
          <table:table-cell table:style-name="ce2" office:value-type="float" office:value="322" calcext:value-type="float">
            <text:p>322</text:p>
          </table:table-cell>
          <table:table-cell table:style-name="ce4" office:value-type="string" calcext:value-type="string">
            <text:p>I recently has my identity stolen on the intern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4" calcext:value-type="float">
            <text:p>334</text:p>
          </table:table-cell>
          <table:table-cell table:style-name="ce4" office:value-type="string" calcext:value-type="string">
            <text:p>Am so sorry_comma_ <text:s/>how did you handl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upset about it_comma_ I had to call all of the credit burea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4" calcext:value-type="float">
            <text:p>334</text:p>
          </table:table-cell>
          <table:table-cell table:style-name="ce4" office:value-type="string" calcext:value-type="string">
            <text:p>That can be tiresome. I hope you had it all handled at the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03_conv:12607</text:p>
          </table:table-cell>
          <table:table-cell table:style-name="ce2" office:value-type="string" calcext:value-type="string">
            <text:p>caring</text:p>
          </table:table-cell>
          <table:table-cell table:style-name="ce4" office:value-type="string" calcext:value-type="string">
            <text:p>I saw a homeless man sitting on a bench near McDonald's and not a single person even paid him even mind. I felt bad so I ended up buying him a hamburger.</text:p>
          </table:table-cell>
          <table:table-cell table:style-name="ce2" office:value-type="float" office:value="286" calcext:value-type="float">
            <text:p>286</text:p>
          </table:table-cell>
          <table:table-cell table:style-name="ce4" office:value-type="string" calcext:value-type="string">
            <text:p>I noticed a homeless man who appeared like he hadn't eaten in a while sitting on a bench near a fast food joint. I felt so bad that I ended up buying him a mea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was very nice of you! <text:s/>I wish more people would react the way that you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really hope he can get the help he needs. I actually think about him sometimes. But some things are beyond our control. I just did what I could to help him out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And that's all we really can do honestly_comma_ if more people did that this world would be a better place all arou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28_conv:21857</text:p>
          </table:table-cell>
          <table:table-cell table:style-name="ce2" office:value-type="string" calcext:value-type="string">
            <text:p>disappointed</text:p>
          </table:table-cell>
          <table:table-cell table:style-name="ce4" office:value-type="string" calcext:value-type="string">
            <text:p>I ordered a sandwich from KFC the other day and I told them no pickles. When I bite into it there are pickles.</text:p>
          </table:table-cell>
          <table:table-cell table:style-name="ce2" office:value-type="float" office:value="128" calcext:value-type="float">
            <text:p>128</text:p>
          </table:table-cell>
          <table:table-cell table:style-name="ce4" office:value-type="string" calcext:value-type="string">
            <text:p>I ordered a sandwich from KFC the other day and i told them no pickles. Yet as soon as I bite there are pickl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Mistakes are made_comma_ but still. I can how that would be anno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Yea_comma_ I really don't mind taking them off but still I thought I enunciated the request proper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I understand completely. I would have done the sa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82_conv:6364</text:p>
          </table:table-cell>
          <table:table-cell table:style-name="ce2" office:value-type="string" calcext:value-type="string">
            <text:p>nostalgic</text:p>
          </table:table-cell>
          <table:table-cell table:style-name="ce4" office:value-type="string" calcext:value-type="string">
            <text:p>My sister and I went through some old pictures</text:p>
          </table:table-cell>
          <table:table-cell table:style-name="ce2" office:value-type="float" office:value="267" calcext:value-type="float">
            <text:p>267</text:p>
          </table:table-cell>
          <table:table-cell table:style-name="ce4" office:value-type="string" calcext:value-type="string">
            <text:p>My sister and I went through some old picture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bet that brought back memories. Hopefully good on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sure did. <text:s/>She had a lot of pics I didn’t know o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Wow_comma_ I bet that was a happy surprise. I love looking at old pictur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6_conv:2112</text:p>
          </table:table-cell>
          <table:table-cell table:style-name="ce2" office:value-type="string" calcext:value-type="string">
            <text:p>joyful</text:p>
          </table:table-cell>
          <table:table-cell table:style-name="ce4" office:value-type="string" calcext:value-type="string">
            <text:p>I am so happy it's summertime.</text:p>
          </table:table-cell>
          <table:table-cell table:style-name="ce2" office:value-type="float" office:value="4" calcext:value-type="float">
            <text:p>4</text:p>
          </table:table-cell>
          <table:table-cell table:style-name="ce4" office:value-type="string" calcext:value-type="string">
            <text:p>I am so happy its summerti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Me too_comma_ I dislike heat but I love the lei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ike the fact its light out lo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Me too_comma_ that made summer great as a k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85_conv:9570</text:p>
          </table:table-cell>
          <table:table-cell table:style-name="ce2" office:value-type="string" calcext:value-type="string">
            <text:p>nostalgic</text:p>
          </table:table-cell>
          <table:table-cell table:style-name="ce4" office:value-type="string" calcext:value-type="string">
            <text:p>I remember when me and my brother used to play video games together</text:p>
          </table:table-cell>
          <table:table-cell table:style-name="ce2" office:value-type="float" office:value="52" calcext:value-type="float">
            <text:p>52</text:p>
          </table:table-cell>
          <table:table-cell table:style-name="ce4" office:value-type="string" calcext:value-type="string">
            <text:p>I remember when me and my brother used to play video games together. nintendo and stuff.. it was so much fun. i miss those time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awww_comma_ i used to play sega with my brother :) it was awesome. streets of rage was my favorite g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ve never heard of this game. i loved playing mario and contr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 man!!! I remember contra!! It's a shooting game right? gosh we used to play this game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51_conv:15903</text:p>
          </table:table-cell>
          <table:table-cell table:style-name="ce2" office:value-type="string" calcext:value-type="string">
            <text:p>ashamed</text:p>
          </table:table-cell>
          <table:table-cell table:style-name="ce4" office:value-type="string" calcext:value-type="string">
            <text:p>I kicked a pigeon that was on sidewalk as I was walking by. I hate those thiings. </text:p>
          </table:table-cell>
          <table:table-cell table:style-name="ce2" office:value-type="float" office:value="478" calcext:value-type="float">
            <text:p>478</text:p>
          </table:table-cell>
          <table:table-cell table:style-name="ce4" office:value-type="string" calcext:value-type="string">
            <text:p>I kicked a pigeon that was on sidewalk as I was walking b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Umm..did you MEAN to kick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No it was an accident so I felt a little bad_comma_ but I also hate those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ey are kinda like rats with w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65_conv:18731</text:p>
          </table:table-cell>
          <table:table-cell table:style-name="ce2" office:value-type="string" calcext:value-type="string">
            <text:p>grateful</text:p>
          </table:table-cell>
          <table:table-cell table:style-name="ce4" office:value-type="string" calcext:value-type="string">
            <text:p>My mom is always cooking meals and inviting me over to her home to eat even after I've been married and already moved out. It's such a nice gesture and makes me feel great.</text:p>
          </table:table-cell>
          <table:table-cell table:style-name="ce2" office:value-type="float" office:value="286" calcext:value-type="float">
            <text:p>286</text:p>
          </table:table-cell>
          <table:table-cell table:style-name="ce4" office:value-type="string" calcext:value-type="string">
            <text:p>I've long been married and living on my own_comma_ but my mom still cooks up delicious meals almost every night and invites me over to eat. I appreciate that more than she realize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es she come over every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usually go and visit her_comma_ but she does come over pretty often too. We have a close relationship. I really have a lot to thank her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aybe you should cook for her one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s a great idea! I do enjoy cooking. I learned from her and my grandmother. I'm from the South so we know how to cook delicious cajun cuis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29_conv:24659</text:p>
          </table:table-cell>
          <table:table-cell table:style-name="ce2" office:value-type="string" calcext:value-type="string">
            <text:p>impressed</text:p>
          </table:table-cell>
          <table:table-cell table:style-name="ce4" office:value-type="string" calcext:value-type="string">
            <text:p>My mom forgave me for something horrible i did. I am so soprised of how amazing she is.</text:p>
          </table:table-cell>
          <table:table-cell table:style-name="ce2" office:value-type="float" office:value="748" calcext:value-type="float">
            <text:p>748</text:p>
          </table:table-cell>
          <table:table-cell table:style-name="ce4" office:value-type="string" calcext:value-type="string">
            <text:p>My mom is the best. my mom gave me the benefit of the doubt when i got a DUI.</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ere you actually under the influ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s_comma_ i thought she would disown me but she ended up supporting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ell that's great of her_comma_ we've all done stu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26_conv:22653</text:p>
          </table:table-cell>
          <table:table-cell table:style-name="ce2" office:value-type="string" calcext:value-type="string">
            <text:p>afraid</text:p>
          </table:table-cell>
          <table:table-cell table:style-name="ce4" office:value-type="string" calcext:value-type="string">
            <text:p>when i was lost in a big city with no cell battery</text:p>
          </table:table-cell>
          <table:table-cell table:style-name="ce2" office:value-type="float" office:value="743" calcext:value-type="float">
            <text:p>743</text:p>
          </table:table-cell>
          <table:table-cell table:style-name="ce4" office:value-type="string" calcext:value-type="string">
            <text:p>i once got lost in a big city with no cell battery_comma_ scar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Oh wow_comma_ I bet you were very scared. Guessing you found your way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found and trusted some nice people to lead me to my hot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That's awesome! I bet you were glad those people came a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really was_comma_ they were heaven sent. i usually dont trust strang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6_conv:15893</text:p>
          </table:table-cell>
          <table:table-cell table:style-name="ce2" office:value-type="string" calcext:value-type="string">
            <text:p>sad</text:p>
          </table:table-cell>
          <table:table-cell table:style-name="ce4" office:value-type="string" calcext:value-type="string">
            <text:p>When my dog passed I was very emotional </text:p>
          </table:table-cell>
          <table:table-cell table:style-name="ce2" office:value-type="float" office:value="356" calcext:value-type="float">
            <text:p>356</text:p>
          </table:table-cell>
          <table:table-cell table:style-name="ce4" office:value-type="string" calcext:value-type="string">
            <text:p>I was extremely emotional when my dog passed aw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Aww man sorry for your loss_comma_ those are the worst_comma_ its like losing your best friend. I hope he passed away peacefully and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It was actually rather tragic_comma_ but I'll spare you the details. He had a good life though. He was my dad's so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Aww shoot_comma_ I lost a dog when i was little in a very tragic way as well. I miss that big guy_comma_ he was like a brother to me. Hope you're doing good now_comma_ he's in a good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24_conv:16449</text:p>
          </table:table-cell>
          <table:table-cell table:style-name="ce2" office:value-type="string" calcext:value-type="string">
            <text:p>annoyed</text:p>
          </table:table-cell>
          <table:table-cell table:style-name="ce4" office:value-type="string" calcext:value-type="string">
            <text:p>My son just started a new school. <text:s/>The communication with them has been terrible!</text:p>
          </table:table-cell>
          <table:table-cell table:style-name="ce2" office:value-type="float" office:value="26" calcext:value-type="float">
            <text:p>26</text:p>
          </table:table-cell>
          <table:table-cell table:style-name="ce4" office:value-type="string" calcext:value-type="string">
            <text:p>My son just started a new school. <text:s/>The communication with them has been terribl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Oh dear. How do they let the parents know what's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I sometimes find out but it seems so disorganiz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That sounds really frustrating. I'm sorry that's happen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57_conv:17114</text:p>
          </table:table-cell>
          <table:table-cell table:style-name="ce2" office:value-type="string" calcext:value-type="string">
            <text:p>afraid</text:p>
          </table:table-cell>
          <table:table-cell table:style-name="ce4" office:value-type="string" calcext:value-type="string">
            <text:p>I'm never home by myself_comma_ but a few weeks ago I was. <text:s/>There were these men running up and down the street in our neighborhood just screaming and yelling. <text:s/>Turns out it was some sort of domestic issue and the police came and arrested them.</text:p>
          </table:table-cell>
          <table:table-cell table:style-name="ce2" office:value-type="float" office:value="56" calcext:value-type="float">
            <text:p>56</text:p>
          </table:table-cell>
          <table:table-cell table:style-name="ce4" office:value-type="string" calcext:value-type="string">
            <text:p>I'm never usually home by myself_comma_ but a few weeks ago I was. <text:s/>There were these men running up and down our street just screaming and yell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terrifying! <text:s/>I had that happen near me before too. <text:s/>Two guys screaming at each other arguing in the road. <text:s/>I'm glad you're okay.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basically what it was_comma_ some sort of domestic issue. <text:s/>The police came and arrested both of them_comma_ but you'd better believe I had all my doors bolted and all the outside flood lights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great that you have flood lights. <text:s/>I really need to get at least one since we're on the corner of the street. <text:s/>Glad they apprehended them! Crazy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08_conv:23016</text:p>
          </table:table-cell>
          <table:table-cell table:style-name="ce2" office:value-type="string" calcext:value-type="string">
            <text:p>faithful</text:p>
          </table:table-cell>
          <table:table-cell table:style-name="ce4" office:value-type="string" calcext:value-type="string">
            <text:p>i have faith my brother will do alright</text:p>
          </table:table-cell>
          <table:table-cell table:style-name="ce2" office:value-type="float" office:value="321" calcext:value-type="float">
            <text:p>321</text:p>
          </table:table-cell>
          <table:table-cell table:style-name="ce4" office:value-type="string" calcext:value-type="string">
            <text:p>My brother recently lived _comma_ to start his life over he is finally liking the place _comma_ i have faith he will have a good future t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that's great. Were you able to help him m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was not _comma_ he just packed what he could in a bag and left to a different state _comma_ he is staying with a good friend of mi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ell at least you were able to introduce him to your friend. I hope everything works out for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35_conv:3271</text:p>
          </table:table-cell>
          <table:table-cell table:style-name="ce2" office:value-type="string" calcext:value-type="string">
            <text:p>grateful</text:p>
          </table:table-cell>
          <table:table-cell table:style-name="ce4" office:value-type="string" calcext:value-type="string">
            <text:p>My wife just bought me a car for our anniversary_comma_ and I am so glad she did.</text:p>
          </table:table-cell>
          <table:table-cell table:style-name="ce2" office:value-type="float" office:value="294" calcext:value-type="float">
            <text:p>294</text:p>
          </table:table-cell>
          <table:table-cell table:style-name="ce4" office:value-type="string" calcext:value-type="string">
            <text:p>My wife just bought me a car for our anniversary_comma_ and I am so happy she di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ow_comma_ she is a keeper. What car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A new SUV I've had my eye on. <text:s/>I really wasn't expecting it_comma_ but she said 30 years is a big annivers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Congratulations on the strong marriage and c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5_conv:21870</text:p>
          </table:table-cell>
          <table:table-cell table:style-name="ce2" office:value-type="string" calcext:value-type="string">
            <text:p>ashamed</text:p>
          </table:table-cell>
          <table:table-cell table:style-name="ce4" office:value-type="string" calcext:value-type="string">
            <text:p>My wife recently spent way more money on clothes than she told me. I wish she would have just told me how much it was. It made it worse to hide it.</text:p>
          </table:table-cell>
          <table:table-cell table:style-name="ce2" office:value-type="float" office:value="423" calcext:value-type="float">
            <text:p>423</text:p>
          </table:table-cell>
          <table:table-cell table:style-name="ce4" office:value-type="string" calcext:value-type="string">
            <text:p>My wife bought some new clothes and in classic fashion she lied about how much she actually spen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Hahaha_comma_ yes we women don't want to get the men angry. But clothes are so expensive these days. We just want to look good for our m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know I know. I just wish she could tell me up front. I get more irritated finding out she li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ext:s/>I guess you can just tell her like you told me just now. Maybe she won't be afraid to tell you next time....... well maybe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Oh_comma_ I've tr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01_conv:24603</text:p>
          </table:table-cell>
          <table:table-cell table:style-name="ce2" office:value-type="string" calcext:value-type="string">
            <text:p>disgusted</text:p>
          </table:table-cell>
          <table:table-cell table:style-name="ce4" office:value-type="string" calcext:value-type="string">
            <text:p>I went out to eat at a restaurant last week and got up to go to the restroom. As I was walking by the kitchen_comma_ I watched a cook drop a piece of chicken in the floor and put it right back on a plate. We left right after that.</text:p>
          </table:table-cell>
          <table:table-cell table:style-name="ce2" office:value-type="float" office:value="340" calcext:value-type="float">
            <text:p>340</text:p>
          </table:table-cell>
          <table:table-cell table:style-name="ce4" office:value-type="string" calcext:value-type="string">
            <text:p>Last week while my wife were out for dinner at a restaurant_comma_ I got up to use the restroom and walked by the kitchen. I saw a cook pick up a piece of chicken off the floor and put it back on someone's plat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Haha caught red han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 proceeded to leave the restaurant_comma_ but not after informing the manager_comma_ very loudly_comma_ about the incid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I wonder what their bathrooms are like if that's their serv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60_conv:8121</text:p>
          </table:table-cell>
          <table:table-cell table:style-name="ce2" office:value-type="string" calcext:value-type="string">
            <text:p>nostalgic</text:p>
          </table:table-cell>
          <table:table-cell table:style-name="ce4" office:value-type="string" calcext:value-type="string">
            <text:p>Today I went to the beach with my family and it reminded me of building castles in the sand as a kid.</text:p>
          </table:table-cell>
          <table:table-cell table:style-name="ce2" office:value-type="float" office:value="182" calcext:value-type="float">
            <text:p>182</text:p>
          </table:table-cell>
          <table:table-cell table:style-name="ce4" office:value-type="string" calcext:value-type="string">
            <text:p>Today I went to the beach with my family and it reminded me of building castles in the sand as a ki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t's always good to go to places that make you feel younger again_comma_ it brings back good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It does_comma_ I really reconnecting with my past as it makes me appreciate it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ats great_comma_ never lose touch with your childh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59_conv:15719</text:p>
          </table:table-cell>
          <table:table-cell table:style-name="ce2" office:value-type="string" calcext:value-type="string">
            <text:p>furious</text:p>
          </table:table-cell>
          <table:table-cell table:style-name="ce4" office:value-type="string" calcext:value-type="string">
            <text:p>Some guy cut me off in traffic while I had my daughter in the backseat_comma_ then proceeded to get out of his car and curse at me! I've never been so mad!</text:p>
          </table:table-cell>
          <table:table-cell table:style-name="ce2" office:value-type="float" office:value="99" calcext:value-type="float">
            <text:p>99</text:p>
          </table:table-cell>
          <table:table-cell table:style-name="ce4" office:value-type="string" calcext:value-type="string">
            <text:p>Some guy cut me off in traffic while I had my daughter in the backseat_comma_ then proceeded to get out of his car and curse at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mg! Did you call the pol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Yes I did_comma_ because I was so mad that he was acting that way in front of my ki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ow! Did the police arrest him or ticke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He was arrested_comma_ turns out he was drun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25_conv:19851</text:p>
          </table:table-cell>
          <table:table-cell table:style-name="ce2" office:value-type="string" calcext:value-type="string">
            <text:p>anticipating</text:p>
          </table:table-cell>
          <table:table-cell table:style-name="ce4" office:value-type="string" calcext:value-type="string">
            <text:p>I have been doing so well at work. I feel my yearly review thats coming up will be very good. </text:p>
          </table:table-cell>
          <table:table-cell table:style-name="ce2" office:value-type="float" office:value="567" calcext:value-type="float">
            <text:p>567</text:p>
          </table:table-cell>
          <table:table-cell table:style-name="ce4" office:value-type="string" calcext:value-type="string">
            <text:p>My yearly review is coming up and I have been doing well this year.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great. Do you thiink you will get a ra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really think I will. I dont expect less than that. I have confidence in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Confidence is super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 have no doubt it will go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good luck. even though you don't ne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Thanks! I feel and have confidence it will be a good ra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4_conv:468</text:p>
          </table:table-cell>
          <table:table-cell table:style-name="ce2" office:value-type="string" calcext:value-type="string">
            <text:p>joyful</text:p>
          </table:table-cell>
          <table:table-cell table:style-name="ce4" office:value-type="string" calcext:value-type="string">
            <text:p>As soon as I arrived at the bus stop and the bus slowly stopped in front of me.</text:p>
          </table:table-cell>
          <table:table-cell table:style-name="ce2" office:value-type="float" office:value="101" calcext:value-type="float">
            <text:p>101</text:p>
          </table:table-cell>
          <table:table-cell table:style-name="ce4" office:value-type="string" calcext:value-type="string">
            <text:p>I made it on time to the bus sto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2" calcext:value-type="float">
            <text:p>102</text:p>
          </table:table-cell>
          <table:table-cell table:style-name="ce4" office:value-type="string" calcext:value-type="string">
            <text:p>That is good. Where you running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1" calcext:value-type="float">
            <text:p>101</text:p>
          </table:table-cell>
          <table:table-cell table:style-name="ce4" office:value-type="string" calcext:value-type="string">
            <text:p>I was running late and so did the b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2" calcext:value-type="float">
            <text:p>102</text:p>
          </table:table-cell>
          <table:table-cell table:style-name="ce4" office:value-type="string" calcext:value-type="string">
            <text:p>That sucks. I hate when I am running late I always feel behi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69_conv:5939</text:p>
          </table:table-cell>
          <table:table-cell table:style-name="ce2" office:value-type="string" calcext:value-type="string">
            <text:p>content</text:p>
          </table:table-cell>
          <table:table-cell table:style-name="ce4" office:value-type="string" calcext:value-type="string">
            <text:p>I am pretty thankful to have family living close</text:p>
          </table:table-cell>
          <table:table-cell table:style-name="ce2" office:value-type="float" office:value="267" calcext:value-type="float">
            <text:p>267</text:p>
          </table:table-cell>
          <table:table-cell table:style-name="ce4" office:value-type="string" calcext:value-type="string">
            <text:p>I am pretty thankful to have family living clos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ish my family lived close. You are lu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do feel lucky.. I am sorry that your family isn't as cl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 see each other once a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9_conv:15899</text:p>
          </table:table-cell>
          <table:table-cell table:style-name="ce2" office:value-type="string" calcext:value-type="string">
            <text:p>impressed</text:p>
          </table:table-cell>
          <table:table-cell table:style-name="ce4" office:value-type="string" calcext:value-type="string">
            <text:p>I'm pleased with the amount of work I've done today.</text:p>
          </table:table-cell>
          <table:table-cell table:style-name="ce2" office:value-type="float" office:value="225" calcext:value-type="float">
            <text:p>225</text:p>
          </table:table-cell>
          <table:table-cell table:style-name="ce4" office:value-type="string" calcext:value-type="string">
            <text:p>I'm pleased with how much work I've gotten done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Good for you! It's always so satisfying to look back and see how much you've achie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I'm usually too tired by the time I'm finished though and just fall asleep....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Nothing wrong with sleep - along with food it's what keeps us going! How many hours do you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78_conv:17956</text:p>
          </table:table-cell>
          <table:table-cell table:style-name="ce2" office:value-type="string" calcext:value-type="string">
            <text:p>guilty</text:p>
          </table:table-cell>
          <table:table-cell table:style-name="ce4" office:value-type="string" calcext:value-type="string">
            <text:p>I was doing this chat room thing_comma_ and I walked away for a minute. <text:s/>One minute turned to ten_comma_ and the next thing I knew_comma_ the chatroom had expired_comma_ stranding the person waiting on me.</text:p>
          </table:table-cell>
          <table:table-cell table:style-name="ce2" office:value-type="float" office:value="525" calcext:value-type="float">
            <text:p>525</text:p>
          </table:table-cell>
          <table:table-cell table:style-name="ce4" office:value-type="string" calcext:value-type="string">
            <text:p>I was doing this chat room thing_comma_ and I walked away for a minute.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Oh yeah? <text:s/>How did that g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ell one minutes turned to ten_comma_ and the next thing I knew_comma_ the chatroom had expired_comma_ and I had stranded the person waiting on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 that happens lots of times but_comma_ I don't think we're supposed to talk about the elephant in the room per the instruc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hat elephant? This is a random chatroom experience that I h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91_conv:10983</text:p>
          </table:table-cell>
          <table:table-cell table:style-name="ce2" office:value-type="string" calcext:value-type="string">
            <text:p>confident</text:p>
          </table:table-cell>
          <table:table-cell table:style-name="ce4" office:value-type="string" calcext:value-type="string">
            <text:p>I think my daughter is going to shine this year. She spent the summer studying</text:p>
          </table:table-cell>
          <table:table-cell table:style-name="ce2" office:value-type="float" office:value="262" calcext:value-type="float">
            <text:p>262</text:p>
          </table:table-cell>
          <table:table-cell table:style-name="ce4" office:value-type="string" calcext:value-type="string">
            <text:p>My daughter spent the sumer studying so that she will do well this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ts good.its very important to instill good learning and study habbits. something i wish i had as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think she is going to really shine this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sounds like she is ready to succe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m so exci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44_conv:3288</text:p>
          </table:table-cell>
          <table:table-cell table:style-name="ce2" office:value-type="string" calcext:value-type="string">
            <text:p>jealous</text:p>
          </table:table-cell>
          <table:table-cell table:style-name="ce4" office:value-type="string" calcext:value-type="string">
            <text:p>My cousin got accepted into Med school and I am very envious! I wish it was me...</text:p>
          </table:table-cell>
          <table:table-cell table:style-name="ce2" office:value-type="float" office:value="269" calcext:value-type="float">
            <text:p>269</text:p>
          </table:table-cell>
          <table:table-cell table:style-name="ce4" office:value-type="string" calcext:value-type="string">
            <text:p>My cousin got accepted into Med school and I am very envious! I wish it was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is so great! Are you in the process of applying now? I'm sure you will get in even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s_comma_ I applied but have been rejected as always. Maybe I need to try a new career fie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Perhaps. Or you just need to keep trying. Don't give up on your dreams so easi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15_conv:9231</text:p>
          </table:table-cell>
          <table:table-cell table:style-name="ce2" office:value-type="string" calcext:value-type="string">
            <text:p>annoyed</text:p>
          </table:table-cell>
          <table:table-cell table:style-name="ce4" office:value-type="string" calcext:value-type="string">
            <text:p>How can I not be when she is only 14 years old</text:p>
          </table:table-cell>
          <table:table-cell table:style-name="ce2" office:value-type="float" office:value="237" calcext:value-type="float">
            <text:p>237</text:p>
          </table:table-cell>
          <table:table-cell table:style-name="ce4" office:value-type="string" calcext:value-type="string">
            <text:p>How can I not be when she is only 14 years ol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ow can you not be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Angry that my little angel was rap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very intense I hope you called the pol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41_conv:13682</text:p>
          </table:table-cell>
          <table:table-cell table:style-name="ce2" office:value-type="string" calcext:value-type="string">
            <text:p>ashamed</text:p>
          </table:table-cell>
          <table:table-cell table:style-name="ce4" office:value-type="string" calcext:value-type="string">
            <text:p>I am not happy with the way my kids behaved this summer. They were so lazy</text:p>
          </table:table-cell>
          <table:table-cell table:style-name="ce2" office:value-type="float" office:value="27" calcext:value-type="float">
            <text:p>27</text:p>
          </table:table-cell>
          <table:table-cell table:style-name="ce4" office:value-type="string" calcext:value-type="string">
            <text:p><text:s text:c="608"/>My kids were so lazy this summ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Hahahaha_comma_ that is the way sumer is supposed to be for kids. <text:s/>Did they at least do the things you asked them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o. They just wwanted to sleep all day. Even when we took trip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Ohh no_comma_ its worse than I thought. <text:s/>It's one thing to relax_comma_ but that's different. <text:s/>What are you doing to whip them back into shap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chool starts Monday. I am gonna have a better schedule next summ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76_conv:14752</text:p>
          </table:table-cell>
          <table:table-cell table:style-name="ce2" office:value-type="string" calcext:value-type="string">
            <text:p>terrified</text:p>
          </table:table-cell>
          <table:table-cell table:style-name="ce4" office:value-type="string" calcext:value-type="string">
            <text:p>I was pretty scared Thursday. I had to drive through the rain</text:p>
          </table:table-cell>
          <table:table-cell table:style-name="ce2" office:value-type="float" office:value="126" calcext:value-type="float">
            <text:p>126</text:p>
          </table:table-cell>
          <table:table-cell table:style-name="ce4" office:value-type="string" calcext:value-type="string">
            <text:p>I was scared driving on thursday. It was raining so har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you pull over or keep pushing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just went sl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at least you made it safely thr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53_conv:8107</text:p>
          </table:table-cell>
          <table:table-cell table:style-name="ce2" office:value-type="string" calcext:value-type="string">
            <text:p>devastated</text:p>
          </table:table-cell>
          <table:table-cell table:style-name="ce4" office:value-type="string" calcext:value-type="string">
            <text:p>I learnt a few days ago my best friend passed away in a car accident. I am still in shock.</text:p>
          </table:table-cell>
          <table:table-cell table:style-name="ce2" office:value-type="float" office:value="386" calcext:value-type="float">
            <text:p>386</text:p>
          </table:table-cell>
          <table:table-cell table:style-name="ce4" office:value-type="string" calcext:value-type="string">
            <text:p>My friend passed away in a car crash a couple days ago_comma_ I'm still in shoc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Oh I'm sorry. <text:s/>How are his family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ey've been really closed up about the whole thing_comma_ I can't contact them or anything. They must be going through a tough time_comma_ I could not imag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It's pretty hard to deal with. <text:s/>One of my friend's buddies died in a car crash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2_conv:15464</text:p>
          </table:table-cell>
          <table:table-cell table:style-name="ce2" office:value-type="string" calcext:value-type="string">
            <text:p>disgusted</text:p>
          </table:table-cell>
          <table:table-cell table:style-name="ce4" office:value-type="string" calcext:value-type="string">
            <text:p>I came home yesterday to dog poop everywhere!</text:p>
          </table:table-cell>
          <table:table-cell table:style-name="ce2" office:value-type="float" office:value="466" calcext:value-type="float">
            <text:p>466</text:p>
          </table:table-cell>
          <table:table-cell table:style-name="ce4" office:value-type="string" calcext:value-type="string">
            <text:p>So I came home to dog poop everywhere yesterday! It was gros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Were you gone for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e were only gone for 2 hours! You just can't leave them alone I gu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hat a bad doggie... hopefully they don't do i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54_conv:8308</text:p>
          </table:table-cell>
          <table:table-cell table:style-name="ce2" office:value-type="string" calcext:value-type="string">
            <text:p>angry</text:p>
          </table:table-cell>
          <table:table-cell table:style-name="ce4" office:value-type="string" calcext:value-type="string">
            <text:p>I don't get big companies who think they can take advantage of everyone. When I get a product_comma_ it should work right or they should replace it.</text:p>
          </table:table-cell>
          <table:table-cell table:style-name="ce2" office:value-type="float" office:value="296" calcext:value-type="float">
            <text:p>296</text:p>
          </table:table-cell>
          <table:table-cell table:style-name="ce4" office:value-type="string" calcext:value-type="string">
            <text:p>I don't get big companies who think they can take advantage of everyon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re you talking about ones that just raise and raise pri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 ones that don't stand behind their products and services. <text:s/>When I get a product_comma_ it should work right or they should replace it. Or when they make a mistake like charging you tw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nd they always get nasty with you like it was your fault and not theirs! I feel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39_conv:15878</text:p>
          </table:table-cell>
          <table:table-cell table:style-name="ce2" office:value-type="string" calcext:value-type="string">
            <text:p>guilty</text:p>
          </table:table-cell>
          <table:table-cell table:style-name="ce4" office:value-type="string" calcext:value-type="string">
            <text:p>I needed lunch money for school because I had bought extra things during lunch. I wasn't supposed to do that. I stole money out of my dad's wallet to cover my negative account balance at school.</text:p>
          </table:table-cell>
          <table:table-cell table:style-name="ce2" office:value-type="float" office:value="607" calcext:value-type="float">
            <text:p>607</text:p>
          </table:table-cell>
          <table:table-cell table:style-name="ce4" office:value-type="string" calcext:value-type="string">
            <text:p>I bought extra items during school lunch in high school. I have a negative balance on my accoun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Ouch_comma_ hopefully its not by much. I remember when i was in high school i had a similar situation. They're usually pretty lenient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had to take money out of my dad's wallet to cover it. I would have got in so much trouble with my parents for buying candy! It wasn't much but I still felt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I'm sure your dad wouldn't mind haha_comma_ its usually pretty cheap anything i remember they cost like $1.</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37_conv:23075</text:p>
          </table:table-cell>
          <table:table-cell table:style-name="ce2" office:value-type="string" calcext:value-type="string">
            <text:p>apprehensive</text:p>
          </table:table-cell>
          <table:table-cell table:style-name="ce4" office:value-type="string" calcext:value-type="string">
            <text:p>I was careful when choosing my new phone.</text:p>
          </table:table-cell>
          <table:table-cell table:style-name="ce2" office:value-type="float" office:value="625" calcext:value-type="float">
            <text:p>625</text:p>
          </table:table-cell>
          <table:table-cell table:style-name="ce4" office:value-type="string" calcext:value-type="string">
            <text:p>I had a hard time choosing which phone to get. I ended up getting a new phone with all the spec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ice! <text:s/>What did you end up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I ended up getting a google pixel 2. I know it is a little expensive but I wanted to have a good phone that will last a long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say if you can afford it enjoy it. <text:s/>What is your favorite fea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The fingerprint scanner to unlock is so effortless that it makes unlocking you phone fun. Have you tried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aven't_comma_ but I would love to get one. <text:s/>I love full feature ph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I do too_comma_ I love technology. Even though it is expensive_comma_ I love messing with it and updat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Everything about getting something new like that is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37_conv:5275</text:p>
          </table:table-cell>
          <table:table-cell table:style-name="ce2" office:value-type="string" calcext:value-type="string">
            <text:p>annoyed</text:p>
          </table:table-cell>
          <table:table-cell table:style-name="ce4" office:value-type="string" calcext:value-type="string">
            <text:p>The store I am ordering from won't ship to Canada_comma_ even though I found the perfect present for my brothers birthday.</text:p>
          </table:table-cell>
          <table:table-cell table:style-name="ce2" office:value-type="float" office:value="206" calcext:value-type="float">
            <text:p>206</text:p>
          </table:table-cell>
          <table:table-cell table:style-name="ce4" office:value-type="string" calcext:value-type="string">
            <text:p>I couldn't buy my brother his gift from an online retailer that starts with an A_comma_ because apparently they don't ship to Canada from their .com websit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Oh I think I can guess which retailer you're talking about. I've had so many problems with them over the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6" calcext:value-type="float">
            <text:p>206</text:p>
          </table:table-cell>
          <table:table-cell table:style-name="ce4" office:value-type="string" calcext:value-type="string">
            <text:p>Yeah_comma_ it's horrible. I mean_comma_ what's so difficult about shipping to Canada? You can pay for other people to ship the item to you from their address_comma_ you'd think it would be just as simple for a big company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I know. Canada isn't even overseas in the literal sense_comma_ it's just over the bord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57_conv:6114</text:p>
          </table:table-cell>
          <table:table-cell table:style-name="ce2" office:value-type="string" calcext:value-type="string">
            <text:p>annoyed</text:p>
          </table:table-cell>
          <table:table-cell table:style-name="ce4" office:value-type="string" calcext:value-type="string">
            <text:p>It really bugs me when telemarketers call my house.</text:p>
          </table:table-cell>
          <table:table-cell table:style-name="ce2" office:value-type="float" office:value="4" calcext:value-type="float">
            <text:p>4</text:p>
          </table:table-cell>
          <table:table-cell table:style-name="ce4" office:value-type="string" calcext:value-type="string">
            <text:p>It really bugs me when telemarketers call my hous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me too. Have you ever messed with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did once_comma_ keep that scammer on the line for an hou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7_conv:1154</text:p>
          </table:table-cell>
          <table:table-cell table:style-name="ce2" office:value-type="string" calcext:value-type="string">
            <text:p>furious</text:p>
          </table:table-cell>
          <table:table-cell table:style-name="ce4" office:value-type="string" calcext:value-type="string">
            <text:p><text:s/>A driver brushed my car with his car and did not stop to apologize and fix my car</text:p>
          </table:table-cell>
          <table:table-cell table:style-name="ce2" office:value-type="float" office:value="166" calcext:value-type="float">
            <text:p>166</text:p>
          </table:table-cell>
          <table:table-cell table:style-name="ce4" office:value-type="string" calcext:value-type="string">
            <text:p>How can someone brush your car without waiting to appologiz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ooh_comma_ <text:s/>sorry about that. That is so ru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wish i can locate him and make him pay for what he did. but i will prefer to brush his face with a punc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Please do not do that. just forgive him and hope that it does not happen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17_conv:6435</text:p>
          </table:table-cell>
          <table:table-cell table:style-name="ce2" office:value-type="string" calcext:value-type="string">
            <text:p>terrified</text:p>
          </table:table-cell>
          <table:table-cell table:style-name="ce4" office:value-type="string" calcext:value-type="string">
            <text:p>Someone broke a window in my side yard today. I don't know when_comma_ I assume I was gone as my dogs wouldv'e went nuts. I live in a bad neighborhood and it's late so I am still up a bit scared about it.</text:p>
          </table:table-cell>
          <table:table-cell table:style-name="ce2" office:value-type="float" office:value="296" calcext:value-type="float">
            <text:p>296</text:p>
          </table:table-cell>
          <table:table-cell table:style-name="ce4" office:value-type="string" calcext:value-type="string">
            <text:p>Someone broke a window in my side yard today. I don't know when_comma_ I assume I was gone as my dogs wouldv'e went nut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not good. I am glad they are oka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 are so far but <text:s/>I live in a bad neighborhood and it's late so I am still up a bit scar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ould b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91_conv:11983</text:p>
          </table:table-cell>
          <table:table-cell table:style-name="ce2" office:value-type="string" calcext:value-type="string">
            <text:p>ashamed</text:p>
          </table:table-cell>
          <table:table-cell table:style-name="ce4" office:value-type="string" calcext:value-type="string">
            <text:p>I went to the store and took a small bunch of bananas without paying for them. <text:s/>I feel really bad about it.</text:p>
          </table:table-cell>
          <table:table-cell table:style-name="ce2" office:value-type="float" office:value="294" calcext:value-type="float">
            <text:p>294</text:p>
          </table:table-cell>
          <table:table-cell table:style-name="ce4" office:value-type="string" calcext:value-type="string">
            <text:p>I went to the store and took a small bunch of bananas without paying for them. <text:s/>I feel really bad about i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Have you thought about telling the st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o_comma_ I can't afford to pay for them_comma_ so what's the poi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o clear your consciou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7_conv:1614</text:p>
          </table:table-cell>
          <table:table-cell table:style-name="ce2" office:value-type="string" calcext:value-type="string">
            <text:p>surprised</text:p>
          </table:table-cell>
          <table:table-cell table:style-name="ce4" office:value-type="string" calcext:value-type="string">
            <text:p>Once i was going to a friend's house a couple of days after my birthday. When i got to my friend's house everyone i knew was there and yelled surprise! never had a surprise party before.</text:p>
          </table:table-cell>
          <table:table-cell table:style-name="ce2" office:value-type="float" office:value="68" calcext:value-type="float">
            <text:p>68</text:p>
          </table:table-cell>
          <table:table-cell table:style-name="ce4" office:value-type="string" calcext:value-type="string">
            <text:p>So i thought people missed my birthday one year. I was terribly mistaken 2 days lat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What happened? did you get the best surprise of you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Heck yeah i did! Never had a surprise party before and it was a thr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So_comma_ how many people were in attendance? and what special gift did you rece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8_conv:6056</text:p>
          </table:table-cell>
          <table:table-cell table:style-name="ce2" office:value-type="string" calcext:value-type="string">
            <text:p>angry</text:p>
          </table:table-cell>
          <table:table-cell table:style-name="ce4" office:value-type="string" calcext:value-type="string">
            <text:p>I am super OVER the people who litter on the outside of my lawn everyday. I don't know what to do with how upset I get at picking up everyone elses trash.</text:p>
          </table:table-cell>
          <table:table-cell table:style-name="ce2" office:value-type="float" office:value="296" calcext:value-type="float">
            <text:p>296</text:p>
          </table:table-cell>
          <table:table-cell table:style-name="ce4" office:value-type="string" calcext:value-type="string">
            <text:p>I am super OVER the people who litter on the outside of my lawn everyda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Did you catch some of them in a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_comma_ they don't do it when I am out there. I don't know what to do with how upset I get at picking up everyone elses tr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bad. I would have the same feeling if I was in your situ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10_conv:10620</text:p>
          </table:table-cell>
          <table:table-cell table:style-name="ce2" office:value-type="string" calcext:value-type="string">
            <text:p>proud</text:p>
          </table:table-cell>
          <table:table-cell table:style-name="ce4" office:value-type="string" calcext:value-type="string">
            <text:p><text:s/>i was really happy the day i gratuaded from college_comma_ i think it was one of the best days of my life_comma_ it was a lot of hard work but it paid off</text:p>
          </table:table-cell>
          <table:table-cell table:style-name="ce2" office:value-type="float" office:value="507" calcext:value-type="float">
            <text:p>507</text:p>
          </table:table-cell>
          <table:table-cell table:style-name="ce4" office:value-type="string" calcext:value-type="string">
            <text:p>the day i gratuaded from college is my favorite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Congratulations! What made it s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e fact that it took so much work and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Ah_comma_ well you earne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2_conv:2124</text:p>
          </table:table-cell>
          <table:table-cell table:style-name="ce2" office:value-type="string" calcext:value-type="string">
            <text:p>anticipating</text:p>
          </table:table-cell>
          <table:table-cell table:style-name="ce4" office:value-type="string" calcext:value-type="string">
            <text:p>School is going to start in a few weeks. Not looking forward to it.</text:p>
          </table:table-cell>
          <table:table-cell table:style-name="ce2" office:value-type="float" office:value="273" calcext:value-type="float">
            <text:p>273</text:p>
          </table:table-cell>
          <table:table-cell table:style-name="ce4" office:value-type="string" calcext:value-type="string">
            <text:p>School is going to start in a few weeks. Not looking forward to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I'm excited personally_comma_ I guess you have to like your school and what you're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do like it. It will be nice in some ways. But I'm not looking forward to having to write pap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I hate writing papers too. That's why I am an engineering major. Lol its still pretty hard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51_conv:5902</text:p>
          </table:table-cell>
          <table:table-cell table:style-name="ce2" office:value-type="string" calcext:value-type="string">
            <text:p>prepared</text:p>
          </table:table-cell>
          <table:table-cell table:style-name="ce4" office:value-type="string" calcext:value-type="string">
            <text:p>I am ready for the winter storms.</text:p>
          </table:table-cell>
          <table:table-cell table:style-name="ce2" office:value-type="float" office:value="4" calcext:value-type="float">
            <text:p>4</text:p>
          </table:table-cell>
          <table:table-cell table:style-name="ce4" office:value-type="string" calcext:value-type="string">
            <text:p>I am ready for the winter storm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torms?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e winter storm that comes every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Everything closes when we get an inch of snow in the south.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42_conv:4285</text:p>
          </table:table-cell>
          <table:table-cell table:style-name="ce2" office:value-type="string" calcext:value-type="string">
            <text:p>impressed</text:p>
          </table:table-cell>
          <table:table-cell table:style-name="ce4" office:value-type="string" calcext:value-type="string">
            <text:p>My friend learned to juggle several items. I have no idea how he does it_comma_ but it's amazing!</text:p>
          </table:table-cell>
          <table:table-cell table:style-name="ce2" office:value-type="float" office:value="234" calcext:value-type="float">
            <text:p>234</text:p>
          </table:table-cell>
          <table:table-cell table:style-name="ce4" office:value-type="string" calcext:value-type="string">
            <text:p>My friend likes to learn new things sometimes_comma_ and he recently learne to juggle several items at o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That's pretty amazing. I have tried juggling 3 small objects before and felt like it was impossi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Same here. I have no idea how he does it...but it's quite amazing to see. I'm somewhat env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I can understand that. After my failed attempt_comma_ my oldest son_comma_ then 13_comma_ came in the room juggling successfully a few minutes later. He watched a youtube video and learned in about 15 minut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06_conv:3212</text:p>
          </table:table-cell>
          <table:table-cell table:style-name="ce2" office:value-type="string" calcext:value-type="string">
            <text:p>furious</text:p>
          </table:table-cell>
          <table:table-cell table:style-name="ce4" office:value-type="string" calcext:value-type="string">
            <text:p>I am furious at the person who abused the dog I have.</text:p>
          </table:table-cell>
          <table:table-cell table:style-name="ce2" office:value-type="float" office:value="296" calcext:value-type="float">
            <text:p>296</text:p>
          </table:table-cell>
          <table:table-cell table:style-name="ce4" office:value-type="string" calcext:value-type="string">
            <text:p>I am very angry at the person who bred_comma_ starved and then abandoned (or maybe she broke free) the dog I hav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Animal abuse disgusts me. I don't what would drive someone to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on't either! They would have to be something very wrong as I couldn't imagine hurting an innoc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f I had a chance to rescue an animal_comma_ I would totally do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28_conv:8656</text:p>
          </table:table-cell>
          <table:table-cell table:style-name="ce2" office:value-type="string" calcext:value-type="string">
            <text:p>jealous</text:p>
          </table:table-cell>
          <table:table-cell table:style-name="ce4" office:value-type="string" calcext:value-type="string">
            <text:p>my friend won a lot of money the other day</text:p>
          </table:table-cell>
          <table:table-cell table:style-name="ce2" office:value-type="float" office:value="63" calcext:value-type="float">
            <text:p>63</text:p>
          </table:table-cell>
          <table:table-cell table:style-name="ce4" office:value-type="string" calcext:value-type="string">
            <text:p>my friend won a lot of money the other day which was cool for hi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did he win a lot of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scratcher ticket_comma_ i was quite envi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es he play the scratcher tickets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76_conv:5552</text:p>
          </table:table-cell>
          <table:table-cell table:style-name="ce2" office:value-type="string" calcext:value-type="string">
            <text:p>embarrassed</text:p>
          </table:table-cell>
          <table:table-cell table:style-name="ce4" office:value-type="string" calcext:value-type="string">
            <text:p>I had my t-shirt fly up in the wind and accidently flashed some people</text:p>
          </table:table-cell>
          <table:table-cell table:style-name="ce2" office:value-type="float" office:value="420" calcext:value-type="float">
            <text:p>420</text:p>
          </table:table-cell>
          <table:table-cell table:style-name="ce4" office:value-type="string" calcext:value-type="string">
            <text:p>I managed to accidently flash a dozen peopl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 did it turn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it was windy and the wind caught my shirt. <text:s/>I was like "oo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eems plaus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Yes. <text:s/>Luckily people around me thought it was amusing and not offens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95_conv:18390</text:p>
          </table:table-cell>
          <table:table-cell table:style-name="ce2" office:value-type="string" calcext:value-type="string">
            <text:p>anticipating</text:p>
          </table:table-cell>
          <table:table-cell table:style-name="ce4" office:value-type="string" calcext:value-type="string">
            <text:p>There's this Japanese restaurant I keep passing on my way to work. I'm finally going to check it out this weekend.</text:p>
          </table:table-cell>
          <table:table-cell table:style-name="ce2" office:value-type="float" office:value="1" calcext:value-type="float">
            <text:p>1</text:p>
          </table:table-cell>
          <table:table-cell table:style-name="ce4" office:value-type="string" calcext:value-type="string">
            <text:p>There's this Japanese restaurant I keep passing on my way to work. I'm finally going to check it out this week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yeah? Was it an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t sure yet. I'm trying it this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I see. What made you finally decide to try it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18_conv:9037</text:p>
          </table:table-cell>
          <table:table-cell table:style-name="ce2" office:value-type="string" calcext:value-type="string">
            <text:p>furious</text:p>
          </table:table-cell>
          <table:table-cell table:style-name="ce4" office:value-type="string" calcext:value-type="string">
            <text:p>I was expecting a special package delivery_comma_ but they lost it!</text:p>
          </table:table-cell>
          <table:table-cell table:style-name="ce2" office:value-type="float" office:value="366" calcext:value-type="float">
            <text:p>366</text:p>
          </table:table-cell>
          <table:table-cell table:style-name="ce4" office:value-type="string" calcext:value-type="string">
            <text:p>I am so upset with the shipping company. They lost my special packag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Oh no! Did they reimburs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ey are making me file a claim with the shipper_comma_ and go that route. It is very upset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m sure it is. <text:s/>I would be furi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42_conv:12284</text:p>
          </table:table-cell>
          <table:table-cell table:style-name="ce2" office:value-type="string" calcext:value-type="string">
            <text:p>excited</text:p>
          </table:table-cell>
          <table:table-cell table:style-name="ce4" office:value-type="string" calcext:value-type="string">
            <text:p>My birthday is this weekend. Me and some friends are going on a camping trip. It is going to be a blast. I cant wait.</text:p>
          </table:table-cell>
          <table:table-cell table:style-name="ce2" office:value-type="float" office:value="297" calcext:value-type="float">
            <text:p>297</text:p>
          </table:table-cell>
          <table:table-cell table:style-name="ce4" office:value-type="string" calcext:value-type="string">
            <text:p>I cant wait for this weekend. Me and some friend are going camping for my birthday. Its going to be so much fu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_comma_ I bet that is going to b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ea I cant wait. I have really been looking forwar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you have fun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34_conv:22468</text:p>
          </table:table-cell>
          <table:table-cell table:style-name="ce2" office:value-type="string" calcext:value-type="string">
            <text:p>hopeful</text:p>
          </table:table-cell>
          <table:table-cell table:style-name="ce4" office:value-type="string" calcext:value-type="string">
            <text:p>I planted vegetables in my garden. I can't wait until they sprout!</text:p>
          </table:table-cell>
          <table:table-cell table:style-name="ce2" office:value-type="float" office:value="813" calcext:value-type="float">
            <text:p>813</text:p>
          </table:table-cell>
          <table:table-cell table:style-name="ce4" office:value-type="string" calcext:value-type="string">
            <text:p>I planted vegetables in my garden. I can't wait until they sprou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Nothing like fresh veggies! What did you pl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I planted tomatoes_comma_ peppers_comma_ and onions. I'm hoping to make sals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Mmmm...you are making my mouth water. Juicy fresh tomatoes are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17_conv:11634</text:p>
          </table:table-cell>
          <table:table-cell table:style-name="ce2" office:value-type="string" calcext:value-type="string">
            <text:p>excited</text:p>
          </table:table-cell>
          <table:table-cell table:style-name="ce4" office:value-type="string" calcext:value-type="string">
            <text:p>I was super psyched when we got our puppy about 6 months ago the kids couldn't wait for me to bring him home and he is so much fun and very cute</text:p>
          </table:table-cell>
          <table:table-cell table:style-name="ce2" office:value-type="float" office:value="411" calcext:value-type="float">
            <text:p>411</text:p>
          </table:table-cell>
          <table:table-cell table:style-name="ce4" office:value-type="string" calcext:value-type="string">
            <text:p>You know recently we got a new puppy he's a goldendoodle and is a lot of fu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what breed is the pu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he's a goldendoodle which is a poodle and golden retriever mix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ave never heard of such a breed. Must be so cut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52_conv:13104</text:p>
          </table:table-cell>
          <table:table-cell table:style-name="ce2" office:value-type="string" calcext:value-type="string">
            <text:p>terrified</text:p>
          </table:table-cell>
          <table:table-cell table:style-name="ce4" office:value-type="string" calcext:value-type="string">
            <text:p>I found a spider in my bathroom.... ive never ran so fast in my life!</text:p>
          </table:table-cell>
          <table:table-cell table:style-name="ce2" office:value-type="float" office:value="397" calcext:value-type="float">
            <text:p>397</text:p>
          </table:table-cell>
          <table:table-cell table:style-name="ce4" office:value-type="string" calcext:value-type="string">
            <text:p>I found a spider in my bathroom.... ive never ran so fast in my lif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Oh wow! That must have been a really scary experience. What happened to the spi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My husband got rid of it. It was hu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t's a good thing that he was there to take care of it. I just saw a tarantula exhibits at the zoo. Even through the windows that made me nerv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39_conv:2678</text:p>
          </table:table-cell>
          <table:table-cell table:style-name="ce2" office:value-type="string" calcext:value-type="string">
            <text:p>faithful</text:p>
          </table:table-cell>
          <table:table-cell table:style-name="ce4" office:value-type="string" calcext:value-type="string">
            <text:p>I have been married for almost ten years. It takes a lot to stay in a marriage that long.</text:p>
          </table:table-cell>
          <table:table-cell table:style-name="ce2" office:value-type="float" office:value="26" calcext:value-type="float">
            <text:p>26</text:p>
          </table:table-cell>
          <table:table-cell table:style-name="ce4" office:value-type="string" calcext:value-type="string">
            <text:p>I have been married for ten years. Since we aren't swingers_comma_ I'm a one man kinda lad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cool. I am not a swinger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Staying with the same guy day in and day out over a long period of time can be t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did you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It's a commitment to stay with just one per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42_conv:10484</text:p>
          </table:table-cell>
          <table:table-cell table:style-name="ce2" office:value-type="string" calcext:value-type="string">
            <text:p>terrified</text:p>
          </table:table-cell>
          <table:table-cell table:style-name="ce4" office:value-type="string" calcext:value-type="string">
            <text:p>i was scared walkin home yesterday</text:p>
          </table:table-cell>
          <table:table-cell table:style-name="ce2" office:value-type="float" office:value="238" calcext:value-type="float">
            <text:p>238</text:p>
          </table:table-cell>
          <table:table-cell table:style-name="ce4" office:value-type="string" calcext:value-type="string">
            <text:p>i was scared walkin home yester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terrible! Why did you feel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ad to walk home through a wooded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h no_comma_ I always feel the same way. I usually avoid areas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34_conv:13668</text:p>
          </table:table-cell>
          <table:table-cell table:style-name="ce2" office:value-type="string" calcext:value-type="string">
            <text:p>surprised</text:p>
          </table:table-cell>
          <table:table-cell table:style-name="ce4" office:value-type="string" calcext:value-type="string">
            <text:p>i didnt expect to get the day off today</text:p>
          </table:table-cell>
          <table:table-cell table:style-name="ce2" office:value-type="float" office:value="238" calcext:value-type="float">
            <text:p>238</text:p>
          </table:table-cell>
          <table:table-cell table:style-name="ce4" office:value-type="string" calcext:value-type="string">
            <text:p>i didnt expect to get the day off tod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Did you enjoy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did you do? Sometimes I just sleep and that is enough for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27_conv:18655</text:p>
          </table:table-cell>
          <table:table-cell table:style-name="ce2" office:value-type="string" calcext:value-type="string">
            <text:p>jealous</text:p>
          </table:table-cell>
          <table:table-cell table:style-name="ce4" office:value-type="string" calcext:value-type="string">
            <text:p>My girlfriend at the time was so much less passionate with me than she was with one of her male friends. It made me so envious. </text:p>
          </table:table-cell>
          <table:table-cell table:style-name="ce2" office:value-type="float" office:value="55" calcext:value-type="float">
            <text:p>55</text:p>
          </table:table-cell>
          <table:table-cell table:style-name="ce4" office:value-type="string" calcext:value-type="string">
            <text:p>My girlfriend at the time seemed to be so much more passionate when talking to one of her friend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hat do you mean exactly? She doesn't have the same passion when speak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She just seemed to be so much more energetic and engaged when she was talking to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_comma_ I'm sorry to hear that. That must hu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52_conv:18704</text:p>
          </table:table-cell>
          <table:table-cell table:style-name="ce2" office:value-type="string" calcext:value-type="string">
            <text:p>hopeful</text:p>
          </table:table-cell>
          <table:table-cell table:style-name="ce4" office:value-type="string" calcext:value-type="string">
            <text:p>My grandmother is in the hospital after a car accident. She broke her hip_comma_ but I hope she will recover. The doctors are taking good care of her.</text:p>
          </table:table-cell>
          <table:table-cell table:style-name="ce2" office:value-type="float" office:value="469" calcext:value-type="float">
            <text:p>469</text:p>
          </table:table-cell>
          <table:table-cell table:style-name="ce4" office:value-type="string" calcext:value-type="string">
            <text:p>My grandmother is in the hospital after being in a car accident. The doctors are taking good care of her so I feel she is in good hand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3" calcext:value-type="float">
            <text:p>593</text:p>
          </table:table-cell>
          <table:table-cell table:style-name="ce4" office:value-type="string" calcext:value-type="string">
            <text:p>Oh_comma_ I'm sorry to hear that about your grandmother. <text:s/>I'm close to my grandmother so I would definitely need for the doctors to provide the best of care. <text:s/>I'm sure you are looking for a speedy recove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s_comma_ she is a strong woman and I am confident that she will recover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3" calcext:value-type="float">
            <text:p>593</text:p>
          </table:table-cell>
          <table:table-cell table:style-name="ce4" office:value-type="string" calcext:value-type="string">
            <text:p>That's a great position to take especially when something like this occur. <text:s/>It puts so many things in perspective on what's important. <text:s/>I'm glad you have good doctors so you can focus on just being there fo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41_conv:8683</text:p>
          </table:table-cell>
          <table:table-cell table:style-name="ce2" office:value-type="string" calcext:value-type="string">
            <text:p>impressed</text:p>
          </table:table-cell>
          <table:table-cell table:style-name="ce4" office:value-type="string" calcext:value-type="string">
            <text:p>When I went to see Niagara Falls for first time_comma_ I couldn't believe how big it was. <text:s/>Mind blowing to see in person</text:p>
          </table:table-cell>
          <table:table-cell table:style-name="ce2" office:value-type="float" office:value="448" calcext:value-type="float">
            <text:p>448</text:p>
          </table:table-cell>
          <table:table-cell table:style-name="ce4" office:value-type="string" calcext:value-type="string">
            <text:p>Ever been to Niagara Falls? I just went and it blew my mind on the size of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aven't been. <text:s/>I would really love to go_comma_ and it's good to hear such a good review from some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you definitely should go_comma_ very worth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hat else is there to do there other than see the fal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0_conv:1160</text:p>
          </table:table-cell>
          <table:table-cell table:style-name="ce2" office:value-type="string" calcext:value-type="string">
            <text:p>hopeful</text:p>
          </table:table-cell>
          <table:table-cell table:style-name="ce4" office:value-type="string" calcext:value-type="string">
            <text:p>I was a espectant of receiving gifts for my birthday b</text:p>
          </table:table-cell>
          <table:table-cell table:style-name="ce2" office:value-type="float" office:value="189" calcext:value-type="float">
            <text:p>189</text:p>
          </table:table-cell>
          <table:table-cell table:style-name="ce4" office:value-type="string" calcext:value-type="string">
            <text:p>My day was really though_comma_ because I couldn't really focus on what I was doing just because I was espectan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5" calcext:value-type="float">
            <text:p>185</text:p>
          </table:table-cell>
          <table:table-cell table:style-name="ce4" office:value-type="string" calcext:value-type="string">
            <text:p>what are you expecting? are you pregn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9" calcext:value-type="float">
            <text:p>189</text:p>
          </table:table-cell>
          <table:table-cell table:style-name="ce4" office:value-type="string" calcext:value-type="string">
            <text:p>Nooo_comma_ I'm <text:s/>not <text:s/>pregnant_comma_ was just expecting my birthday gif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5" calcext:value-type="float">
            <text:p>185</text:p>
          </table:table-cell>
          <table:table-cell table:style-name="ce4" office:value-type="string" calcext:value-type="string">
            <text:p>oh nice well happy birth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39_conv:14879</text:p>
          </table:table-cell>
          <table:table-cell table:style-name="ce2" office:value-type="string" calcext:value-type="string">
            <text:p>furious</text:p>
          </table:table-cell>
          <table:table-cell table:style-name="ce4" office:value-type="string" calcext:value-type="string">
            <text:p>The time my brother decided to spend his Christmas money on alcohol. He disappointed the family.</text:p>
          </table:table-cell>
          <table:table-cell table:style-name="ce2" office:value-type="float" office:value="375" calcext:value-type="float">
            <text:p>375</text:p>
          </table:table-cell>
          <table:table-cell table:style-name="ce4" office:value-type="string" calcext:value-type="string">
            <text:p>My brother is seriously delusional_comma_ spending his money so unwise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did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Spent all his christmas money on booz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Does he have a probl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 does but we're working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hopefully he will get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75_conv:17551</text:p>
          </table:table-cell>
          <table:table-cell table:style-name="ce2" office:value-type="string" calcext:value-type="string">
            <text:p>proud</text:p>
          </table:table-cell>
          <table:table-cell table:style-name="ce4" office:value-type="string" calcext:value-type="string">
            <text:p>My wife graduated from a masters program over the summer. She worked incredibly hard at it for and it paid off!</text:p>
          </table:table-cell>
          <table:table-cell table:style-name="ce2" office:value-type="float" office:value="302" calcext:value-type="float">
            <text:p>302</text:p>
          </table:table-cell>
          <table:table-cell table:style-name="ce4" office:value-type="string" calcext:value-type="string">
            <text:p>It took a long time to do it due to a lot of hardships in life_comma_ but my wife finally graduated from a masters program over the Summ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wat is her degree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Her degree is in forensic chemistry. She already landed a job right after graduating too_comma_ we are both ecstat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that is fantastic_comma_ good for you gu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1_conv:2043</text:p>
          </table:table-cell>
          <table:table-cell table:style-name="ce2" office:value-type="string" calcext:value-type="string">
            <text:p>nostalgic</text:p>
          </table:table-cell>
          <table:table-cell table:style-name="ce4" office:value-type="string" calcext:value-type="string">
            <text:p>I wish I could go back to the first date my girlfriend and I had</text:p>
          </table:table-cell>
          <table:table-cell table:style-name="ce2" office:value-type="float" office:value="273" calcext:value-type="float">
            <text:p>273</text:p>
          </table:table-cell>
          <table:table-cell table:style-name="ce4" office:value-type="string" calcext:value-type="string">
            <text:p>I wish I could go back to the first date my girlfriend and I ha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did things end between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_comma_ they didn't end. I just miss that time_comma_ since everything felt new and alive and differ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yeah I understand that_comma_ it is the same way with my girlfriend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9_conv:12498</text:p>
          </table:table-cell>
          <table:table-cell table:style-name="ce2" office:value-type="string" calcext:value-type="string">
            <text:p>sentimental</text:p>
          </table:table-cell>
          <table:table-cell table:style-name="ce4" office:value-type="string" calcext:value-type="string">
            <text:p>I found some old school papers of mine. <text:s/>I thought about how far I've come as a writer</text:p>
          </table:table-cell>
          <table:table-cell table:style-name="ce2" office:value-type="float" office:value="111" calcext:value-type="float">
            <text:p>111</text:p>
          </table:table-cell>
          <table:table-cell table:style-name="ce4" office:value-type="string" calcext:value-type="string">
            <text:p>I found some old school papers of min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did it bring back a lot of old mer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Yeah_comma_ I've come a long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ts good that you have progre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90_conv:21981</text:p>
          </table:table-cell>
          <table:table-cell table:style-name="ce2" office:value-type="string" calcext:value-type="string">
            <text:p>content</text:p>
          </table:table-cell>
          <table:table-cell table:style-name="ce4" office:value-type="string" calcext:value-type="string">
            <text:p>Getting cleared after having 7 surgeries I felt so relived and relaxed. </text:p>
          </table:table-cell>
          <table:table-cell table:style-name="ce2" office:value-type="float" office:value="671" calcext:value-type="float">
            <text:p>671</text:p>
          </table:table-cell>
          <table:table-cell table:style-name="ce4" office:value-type="string" calcext:value-type="string">
            <text:p>"I had a bunch of surgeries this year. I""ve never felt more relaxed then when I found out I was clear and they were over with.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That had to be rough_comma_ and glad to hear you're better. Do you have any follow-up appointments to go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1" calcext:value-type="float">
            <text:p>671</text:p>
          </table:table-cell>
          <table:table-cell table:style-name="ce4" office:value-type="string" calcext:value-type="string">
            <text:p>yes I have to be monitored for the rest of my lif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Well_comma_ at least you have some relief for now. <text:s/>I hope that it stays in remiss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41_conv:21482</text:p>
          </table:table-cell>
          <table:table-cell table:style-name="ce2" office:value-type="string" calcext:value-type="string">
            <text:p>prepared</text:p>
          </table:table-cell>
          <table:table-cell table:style-name="ce4" office:value-type="string" calcext:value-type="string">
            <text:p>I am fully ready for my exams</text:p>
          </table:table-cell>
          <table:table-cell table:style-name="ce2" office:value-type="float" office:value="520" calcext:value-type="float">
            <text:p>520</text:p>
          </table:table-cell>
          <table:table-cell table:style-name="ce4" office:value-type="string" calcext:value-type="string">
            <text:p>": ""I am fully ready for my exams which is starting next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Wow what kind of exams are you t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My Master's exams in philosop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Sounds hard! I hope you do well in your exa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7_conv:1774</text:p>
          </table:table-cell>
          <table:table-cell table:style-name="ce2" office:value-type="string" calcext:value-type="string">
            <text:p>sad</text:p>
          </table:table-cell>
          <table:table-cell table:style-name="ce4" office:value-type="string" calcext:value-type="string">
            <text:p>My hamster Donatello just died.</text:p>
          </table:table-cell>
          <table:table-cell table:style-name="ce2" office:value-type="float" office:value="250" calcext:value-type="float">
            <text:p>250</text:p>
          </table:table-cell>
          <table:table-cell table:style-name="ce4" office:value-type="string" calcext:value-type="string">
            <text:p>My hamster Donatello just di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1" calcext:value-type="float">
            <text:p>251</text:p>
          </table:table-cell>
          <table:table-cell table:style-name="ce4" office:value-type="string" calcext:value-type="string">
            <text:p>I'm sorry to hear that. How long did you have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had him for two years. He was my best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1" calcext:value-type="float">
            <text:p>251</text:p>
          </table:table-cell>
          <table:table-cell table:style-name="ce4" office:value-type="string" calcext:value-type="string">
            <text:p>I bet pets are amazing. They're hard to replace once they're a part of th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Exactly_comma_ I just don't know how I'm going to get over it. I don't want another hamster I want Donatello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6_conv:24452</text:p>
          </table:table-cell>
          <table:table-cell table:style-name="ce2" office:value-type="string" calcext:value-type="string">
            <text:p>content</text:p>
          </table:table-cell>
          <table:table-cell table:style-name="ce4" office:value-type="string" calcext:value-type="string">
            <text:p>I am feeling this way right now with my life. I have a wonderful family!</text:p>
          </table:table-cell>
          <table:table-cell table:style-name="ce2" office:value-type="float" office:value="123" calcext:value-type="float">
            <text:p>123</text:p>
          </table:table-cell>
          <table:table-cell table:style-name="ce4" office:value-type="string" calcext:value-type="string">
            <text:p>I am so happy with my life right now.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hat is s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ave the best family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round town? or 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24_conv:14448</text:p>
          </table:table-cell>
          <table:table-cell table:style-name="ce2" office:value-type="string" calcext:value-type="string">
            <text:p>caring</text:p>
          </table:table-cell>
          <table:table-cell table:style-name="ce4" office:value-type="string" calcext:value-type="string">
            <text:p>I look after my sister whilst my parents were away.</text:p>
          </table:table-cell>
          <table:table-cell table:style-name="ce2" office:value-type="float" office:value="59" calcext:value-type="float">
            <text:p>59</text:p>
          </table:table-cell>
          <table:table-cell table:style-name="ce4" office:value-type="string" calcext:value-type="string">
            <text:p>I look after my sister whilst my parents were awa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good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nks I appreciat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no probl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16_conv:16632</text:p>
          </table:table-cell>
          <table:table-cell table:style-name="ce2" office:value-type="string" calcext:value-type="string">
            <text:p>lonely</text:p>
          </table:table-cell>
          <table:table-cell table:style-name="ce4" office:value-type="string" calcext:value-type="string">
            <text:p>Two years ago my wife and I got divorced. It's been very strange in this big house all by myself.</text:p>
          </table:table-cell>
          <table:table-cell table:style-name="ce2" office:value-type="float" office:value="340" calcext:value-type="float">
            <text:p>340</text:p>
          </table:table-cell>
          <table:table-cell table:style-name="ce4" office:value-type="string" calcext:value-type="string">
            <text:p>Two years ago my wife and I got divorced. It has been very odd in this big house all by myself.</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ow do you feel the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t has gotten a little better with time_comma_ but still a pretty sore spot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 must be difficult_comma_ do you think she will come back 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94_conv:17788</text:p>
          </table:table-cell>
          <table:table-cell table:style-name="ce2" office:value-type="string" calcext:value-type="string">
            <text:p>disappointed</text:p>
          </table:table-cell>
          <table:table-cell table:style-name="ce4" office:value-type="string" calcext:value-type="string">
            <text:p>A friend was supposed to come an visit me this Summer_comma_ but he got a job up North and had to cancel. I had so been looking forward to his visit.</text:p>
          </table:table-cell>
          <table:table-cell table:style-name="ce2" office:value-type="float" office:value="343" calcext:value-type="float">
            <text:p>343</text:p>
          </table:table-cell>
          <table:table-cell table:style-name="ce4" office:value-type="string" calcext:value-type="string">
            <text:p>A good friend was supposed to visit me this Summer_comma_ but he got a job and had to cance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Aw_comma_ that sucks. But at least he got a job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Yeah_comma_ and it's one he really wanted and enjoys. I'm really happy for him_comma_ but would have really liked to se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Well_comma_ hopefully he can schedule another time to come visi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hope so. We always have such a good time and like a lot of the same things. Oh well_comma_ some other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63_conv:19126</text:p>
          </table:table-cell>
          <table:table-cell table:style-name="ce2" office:value-type="string" calcext:value-type="string">
            <text:p>excited</text:p>
          </table:table-cell>
          <table:table-cell table:style-name="ce4" office:value-type="string" calcext:value-type="string">
            <text:p>I won two tickets to go to a music festival last summer. I was able to see some of my favorite punk rock bands with my older bro and a few of his friends_comma_ it was radical!</text:p>
          </table:table-cell>
          <table:table-cell table:style-name="ce2" office:value-type="float" office:value="580" calcext:value-type="float">
            <text:p>580</text:p>
          </table:table-cell>
          <table:table-cell table:style-name="ce4" office:value-type="string" calcext:value-type="string">
            <text:p>Against all odds_comma_ I won two tickets to go to a music festival last summ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awesome. <text:s/>I have never won anything in my life. <text:s/>What festival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a shame! It was a festival called Pooza Fest. Many punk-rock and acoustic sho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Congratulations! <text:s/>Did you have a good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 did_comma_ thanks for asking. I went with my older brother and a few of his friends. It was a b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39_conv:13679</text:p>
          </table:table-cell>
          <table:table-cell table:style-name="ce2" office:value-type="string" calcext:value-type="string">
            <text:p>anticipating</text:p>
          </table:table-cell>
          <table:table-cell table:style-name="ce4" office:value-type="string" calcext:value-type="string">
            <text:p>I had a argument with my manager. I think that I will be let go soon_comma_</text:p>
          </table:table-cell>
          <table:table-cell table:style-name="ce2" office:value-type="float" office:value="7" calcext:value-type="float">
            <text:p>7</text:p>
          </table:table-cell>
          <table:table-cell table:style-name="ce4" office:value-type="string" calcext:value-type="string">
            <text:p>I had a argument with my manager. I think that I will be let go soon_comma_</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did you argue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e couldn't agree on how to conduct the project. It is not the first time. I need to start looking for another job before it is too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smart_comma_ sorry that is happening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11_conv:5422</text:p>
          </table:table-cell>
          <table:table-cell table:style-name="ce2" office:value-type="string" calcext:value-type="string">
            <text:p>confident</text:p>
          </table:table-cell>
          <table:table-cell table:style-name="ce4" office:value-type="string" calcext:value-type="string">
            <text:p>I'll be come out in flying colors in my promotional exams</text:p>
          </table:table-cell>
          <table:table-cell table:style-name="ce2" office:value-type="float" office:value="25" calcext:value-type="float">
            <text:p>25</text:p>
          </table:table-cell>
          <table:table-cell table:style-name="ce4" office:value-type="string" calcext:value-type="string">
            <text:p>I've put in like 10hts of studies dail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can not even imagine one hou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Yeah _comma_that's working hard playing less I supp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like to be lazy as much as I c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85_conv:21371</text:p>
          </table:table-cell>
          <table:table-cell table:style-name="ce2" office:value-type="string" calcext:value-type="string">
            <text:p>content</text:p>
          </table:table-cell>
          <table:table-cell table:style-name="ce4" office:value-type="string" calcext:value-type="string">
            <text:p>I was very happy just reading a book by the pool today.</text:p>
          </table:table-cell>
          <table:table-cell table:style-name="ce2" office:value-type="float" office:value="259" calcext:value-type="float">
            <text:p>259</text:p>
          </table:table-cell>
          <table:table-cell table:style-name="ce4" office:value-type="string" calcext:value-type="string">
            <text:p>I was very happy just reading a book by the pool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What was the book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t was about the golden state killer. Very err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I'm glad you were happy reading the bo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79_conv:6558</text:p>
          </table:table-cell>
          <table:table-cell table:style-name="ce2" office:value-type="string" calcext:value-type="string">
            <text:p>terrified</text:p>
          </table:table-cell>
          <table:table-cell table:style-name="ce4" office:value-type="string" calcext:value-type="string">
            <text:p>I am very scared for the USA.</text:p>
          </table:table-cell>
          <table:table-cell table:style-name="ce2" office:value-type="float" office:value="75" calcext:value-type="float">
            <text:p>75</text:p>
          </table:table-cell>
          <table:table-cell table:style-name="ce4" office:value-type="string" calcext:value-type="string">
            <text:p>I am very scared for the USA</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at are you afraid o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We are in the mist of a civil war based on race_comma_ thanks to Trum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sounds terr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_conv:125</text:p>
          </table:table-cell>
          <table:table-cell table:style-name="ce2" office:value-type="string" calcext:value-type="string">
            <text:p>sad</text:p>
          </table:table-cell>
          <table:table-cell table:style-name="ce4" office:value-type="string" calcext:value-type="string">
            <text:p>A few years ago when my grandmother died unexpectedly.</text:p>
          </table:table-cell>
          <table:table-cell table:style-name="ce2" office:value-type="float" office:value="53" calcext:value-type="float">
            <text:p>53</text:p>
          </table:table-cell>
          <table:table-cell table:style-name="ce4" office:value-type="string" calcext:value-type="string">
            <text:p>My grandmother passed away unexpectedly a few years ago.</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sorry to hear that. I just lost mine in November. It's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it is. She was the grandparent I was closest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People say it gets easier. I'm still waiting for that p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_comma_ I believe that time is the best way to h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so. Nice chatting with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ou as well. Have a great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7_conv:8095</text:p>
          </table:table-cell>
          <table:table-cell table:style-name="ce2" office:value-type="string" calcext:value-type="string">
            <text:p>sentimental</text:p>
          </table:table-cell>
          <table:table-cell table:style-name="ce4" office:value-type="string" calcext:value-type="string">
            <text:p>I got high once I was home alone. I smoked a lot of weed and I was really paranoid</text:p>
          </table:table-cell>
          <table:table-cell table:style-name="ce2" office:value-type="float" office:value="492" calcext:value-type="float">
            <text:p>492</text:p>
          </table:table-cell>
          <table:table-cell table:style-name="ce4" office:value-type="string" calcext:value-type="string">
            <text:p>I was feeling rather anxious the other day because I smoked a ton of po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Were you doing it in a public place? Weed can do that to some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2" calcext:value-type="float">
            <text:p>492</text:p>
          </table:table-cell>
          <table:table-cell table:style-name="ce4" office:value-type="string" calcext:value-type="string">
            <text:p>No I was home alone. I kept on fearing that I would get caught if someone came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You may want to smoke less next time. Do it in moder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47_conv:21495</text:p>
          </table:table-cell>
          <table:table-cell table:style-name="ce2" office:value-type="string" calcext:value-type="string">
            <text:p>angry</text:p>
          </table:table-cell>
          <table:table-cell table:style-name="ce4" office:value-type="string" calcext:value-type="string">
            <text:p>One time I kept waiting for this person to respond to my texts. He never did</text:p>
          </table:table-cell>
          <table:table-cell table:style-name="ce2" office:value-type="float" office:value="547" calcext:value-type="float">
            <text:p>547</text:p>
          </table:table-cell>
          <table:table-cell table:style-name="ce4" office:value-type="string" calcext:value-type="string">
            <text:p>One time I kept waiting for this person to respond to my texts. He never di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I can imagine how it feel_comma_more so if its someone who never leaves his/her phone d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es_comma_ I do not like being ignored &g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The writing is very clear on the wall. You have been igno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0_conv:2300</text:p>
          </table:table-cell>
          <table:table-cell table:style-name="ce2" office:value-type="string" calcext:value-type="string">
            <text:p>furious</text:p>
          </table:table-cell>
          <table:table-cell table:style-name="ce4" office:value-type="string" calcext:value-type="string">
            <text:p>When i found out my roommate hadn't paid rent for 2 months i got really mad. He had wasted all my money for rent on other stuff for himself.</text:p>
          </table:table-cell>
          <table:table-cell table:style-name="ce2" office:value-type="float" office:value="68" calcext:value-type="float">
            <text:p>68</text:p>
          </table:table-cell>
          <table:table-cell table:style-name="ce4" office:value-type="string" calcext:value-type="string">
            <text:p>Hey_comma_ so guess what my roommate did 2 months ago with my rent mone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he los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He spent it on food and booze along with a nice 200 dollar bar tab i wasn't even part o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Boy_comma_ that's pretty messed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Yeah i know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9_conv:658</text:p>
          </table:table-cell>
          <table:table-cell table:style-name="ce2" office:value-type="string" calcext:value-type="string">
            <text:p>surprised</text:p>
          </table:table-cell>
          <table:table-cell table:style-name="ce4" office:value-type="string" calcext:value-type="string">
            <text:p>I can't believe my friend Joe died.</text:p>
          </table:table-cell>
          <table:table-cell table:style-name="ce2" office:value-type="float" office:value="4" calcext:value-type="float">
            <text:p>4</text:p>
          </table:table-cell>
          <table:table-cell table:style-name="ce4" office:value-type="string" calcext:value-type="string">
            <text:p>I can not believe my friend Joe di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Awe_comma_ I am sorry for your loss. Was it sudd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he was only 35.</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am sorry for the loss. Are you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7_conv:15854</text:p>
          </table:table-cell>
          <table:table-cell table:style-name="ce2" office:value-type="string" calcext:value-type="string">
            <text:p>surprised</text:p>
          </table:table-cell>
          <table:table-cell table:style-name="ce4" office:value-type="string" calcext:value-type="string">
            <text:p>I got a surprise package the other day. It was from my godmother. She sent me an adorable quilt.</text:p>
          </table:table-cell>
          <table:table-cell table:style-name="ce2" office:value-type="float" office:value="139" calcext:value-type="float">
            <text:p>139</text:p>
          </table:table-cell>
          <table:table-cell table:style-name="ce4" office:value-type="string" calcext:value-type="string">
            <text:p>I got a wonderful surprise package the other day from my godmother. I haven't heard from her in year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really awesome! You are a really lucky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sure am. She sent me a beautiful quilt she knitted herself. I use it all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so awesome. I wish my godmother di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85_conv:23971</text:p>
          </table:table-cell>
          <table:table-cell table:style-name="ce2" office:value-type="string" calcext:value-type="string">
            <text:p>disgusted</text:p>
          </table:table-cell>
          <table:table-cell table:style-name="ce4" office:value-type="string" calcext:value-type="string">
            <text:p>My neighbors just got a new puppy. <text:s/>I saw the puppy eating out of the cat's litter box.</text:p>
          </table:table-cell>
          <table:table-cell table:style-name="ce2" office:value-type="float" office:value="274" calcext:value-type="float">
            <text:p>274</text:p>
          </table:table-cell>
          <table:table-cell table:style-name="ce4" office:value-type="string" calcext:value-type="string">
            <text:p>My neighbors got a new puppy yester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how cute! I love animals_comma_ especially pupp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eah he is a cute one. Problem is that I saw the puppy eating out of the cat's litter box.</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yuck! They will do that_comma_ but sure don't want puppy kisses la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77_conv:2954</text:p>
          </table:table-cell>
          <table:table-cell table:style-name="ce2" office:value-type="string" calcext:value-type="string">
            <text:p>grateful</text:p>
          </table:table-cell>
          <table:table-cell table:style-name="ce4" office:value-type="string" calcext:value-type="string">
            <text:p>I was so happy when my dad got me a truck. It was just a nice surprise</text:p>
          </table:table-cell>
          <table:table-cell table:style-name="ce2" office:value-type="float" office:value="126" calcext:value-type="float">
            <text:p>126</text:p>
          </table:table-cell>
          <table:table-cell table:style-name="ce4" office:value-type="string" calcext:value-type="string">
            <text:p>I was happy when my dad got me a truck. It was a nice surpris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id he get it for you for a specific reason or just beca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as turning 18 and needed it for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so kind of him! What a d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77_conv:10355</text:p>
          </table:table-cell>
          <table:table-cell table:style-name="ce2" office:value-type="string" calcext:value-type="string">
            <text:p>hopeful</text:p>
          </table:table-cell>
          <table:table-cell table:style-name="ce4" office:value-type="string" calcext:value-type="string">
            <text:p>I am feeling this way in hopes that I get into grad school.</text:p>
          </table:table-cell>
          <table:table-cell table:style-name="ce2" office:value-type="float" office:value="123" calcext:value-type="float">
            <text:p>123</text:p>
          </table:table-cell>
          <table:table-cell table:style-name="ce4" office:value-type="string" calcext:value-type="string">
            <text:p>I really hope I get accepted into grad schoo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 thats super exciting. <text:s/>I hope you do too. <text:s/>What would you go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nk you_comma_ I am planning to go for Counselor Education(School Counsel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Very nice. <text:s/>I think youll get it. <text:s/>I believe in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93_conv:11187</text:p>
          </table:table-cell>
          <table:table-cell table:style-name="ce2" office:value-type="string" calcext:value-type="string">
            <text:p>trusting</text:p>
          </table:table-cell>
          <table:table-cell table:style-name="ce4" office:value-type="string" calcext:value-type="string">
            <text:p>I trust my therapist has my best interests at heart.</text:p>
          </table:table-cell>
          <table:table-cell table:style-name="ce2" office:value-type="float" office:value="220" calcext:value-type="float">
            <text:p>220</text:p>
          </table:table-cell>
          <table:table-cell table:style-name="ce4" office:value-type="string" calcext:value-type="string">
            <text:p>I really believe my therapist has my best interests at hear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he/she say something you may disagree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Sometimes she can be a little har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 sounds unprofessional. I thought they were supposed to sound neutr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06_conv:4612</text:p>
          </table:table-cell>
          <table:table-cell table:style-name="ce2" office:value-type="string" calcext:value-type="string">
            <text:p>sentimental</text:p>
          </table:table-cell>
          <table:table-cell table:style-name="ce4" office:value-type="string" calcext:value-type="string">
            <text:p>I get sentimental about my family_comma_ they mean a lot to me and I do not know what I would do without them</text:p>
          </table:table-cell>
          <table:table-cell table:style-name="ce2" office:value-type="float" office:value="10" calcext:value-type="float">
            <text:p>10</text:p>
          </table:table-cell>
          <table:table-cell table:style-name="ce4" office:value-type="string" calcext:value-type="string">
            <text:p>I get sentimental about my family_comma_ they mean a lot to me and I do not know what I would do without the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ppreciate them while they are with you and try not to w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know_comma_ it is sad to think one will eventually be wihtout the 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unfortunately. If only we can all go together and not leave anyone behi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22_conv:8044</text:p>
          </table:table-cell>
          <table:table-cell table:style-name="ce2" office:value-type="string" calcext:value-type="string">
            <text:p>embarrassed</text:p>
          </table:table-cell>
          <table:table-cell table:style-name="ce4" office:value-type="string" calcext:value-type="string">
            <text:p>i got super late to work</text:p>
          </table:table-cell>
          <table:table-cell table:style-name="ce2" office:value-type="float" office:value="321" calcext:value-type="float">
            <text:p>321</text:p>
          </table:table-cell>
          <table:table-cell table:style-name="ce4" office:value-type="string" calcext:value-type="string">
            <text:p>one time i got to work and my manager said where have you been _comma_ i didnt think much of it i said in bed relaxing _comma_ shes like your late 3 hours i guess i wrote my squedule wrong_comma_ it felt so ba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ey_comma_ honest mistake. Obviously you didn't come up with some dumb lie and make it seem like they made the mistake and not you. You owned up to it. I'm sure they appreciate that more than you would fig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my manager laughed and said dangit man get to work _comma_ lol thanks for your input it made me sm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m glad! It's the honest truth. Everyone screws up. And I bet it will motivate you to never make that mistake again_comma_ too. So in the end_comma_ they have someone who's sharper about things. Good to hear it worked out in your fav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6_conv:21352</text:p>
          </table:table-cell>
          <table:table-cell table:style-name="ce2" office:value-type="string" calcext:value-type="string">
            <text:p>joyful</text:p>
          </table:table-cell>
          <table:table-cell table:style-name="ce4" office:value-type="string" calcext:value-type="string">
            <text:p>I have been feeling very happy lately because my boyfriend and I have finally started to get serious in or relationship. </text:p>
          </table:table-cell>
          <table:table-cell table:style-name="ce2" office:value-type="float" office:value="631" calcext:value-type="float">
            <text:p>631</text:p>
          </table:table-cell>
          <table:table-cell table:style-name="ce4" office:value-type="string" calcext:value-type="string">
            <text:p>I have been feeling very happy lately! :)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Awesome! Nothing like stringing together a long streak of feeling happy in the world. Anything in particular got you chipp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Yes_comma_ my boyfriend and I have finally started to get serious in or relationship. We have even started talking about marriage and children!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Aww_comma_ that's tremendous. Those are big steps_comma_ but if ever there is a good-sign of a relationship_comma_ it's when those topics are approached happily. 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52_conv:13505</text:p>
          </table:table-cell>
          <table:table-cell table:style-name="ce2" office:value-type="string" calcext:value-type="string">
            <text:p>angry</text:p>
          </table:table-cell>
          <table:table-cell table:style-name="ce4" office:value-type="string" calcext:value-type="string">
            <text:p>I had someone back into my truck last week. <text:s/>I learned today that they did not have insurance!</text:p>
          </table:table-cell>
          <table:table-cell table:style-name="ce2" office:value-type="float" office:value="274" calcext:value-type="float">
            <text:p>274</text:p>
          </table:table-cell>
          <table:table-cell table:style-name="ce4" office:value-type="string" calcext:value-type="string">
            <text:p>My car was backed into at the store last week. <text:s/>I found out yesterday that the person who hit me does not have insura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going to be a pain to fix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m more upset at the fact that they lied about having insur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was really shady of them to do that_comma_ wonder why they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91_conv:17182</text:p>
          </table:table-cell>
          <table:table-cell table:style-name="ce2" office:value-type="string" calcext:value-type="string">
            <text:p>annoyed</text:p>
          </table:table-cell>
          <table:table-cell table:style-name="ce4" office:value-type="string" calcext:value-type="string">
            <text:p>I am sick and have a big meeting this week_comma_ not happy.</text:p>
          </table:table-cell>
          <table:table-cell table:style-name="ce2" office:value-type="float" office:value="4" calcext:value-type="float">
            <text:p>4</text:p>
          </table:table-cell>
          <table:table-cell table:style-name="ce4" office:value-type="string" calcext:value-type="string">
            <text:p>I am sick and have a big meeting this week_comma_ not happ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m sorry you don't feel well_comma_ is it a cold or something more ser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is a stomach fl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hope you feel better before this big meeting - or maybe you can reschedule it or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35_conv:7270</text:p>
          </table:table-cell>
          <table:table-cell table:style-name="ce2" office:value-type="string" calcext:value-type="string">
            <text:p>excited</text:p>
          </table:table-cell>
          <table:table-cell table:style-name="ce4" office:value-type="string" calcext:value-type="string">
            <text:p>I'm going to take a trip on a cruise ship next weekend.</text:p>
          </table:table-cell>
          <table:table-cell table:style-name="ce2" office:value-type="float" office:value="244" calcext:value-type="float">
            <text:p>244</text:p>
          </table:table-cell>
          <table:table-cell table:style-name="ce4" office:value-type="string" calcext:value-type="string">
            <text:p>I'm going to take a trip on a cruise ship next weeken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s awesome! Where are you going on the cru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goes around <text:s/>the carrib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atch out for the pirates of the Caribbean and the Bermuda triang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like to take a risk every once in a while. I'll take my chanc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12_conv:3825</text:p>
          </table:table-cell>
          <table:table-cell table:style-name="ce2" office:value-type="string" calcext:value-type="string">
            <text:p>angry</text:p>
          </table:table-cell>
          <table:table-cell table:style-name="ce4" office:value-type="string" calcext:value-type="string">
            <text:p>I called a pizza delivery today_comma_ and the guy that took my order_comma_ was so rude...</text:p>
          </table:table-cell>
          <table:table-cell table:style-name="ce2" office:value-type="float" office:value="326" calcext:value-type="float">
            <text:p>326</text:p>
          </table:table-cell>
          <table:table-cell table:style-name="ce4" office:value-type="string" calcext:value-type="string">
            <text:p>I ordered a pizza today_comma_ but it really wasn't a pleasant experie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Oh no_comma_ why n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he guy that took my order was rude_comma_ but I understand_comma_ most people can't control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ey really can't. It's still no excuse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31_conv:16663</text:p>
          </table:table-cell>
          <table:table-cell table:style-name="ce2" office:value-type="string" calcext:value-type="string">
            <text:p>surprised</text:p>
          </table:table-cell>
          <table:table-cell table:style-name="ce4" office:value-type="string" calcext:value-type="string">
            <text:p>I lost my phone. I thought it was gone forever but then I got a message on Facebook "from myself_comma_" the person who found it was trying to get it back to me!</text:p>
          </table:table-cell>
          <table:table-cell table:style-name="ce2" office:value-type="float" office:value="473" calcext:value-type="float">
            <text:p>473</text:p>
          </table:table-cell>
          <table:table-cell table:style-name="ce4" office:value-type="string" calcext:value-type="string">
            <text:p>My phone went missing. Imagine my surprise when I got a Facebook message "from myself_comma_" it was the person who found it saying "I have your phon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Wow... that's kind of creepy actually. Were you able to get i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was! The guy was really nice and refused the cash I tried to give him as a re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You're very lucky he was nice and didn't steal any of your dat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Very! Lucky for me it was a cheap phone_comma_ I think if I had the newest iPhone or something I would have never seen i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23_conv:5447</text:p>
          </table:table-cell>
          <table:table-cell table:style-name="ce2" office:value-type="string" calcext:value-type="string">
            <text:p>embarrassed</text:p>
          </table:table-cell>
          <table:table-cell table:style-name="ce4" office:value-type="string" calcext:value-type="string">
            <text:p>I was embarassed when I wore two different pairs of socks to work.</text:p>
          </table:table-cell>
          <table:table-cell table:style-name="ce2" office:value-type="float" office:value="406" calcext:value-type="float">
            <text:p>406</text:p>
          </table:table-cell>
          <table:table-cell table:style-name="ce4" office:value-type="string" calcext:value-type="string">
            <text:p>Yah_comma_ two colored socks is craz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where did you find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LOL_comma_ mixed up in my draw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I see_comma_ Ha! I would have just worn them like that to be more fashion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Yes_comma_ funn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02_conv:17605</text:p>
          </table:table-cell>
          <table:table-cell table:style-name="ce2" office:value-type="string" calcext:value-type="string">
            <text:p>anxious</text:p>
          </table:table-cell>
          <table:table-cell table:style-name="ce4" office:value-type="string" calcext:value-type="string">
            <text:p>When I interviewed for the job I have now_comma_ I didn't hear back from them with a solid response for a month. <text:s/>I kept having to check with them to make sure I hadn't been forgotten.</text:p>
          </table:table-cell>
          <table:table-cell table:style-name="ce2" office:value-type="float" office:value="310" calcext:value-type="float">
            <text:p>310</text:p>
          </table:table-cell>
          <table:table-cell table:style-name="ce4" office:value-type="string" calcext:value-type="string">
            <text:p>When I interviewed for the job I have now_comma_ they didn't give me a solid answer for like a month after the interview.</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That's a long time to kind of hang in limbo. I am sorry you had to endure that for a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t worked out ok_comma_ but I had to keep bugging them to make sure they hadn't given up on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at least that story had a happy ending. It could have went much wo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84_conv:13968</text:p>
          </table:table-cell>
          <table:table-cell table:style-name="ce2" office:value-type="string" calcext:value-type="string">
            <text:p>embarrassed</text:p>
          </table:table-cell>
          <table:table-cell table:style-name="ce4" office:value-type="string" calcext:value-type="string">
            <text:p>I fell off in between the aisles when doing grocery shopping at Walmart. Everybody was looking at me like I was some kind of alien</text:p>
          </table:table-cell>
          <table:table-cell table:style-name="ce2" office:value-type="float" office:value="155" calcext:value-type="float">
            <text:p>155</text:p>
          </table:table-cell>
          <table:table-cell table:style-name="ce4" office:value-type="string" calcext:value-type="string">
            <text:p>I don't know how but I fell off in between the aisles at Walmart when doing grocery shopping. Everybody was looking at me like I was some kind of alie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Did anyone help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No_comma_ i stood up quickly. But it was pretty embarrassing experience to have hone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ah I can imag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85_conv:5570</text:p>
          </table:table-cell>
          <table:table-cell table:style-name="ce2" office:value-type="string" calcext:value-type="string">
            <text:p>impressed</text:p>
          </table:table-cell>
          <table:table-cell table:style-name="ce4" office:value-type="string" calcext:value-type="string">
            <text:p>I saw someone using a trashcan as a drum set on the street yesterday. I was inspired because they were so efficient with what they had!</text:p>
          </table:table-cell>
          <table:table-cell table:style-name="ce2" office:value-type="float" office:value="269" calcext:value-type="float">
            <text:p>269</text:p>
          </table:table-cell>
          <table:table-cell table:style-name="ce4" office:value-type="string" calcext:value-type="string">
            <text:p>I saw someone using a trashcan as a drum set on the street yesterday. I was inspired because they were so efficient with what they ha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 take any pic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ah_comma_ but I stayed a listened for a while. I was just super impre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31_conv:3463</text:p>
          </table:table-cell>
          <table:table-cell table:style-name="ce2" office:value-type="string" calcext:value-type="string">
            <text:p>disappointed</text:p>
          </table:table-cell>
          <table:table-cell table:style-name="ce4" office:value-type="string" calcext:value-type="string">
            <text:p>Everytime I buy a lottery ticket_comma_ i never win.</text:p>
          </table:table-cell>
          <table:table-cell table:style-name="ce2" office:value-type="float" office:value="9" calcext:value-type="float">
            <text:p>9</text:p>
          </table:table-cell>
          <table:table-cell table:style-name="ce4" office:value-type="string" calcext:value-type="string">
            <text:p>I hate losing!</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Can you be more specific about what things you had lost in the p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lose at everything I do it see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o you consider yourself a general loser in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90_conv:21381</text:p>
          </table:table-cell>
          <table:table-cell table:style-name="ce2" office:value-type="string" calcext:value-type="string">
            <text:p>jealous</text:p>
          </table:table-cell>
          <table:table-cell table:style-name="ce4" office:value-type="string" calcext:value-type="string">
            <text:p>My sister recently got an iphone 8 from the at&amp;t store. <text:s/>I wish I had one!!</text:p>
          </table:table-cell>
          <table:table-cell table:style-name="ce2" office:value-type="float" office:value="587" calcext:value-type="float">
            <text:p>587</text:p>
          </table:table-cell>
          <table:table-cell table:style-name="ce4" office:value-type="string" calcext:value-type="string">
            <text:p>My sister came over to my house the other day. <text:s/>SHe was quick to show off her new iphone 8.</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Wow_comma_ is she an older or younger sibl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She is 10 years younger than I am_comma_ and quite spoiled. <text:s/>She always has the <text:s/>nicest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Aww man that sucks_comma_ One day your hard work will pay off_comma_ so don't let it get to you too much. I am sure she is not intentially doing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75_conv:21151</text:p>
          </table:table-cell>
          <table:table-cell table:style-name="ce2" office:value-type="string" calcext:value-type="string">
            <text:p>embarrassed</text:p>
          </table:table-cell>
          <table:table-cell table:style-name="ce4" office:value-type="string" calcext:value-type="string">
            <text:p>I was ashamed when my dog started barking loudly when I was away.</text:p>
          </table:table-cell>
          <table:table-cell table:style-name="ce2" office:value-type="float" office:value="259" calcext:value-type="float">
            <text:p>259</text:p>
          </table:table-cell>
          <table:table-cell table:style-name="ce4" office:value-type="string" calcext:value-type="string">
            <text:p>I was ashamed when my dog started barking loudly when I was aw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Why were you ashamed? Did she disturb the neighbors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Yes_comma_ my neighbors were very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sorry that happened. You might need to get her obedience training_comma_</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45_conv:20690</text:p>
          </table:table-cell>
          <table:table-cell table:style-name="ce2" office:value-type="string" calcext:value-type="string">
            <text:p>content</text:p>
          </table:table-cell>
          <table:table-cell table:style-name="ce4" office:value-type="string" calcext:value-type="string">
            <text:p>Whenever my son is going to stay with his grandparents overnight I get really excited for a short break. As soon as he's gone I almost feel lost and bored! It's always nice when he comes back home and we snuggle and I can just play toys with him. Him being home with me makes everything right in the world.</text:p>
          </table:table-cell>
          <table:table-cell table:style-name="ce2" office:value-type="float" office:value="435" calcext:value-type="float">
            <text:p>435</text:p>
          </table:table-cell>
          <table:table-cell table:style-name="ce4" office:value-type="string" calcext:value-type="string">
            <text:p>Being a mom is such a struggle sometimes. On the one hand I really enjoy the break I get when my son stays with his grandparents. On the other I always feel a bit off kilter when he's not home with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4" calcext:value-type="float">
            <text:p>704</text:p>
          </table:table-cell>
          <table:table-cell table:style-name="ce4" office:value-type="string" calcext:value-type="string">
            <text:p>I totally understand what you mean. Peace and quiet is nice but I bet you miss your son when he is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Absolutely! I can get so much done_comma_ but I really do prefer him to just be home with me. All seems right with the world when he's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4" calcext:value-type="float">
            <text:p>704</text:p>
          </table:table-cell>
          <table:table-cell table:style-name="ce4" office:value-type="string" calcext:value-type="string">
            <text:p>That's not surprising! Are you thinking about going back to work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52_conv:6304</text:p>
          </table:table-cell>
          <table:table-cell table:style-name="ce2" office:value-type="string" calcext:value-type="string">
            <text:p>disgusted</text:p>
          </table:table-cell>
          <table:table-cell table:style-name="ce4" office:value-type="string" calcext:value-type="string">
            <text:p>Took the trash out last night. I saw a herd of cockroaches at the bottom of the bin. It was revolting.</text:p>
          </table:table-cell>
          <table:table-cell table:style-name="ce2" office:value-type="float" office:value="209" calcext:value-type="float">
            <text:p>209</text:p>
          </table:table-cell>
          <table:table-cell table:style-name="ce4" office:value-type="string" calcext:value-type="string">
            <text:p>I took out the trash last night and had the displeasure of seeing a herd of cockroaches at the bottom of the bi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wow that is disgu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_comma_ it was. I afraid for my well be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hat are you going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79_conv:5358</text:p>
          </table:table-cell>
          <table:table-cell table:style-name="ce2" office:value-type="string" calcext:value-type="string">
            <text:p>guilty</text:p>
          </table:table-cell>
          <table:table-cell table:style-name="ce4" office:value-type="string" calcext:value-type="string">
            <text:p>I had an affair with my wife's coworker </text:p>
          </table:table-cell>
          <table:table-cell table:style-name="ce2" office:value-type="float" office:value="59" calcext:value-type="float">
            <text:p>59</text:p>
          </table:table-cell>
          <table:table-cell table:style-name="ce4" office:value-type="string" calcext:value-type="string">
            <text:p>Hi_comma_ I accidentally had an affair with my wife's coworker.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ow that sounds rough! Have you told your wife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o actually_comma_ I can't even look her in the eyes anymore. I feel so ba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 could imagine. I hope you're able to work through this someh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43_conv:20886</text:p>
          </table:table-cell>
          <table:table-cell table:style-name="ce2" office:value-type="string" calcext:value-type="string">
            <text:p>trusting</text:p>
          </table:table-cell>
          <table:table-cell table:style-name="ce4" office:value-type="string" calcext:value-type="string">
            <text:p>I know that my partner can never cheat on me no matter what</text:p>
          </table:table-cell>
          <table:table-cell table:style-name="ce2" office:value-type="float" office:value="181" calcext:value-type="float">
            <text:p>181</text:p>
          </table:table-cell>
          <table:table-cell table:style-name="ce4" office:value-type="string" calcext:value-type="string">
            <text:p>We are so close and always believe in each oth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Are you talking about me or someon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Am taling about my partn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s good that you have someone who is there for you no matter 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52_conv:9704</text:p>
          </table:table-cell>
          <table:table-cell table:style-name="ce2" office:value-type="string" calcext:value-type="string">
            <text:p>content</text:p>
          </table:table-cell>
          <table:table-cell table:style-name="ce4" office:value-type="string" calcext:value-type="string">
            <text:p>I am very satisfied with the way things are at work</text:p>
          </table:table-cell>
          <table:table-cell table:style-name="ce2" office:value-type="float" office:value="210" calcext:value-type="float">
            <text:p>210</text:p>
          </table:table-cell>
          <table:table-cell table:style-name="ce4" office:value-type="string" calcext:value-type="string">
            <text:p>I am very satisfied with the way things are at wor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love to hear that_comma_ positive stuff! Im glad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Thanks buddy_comma_ being content is just a way of showing gratitude to the universe about all the good stuff I have being blessed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love when good things happen especially since they usually dont happen ofte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07_conv:17814</text:p>
          </table:table-cell>
          <table:table-cell table:style-name="ce2" office:value-type="string" calcext:value-type="string">
            <text:p>impressed</text:p>
          </table:table-cell>
          <table:table-cell table:style-name="ce4" office:value-type="string" calcext:value-type="string">
            <text:p>I ate at my favorite restaurant earlier and everything was tasted better than ever!</text:p>
          </table:table-cell>
          <table:table-cell table:style-name="ce2" office:value-type="float" office:value="558" calcext:value-type="float">
            <text:p>558</text:p>
          </table:table-cell>
          <table:table-cell table:style-name="ce4" office:value-type="string" calcext:value-type="string">
            <text:p>I ate at my favorite restaurant earlier and everything was tasted better than ev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Oh wow! That usually doesn't happy_comma_ usually that feeling fades with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indeed some places go down hill with time but things turned out even better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sounds like you have a keep of a place to g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15_conv:18030</text:p>
          </table:table-cell>
          <table:table-cell table:style-name="ce2" office:value-type="string" calcext:value-type="string">
            <text:p>furious</text:p>
          </table:table-cell>
          <table:table-cell table:style-name="ce4" office:value-type="string" calcext:value-type="string">
            <text:p>Someone broke into my car and ripped everything out_comma_ even the side speakers! I looked like the Hulk that night when I saw the wreckage.</text:p>
          </table:table-cell>
          <table:table-cell table:style-name="ce2" office:value-type="float" office:value="438" calcext:value-type="float">
            <text:p>438</text:p>
          </table:table-cell>
          <table:table-cell table:style-name="ce4" office:value-type="string" calcext:value-type="string">
            <text:p>Someone broke into my car and ripped everything out_comma_ even the side speakers! I looked like the Hulk that night when I saw the wreckag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call the pol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Yeah_comma_ they came and took a report and said to report it to my insurance. I should buy a surveillance camer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suggest a Night Owl surveillance syst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03_conv:10007</text:p>
          </table:table-cell>
          <table:table-cell table:style-name="ce2" office:value-type="string" calcext:value-type="string">
            <text:p>apprehensive</text:p>
          </table:table-cell>
          <table:table-cell table:style-name="ce4" office:value-type="string" calcext:value-type="string">
            <text:p>I've been at my current job 5 years. I'm at the point I can go into upper management but I'm afraid. Maybe I'm just comfortable now. I don't know. </text:p>
          </table:table-cell>
          <table:table-cell table:style-name="ce2" office:value-type="float" office:value="60" calcext:value-type="float">
            <text:p>60</text:p>
          </table:table-cell>
          <table:table-cell table:style-name="ce5" office:value-type="string" calcext:value-type="string">
            <text:p>I've been at my current job 5 years. I'm at the point I can go into upper management but I'm afraid. Maybe I'm just comfortable now. I don't know. ,5|5|5_5|5|5,</text:p>
            <text:p>hit:5003_conv:10007,2,apprehensive,I've been at my current job 5 years. I'm at the point I can go into upper management but I'm afraid. Maybe I'm just comfortable now. I don't know. ,286,That's something that takes a lot of contemplation_comma_ because it's such a big decision to make. Will the extra money be worth the extra work?,5|5|5_5|5|5,,Happy Birthday! I'm glad you were able to have fun and be surrounded by those that love you.|Yes_comma_ it's great when you run into an old friend you haven't saw for a long time. |Oh goodness_comma_ I am so sorry to hear that. Was it sudden?|Aww_comma_ I know that can be hard_comma_ but you can't be too hard on yourself.  Sometimes you don't have a choice.|That sounds fun! Where did you go?|That sucks sorry to hear. Are you okay?|Oh_comma_ wow! That is crazy_comma_ have you talked to the vet?|How long had you been married ?|That's great. I bet it was wonderful experience.|That is a good thing then|You mean nostalgic?|Sorry to hear that my friend. Why did you move?|Oh my goodness_comma_ did you go to check what the noise was?|Oh that's so great!|You sound very confident. That's good|I am bad at every game.|Yes_comma_ I like your attitude. |That's a good idea! It's always smart to be on the safe side.|I am greatly looking towards starting a family with my wife as well. George is such a nice name.|What prompted his back flip?|I hope you would wear a belt next time.|Oh I'm so sorry to hear that. People are so inconsiderate!|Oh_comma_ that's a big one. I bet it caused a lot of damage|That is great of them_comma_ did you do anything to pay them back?|That sounds like quite the checklist. I'm glad you brought the beer you might need it haha!|That sucks! I hate wasps and most other bugs_comma_ so I feel your annoyance.|Exactly good luck|Yes_comma_ I can understand that.. Sometimes nothing compares.. Have you guys played recently?|I am sorry your dog passed away_comma_ I totally understand wanting to keep a momento to remind you of him. Was he old when he passed?|I agree_comma_ I eat what I want when I want all the time.|you are very welcome. good luck!|Wow_comma_ did they notice?|On no! Did you have to walk_comma_ or did you call for service?|Wow. That is horrible. I would get a camera and try to film them in the act and go to the police. I would be so angry.|Oh_comma_ that's terrific! What a great feeling that is_comma_ to be appreciated and valued!|I am sorry to hear that_comma_ why did you move there?|Whoa that is really cool. Did you train him to do that?|I am so sorry to hear that. I'm sure she was very happy while she was alive with you guys.|Awww_comma_ well maybe you'll have grandchildren that you can take one day!|It's wonderful peace of mind to find someone you can trust with your fur babies! Did you have a nice trip?|Right_comma_ but I'd say once isn't too bad as long you stay on track.|Why did he do that?|I wish you luck|Yeah_comma_ flying can be scary.|ooops sorry to hear that|That's amazing! You must be so proud.|I feel your pain.  I live in Orlando_comma_ Florida.  So Im in the same boat.|Oh no!  Was he OK?  I hope it was nothing serious!|That's great _comma_ sorry for the error and unrelated message previously sent :) but you do have great friend that are dependable|Nice! I used to live in St. Paul_comma_ MN.  Weather's like a tundra which is why I'm down here|That is a good attitude. Better luck next time!|why don't you go get yourself some food? or just order some?|Did he get it back? I hate it when that happens...|Dang.. my old roommate was an engineering student. He always told me how hard it was. What kind of engineering?|When and how? Are you flying or driving? Just because or is it your anniversary?|That is exactly the way you are supposed to feel. Did you get the job?|and what does that mean practically? what will you do differently?|You can always show her the ways|Oh no! Do you think it's a wild animal?|I've actually haven't played that series. When does it come out?|I'm so sorry to hear that. How old is the cat?|Thats good. Everyone isnt so fortunate.|That's a profound thought. We definitely take America for granted_comma_ especially when some people say it's in its worst state in a long time." We're prisoners of the moment.|Well that was nice. How long were you stuck there|That's the worst! Have you tried talking to your neighbor?|yea it can be sore and you cant eat anything|Well_comma_ it was worth $500! That's about what my car's worth these days - had it for years. Still runs great tho'.|An hour? Damn for somewhere as meh as Denny's that really isn't worth it.|I'm glad that it all worked out!|Ohhhh_comma_ disgusting.  What did you do?|You have a test coming up?|That unfortunate.  Are you feeling a little jealous?|You need to calm down and focus so that you can pass the exam|OH NO that is the worst! Did you clean it up?|That's something that takes a lot of contemplation_comma_ because it's such a big decision to make. Will the extra money be worth the extra work?|That is beautiful that you have those things of hers. Mothers are very special people.|I hate burger king! McD's all the way|Yeah_comma_ I am sure it will be fine|I am always scared about those airbags!  I am so glad you are ok!|Mmm_comma_ now you're making me hungry for cake. What kind of cake was it?|What are you planning on doing with it?|I get it. Sometimes I feel stressed out for no real reason myself.|Just spend what time you can with her_comma_ I'd like to say something really profound but aging parents is a situation that just sucks. Sorry you are having to deal with it.|Since you didn't hurt yourself I think I will have to laugh. It sounds like it was funny.|Oh wow_comma_ so he basically ghosted you? I would be mad too|yeeees. I am alos supporting France. I hope it wins|A puppy!  That's so exciting!  Are you going to keep it?|Aw man that sucks. It must have been a crazy storm.|Good luck on the exam! |What did she surprise you with?|well have you practiced interviewing? With that you can feel so much better!|Oh well that's great! Some people would get a little jealous. I'm glad you're proud of her_comma_ I'm sure she worked very hard for her success!|Have you tried to call her?|Come on_comma_ you do not have to be jealous of your brother|Wow!! That's crazy. I'm like that though. I never win anything either|That's good_comma_ glad he wasn't having too tough a time.|I'm so sorry to hear that. Do you have things of hers that remind you of her often? |I keep a scrapbook myself! I love collecting stamps. Got any trips planned this year?|Did you share it with anyone else?|You have some very nice parents_comma_ when I graduated my parents said pay us more rent now.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An extra 40k a year but it would be highly stressful. Currently I have the highest ratings in the USA_comma_ I'm sure any new employer would want me to bring them up to that stage as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_comma_ an additional 40K is a lot! I'd be willing to put up with quite a bit for a pay increase that lar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 currently work 50 hours a week. I'd be working around 75-80 a week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 I'll be honest and say it wouldn't be worth it for me! What's an extra 40K if you're never not at work to enjoy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15_conv:22231</text:p>
          </table:table-cell>
          <table:table-cell table:style-name="ce2" office:value-type="string" calcext:value-type="string">
            <text:p>disgusted</text:p>
          </table:table-cell>
          <table:table-cell table:style-name="ce4" office:value-type="string" calcext:value-type="string">
            <text:p>I am very disgusted by seeing people eat live worms</text:p>
          </table:table-cell>
          <table:table-cell table:style-name="ce2" office:value-type="float" office:value="631" calcext:value-type="float">
            <text:p>631</text:p>
          </table:table-cell>
          <table:table-cell table:style-name="ce4" office:value-type="string" calcext:value-type="string">
            <text:p>Do you know what really disgusts me?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Oh_comma_ no.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Seeing people eat live worms.. *shivers* the though makes me want to puke. I hate how slimey and squirmy they 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Eeewwww!! I have never seen that in real life_comma_ but just the thought is super disgus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66_conv:21733</text:p>
          </table:table-cell>
          <table:table-cell table:style-name="ce2" office:value-type="string" calcext:value-type="string">
            <text:p>faithful</text:p>
          </table:table-cell>
          <table:table-cell table:style-name="ce4" office:value-type="string" calcext:value-type="string">
            <text:p>My wife has been so supportive_comma_we dont <text:s/>keep secrets</text:p>
          </table:table-cell>
          <table:table-cell table:style-name="ce2" office:value-type="float" office:value="534" calcext:value-type="float">
            <text:p>534</text:p>
          </table:table-cell>
          <table:table-cell table:style-name="ce4" office:value-type="string" calcext:value-type="string">
            <text:p>My wife has been so supportive_comma_we dont keep secre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That is great_comma_ that is the beginning of happi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4" calcext:value-type="float">
            <text:p>534</text:p>
          </table:table-cell>
          <table:table-cell table:style-name="ce4" office:value-type="string" calcext:value-type="string">
            <text:p>Sure it is_comma_i can vouch for her fidel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Wow_comma_ that is true lo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27_conv:19654</text:p>
          </table:table-cell>
          <table:table-cell table:style-name="ce2" office:value-type="string" calcext:value-type="string">
            <text:p>hopeful</text:p>
          </table:table-cell>
          <table:table-cell table:style-name="ce4" office:value-type="string" calcext:value-type="string">
            <text:p>The time I applied to become a manager at burger king. I have what it takes.</text:p>
          </table:table-cell>
          <table:table-cell table:style-name="ce2" office:value-type="float" office:value="375" calcext:value-type="float">
            <text:p>375</text:p>
          </table:table-cell>
          <table:table-cell table:style-name="ce4" office:value-type="string" calcext:value-type="string">
            <text:p>Just sent in my application to Burger King_comma_ feeling goo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at is great you should follow up with them in a few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plan on it_comma_ it's a manager position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 was going to ask if it was for a manager that is awesome you got this they will be hiring you on the sp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4_conv:24208</text:p>
          </table:table-cell>
          <table:table-cell table:style-name="ce2" office:value-type="string" calcext:value-type="string">
            <text:p>annoyed</text:p>
          </table:table-cell>
          <table:table-cell table:style-name="ce4" office:value-type="string" calcext:value-type="string">
            <text:p>you know at work_comma_ one of my coworker is always singing to himself_comma_ it bugs me</text:p>
          </table:table-cell>
          <table:table-cell table:style-name="ce2" office:value-type="float" office:value="675" calcext:value-type="float">
            <text:p>675</text:p>
          </table:table-cell>
          <table:table-cell table:style-name="ce4" office:value-type="string" calcext:value-type="string">
            <text:p>you know at work_comma_ one of my coworker is always singing to himself_comma_ it bugs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Oh dear_comma_ but are you allowed to sing at work? That must be so anno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t really is_comma_ he thinks he knows how to sing_comma_ i would not be so annoying if he knew how to s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He needs to just sing in the shower. Tell him to quit sing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01_conv:24802</text:p>
          </table:table-cell>
          <table:table-cell table:style-name="ce2" office:value-type="string" calcext:value-type="string">
            <text:p>proud</text:p>
          </table:table-cell>
          <table:table-cell table:style-name="ce4" office:value-type="string" calcext:value-type="string">
            <text:p>My 5 year old son is already reading! He picked up on it so fast!</text:p>
          </table:table-cell>
          <table:table-cell table:style-name="ce2" office:value-type="float" office:value="438" calcext:value-type="float">
            <text:p>438</text:p>
          </table:table-cell>
          <table:table-cell table:style-name="ce4" office:value-type="string" calcext:value-type="string">
            <text:p>My 5 year old son is already reading! He picked up on it so fas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awesome_comma_ I was an early reader as well! That is a great accomplish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My daughter was also but I didn't want to put any pressure on him since all kids are so different and it didn't matter. <text:s/>But he astounded me and loves reading and writing.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ope they both keep the love for reading and wri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73_conv:22747</text:p>
          </table:table-cell>
          <table:table-cell table:style-name="ce2" office:value-type="string" calcext:value-type="string">
            <text:p>excited</text:p>
          </table:table-cell>
          <table:table-cell table:style-name="ce4" office:value-type="string" calcext:value-type="string">
            <text:p>I am going on a trip to Peru to visit Machu Picchu! I can't sleep because of the anticipation!</text:p>
          </table:table-cell>
          <table:table-cell table:style-name="ce2" office:value-type="float" office:value="725" calcext:value-type="float">
            <text:p>725</text:p>
          </table:table-cell>
          <table:table-cell table:style-name="ce4" office:value-type="string" calcext:value-type="string">
            <text:p>Hello!</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am going on a trip to Peru to visit Machu Picchu! I can't sleep because of the anticip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WOW im so jealous! You lucky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hear it is a very spiritual place to be and full of beauty and histo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have heard the same. Are you going with anyon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s_comma_ my friends are coming with 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want to be your 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86_conv:17772</text:p>
          </table:table-cell>
          <table:table-cell table:style-name="ce2" office:value-type="string" calcext:value-type="string">
            <text:p>caring</text:p>
          </table:table-cell>
          <table:table-cell table:style-name="ce4" office:value-type="string" calcext:value-type="string">
            <text:p>I'm caring for my daughter who has a cold.</text:p>
          </table:table-cell>
          <table:table-cell table:style-name="ce2" office:value-type="float" office:value="225" calcext:value-type="float">
            <text:p>225</text:p>
          </table:table-cell>
          <table:table-cell table:style-name="ce4" office:value-type="string" calcext:value-type="string">
            <text:p>My daughter has a cold today_comma_ so I'm taking care of h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m sorry to hear that? Is it a bad c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No_comma_ not too bad. She'll be fine in a few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t's good to hear. But kids can be a handful when they are si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41_conv:2682</text:p>
          </table:table-cell>
          <table:table-cell table:style-name="ce2" office:value-type="string" calcext:value-type="string">
            <text:p>anxious</text:p>
          </table:table-cell>
          <table:table-cell table:style-name="ce4" office:value-type="string" calcext:value-type="string">
            <text:p>I am so ready for the first Monday Night Football game.</text:p>
          </table:table-cell>
          <table:table-cell table:style-name="ce2" office:value-type="float" office:value="4" calcext:value-type="float">
            <text:p>4</text:p>
          </table:table-cell>
          <table:table-cell table:style-name="ce4" office:value-type="string" calcext:value-type="string">
            <text:p>I am so ready for the first Monday Night Football gam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6" calcext:value-type="float">
            <text:p>306</text:p>
          </table:table-cell>
          <table:table-cell table:style-name="ce4" office:value-type="string" calcext:value-type="string">
            <text:p>Oh nice_comma_ I don't really watch footb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it_comma_ I watch it every Mon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6" calcext:value-type="float">
            <text:p>306</text:p>
          </table:table-cell>
          <table:table-cell table:style-name="ce4" office:value-type="string" calcext:value-type="string">
            <text:p>I haven't really watched it on TV but my family watches it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29_conv:4859</text:p>
          </table:table-cell>
          <table:table-cell table:style-name="ce2" office:value-type="string" calcext:value-type="string">
            <text:p>hopeful</text:p>
          </table:table-cell>
          <table:table-cell table:style-name="ce4" office:value-type="string" calcext:value-type="string">
            <text:p>I was planning on giving birth without any pain medication. I wasn't sure if I'd be able to do it but I was optimistic.</text:p>
          </table:table-cell>
          <table:table-cell table:style-name="ce2" office:value-type="float" office:value="152" calcext:value-type="float">
            <text:p>152</text:p>
          </table:table-cell>
          <table:table-cell table:style-name="ce4" office:value-type="string" calcext:value-type="string">
            <text:p>I was going to have a baby and I wanted to do it without medication. i was not sure if I'd be strong enough but I was optimistic sti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bet you did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 didn't end up making it haha but I went further then I had in any of my previous pregnancies at lea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But that is still okay. Either way you accomplished something diffic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56_conv:20513</text:p>
          </table:table-cell>
          <table:table-cell table:style-name="ce2" office:value-type="string" calcext:value-type="string">
            <text:p>disgusted</text:p>
          </table:table-cell>
          <table:table-cell table:style-name="ce4" office:value-type="string" calcext:value-type="string">
            <text:p>One time I went into the public restroom and saw poop smeared everywhere! Ew!</text:p>
          </table:table-cell>
          <table:table-cell table:style-name="ce2" office:value-type="float" office:value="547" calcext:value-type="float">
            <text:p>547</text:p>
          </table:table-cell>
          <table:table-cell table:style-name="ce4" office:value-type="string" calcext:value-type="string">
            <text:p>One time I went into the public restroom and saw poop smeared everywhere! Ew!</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4" calcext:value-type="float">
            <text:p>694</text:p>
          </table:table-cell>
          <table:table-cell table:style-name="ce4" office:value-type="string" calcext:value-type="string">
            <text:p>I think I would leave if I saw some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left as fast as poss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4" calcext:value-type="float">
            <text:p>694</text:p>
          </table:table-cell>
          <table:table-cell table:style-name="ce4" office:value-type="string" calcext:value-type="string">
            <text:p>Did you tell someone about it so they could take car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ope_comma_ jus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4" calcext:value-type="float">
            <text:p>694</text:p>
          </table:table-cell>
          <table:table-cell table:style-name="ce4" office:value-type="string" calcext:value-type="string">
            <text:p>It seems most responsible to alert someone to clea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37_conv:17075</text:p>
          </table:table-cell>
          <table:table-cell table:style-name="ce2" office:value-type="string" calcext:value-type="string">
            <text:p>afraid</text:p>
          </table:table-cell>
          <table:table-cell table:style-name="ce4" office:value-type="string" calcext:value-type="string">
            <text:p>I keep hearing noises outside my window. It sounds like scratching.</text:p>
          </table:table-cell>
          <table:table-cell table:style-name="ce2" office:value-type="float" office:value="530" calcext:value-type="float">
            <text:p>530</text:p>
          </table:table-cell>
          <table:table-cell table:style-name="ce4" office:value-type="string" calcext:value-type="string">
            <text:p>I keep hearing noises out my window and I'm home alone. It's very concerni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Should you call the police or something? <text:s/>I hate being home alone for this exact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don't know_comma_ it's just scratching so maybe it's just a racc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Or a cat maybe? <text:s/>Maybe you should look into installing those motion flood lights or something so that you feel safer when you are home al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52_conv:12305</text:p>
          </table:table-cell>
          <table:table-cell table:style-name="ce2" office:value-type="string" calcext:value-type="string">
            <text:p>sentimental</text:p>
          </table:table-cell>
          <table:table-cell table:style-name="ce4" office:value-type="string" calcext:value-type="string">
            <text:p>I had to clean out my storage building to some roof damage. I found a box full of really old pictures. We enjoyed looking through all of our memories.</text:p>
          </table:table-cell>
          <table:table-cell table:style-name="ce2" office:value-type="float" office:value="135" calcext:value-type="float">
            <text:p>135</text:p>
          </table:table-cell>
          <table:table-cell table:style-name="ce4" office:value-type="string" calcext:value-type="string">
            <text:p>We had to clean out our storage building because of roof damage. I found an old box of picture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o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My family and all kinds of old memories_comma_ birthdays_comma_ festivals_comma_ swimming_comma_ and other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that is awesome_comma_ I love those trips down the old memory la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54_conv:4908</text:p>
          </table:table-cell>
          <table:table-cell table:style-name="ce2" office:value-type="string" calcext:value-type="string">
            <text:p>grateful</text:p>
          </table:table-cell>
          <table:table-cell table:style-name="ce4" office:value-type="string" calcext:value-type="string">
            <text:p>I am so thankful for simple things like clean water_comma_ some people in Africa have to walk miles just to get that!</text:p>
          </table:table-cell>
          <table:table-cell table:style-name="ce2" office:value-type="float" office:value="269" calcext:value-type="float">
            <text:p>269</text:p>
          </table:table-cell>
          <table:table-cell table:style-name="ce4" office:value-type="string" calcext:value-type="string">
            <text:p>I am so thankful for simple things like clean water_comma_ some people in Africa have to walk miles just to get tha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ell me about it! It's good that you appreciate these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feel so grateful. I usually take the simple things in life for gr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t's hard not to! We get used to all the nice things we 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35_conv:5871</text:p>
          </table:table-cell>
          <table:table-cell table:style-name="ce2" office:value-type="string" calcext:value-type="string">
            <text:p>proud</text:p>
          </table:table-cell>
          <table:table-cell table:style-name="ce4" office:value-type="string" calcext:value-type="string">
            <text:p>My co-worker got a promotion that I was pushing for her to get. I am so happy for her! She really does deserve it.</text:p>
          </table:table-cell>
          <table:table-cell table:style-name="ce2" office:value-type="float" office:value="269" calcext:value-type="float">
            <text:p>269</text:p>
          </table:table-cell>
          <table:table-cell table:style-name="ce4" office:value-type="string" calcext:value-type="string">
            <text:p>My co-worker got a promotion that I was pushing for her to get. I am so happy for her! She really does deserve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awesome. I bet she worked really hard to get that promotion. Good fo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She is definitely a hard worker. I am so proud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Cool_comma_ I hope she continues to be successful. It's good you are encouraging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99_conv:2999</text:p>
          </table:table-cell>
          <table:table-cell table:style-name="ce2" office:value-type="string" calcext:value-type="string">
            <text:p>devastated</text:p>
          </table:table-cell>
          <table:table-cell table:style-name="ce4" office:value-type="string" calcext:value-type="string">
            <text:p>I was so sad when my mom passed away. I did not expect it</text:p>
          </table:table-cell>
          <table:table-cell table:style-name="ce2" office:value-type="float" office:value="126" calcext:value-type="float">
            <text:p>126</text:p>
          </table:table-cell>
          <table:table-cell table:style-name="ce4" office:value-type="string" calcext:value-type="string">
            <text:p>I was sad when my mom died. It happened so random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o sad to hear! How did she pass? If you don't mind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random heart att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errible_comma_ my friend. How are you holding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53_conv:6506</text:p>
          </table:table-cell>
          <table:table-cell table:style-name="ce2" office:value-type="string" calcext:value-type="string">
            <text:p>trusting</text:p>
          </table:table-cell>
          <table:table-cell table:style-name="ce4" office:value-type="string" calcext:value-type="string">
            <text:p>I lent my car to my 17-year-old sister today. She left at 10 in the morning and it's midnight_comma_ and she still isn't back with it. I trust her mostly_comma_ but she hasn't been driving for long_comma_ and it makes me nervous thinking of her out there on the road.</text:p>
          </table:table-cell>
          <table:table-cell table:style-name="ce2" office:value-type="float" office:value="273" calcext:value-type="float">
            <text:p>273</text:p>
          </table:table-cell>
          <table:table-cell table:style-name="ce4" office:value-type="string" calcext:value-type="string">
            <text:p>I lent my car to my 17-year-old sister today. She left at 10 in the morning and it's midnight_comma_ and she still isn't back with it. I trust her mostly_comma_ but she hasn't been driving for long_comma_ and it makes me nervous thinking of her out there on the roa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you call her? I hope she's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tried_comma_ and she didn't pick up. I texted her a few times_comma_ and she's responded here and there_comma_ letting me know her whereabouts_comma_ and that's she's fine. But we had an agreed upon time that she's not following_comma_ so I don't feel like she's respecting my trust. We'll have to have a talk when she comes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glad you're going to talk about it instead of being passive aggressive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22_conv:12044</text:p>
          </table:table-cell>
          <table:table-cell table:style-name="ce2" office:value-type="string" calcext:value-type="string">
            <text:p>annoyed</text:p>
          </table:table-cell>
          <table:table-cell table:style-name="ce4" office:value-type="string" calcext:value-type="string">
            <text:p>My dog almost always goes to bathroom when I leave her in the house and leave. It's really annoying</text:p>
          </table:table-cell>
          <table:table-cell table:style-name="ce2" office:value-type="float" office:value="448" calcext:value-type="float">
            <text:p>448</text:p>
          </table:table-cell>
          <table:table-cell table:style-name="ce4" office:value-type="string" calcext:value-type="string">
            <text:p>My dog almost always goes to bathroom when I leave her in the house and leav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s unfortunate_comma_ maybe she will learn eventuall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it's really annoying_comma_ hopefully she will_comma_ she is still a pu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she will be fin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17_conv:9235</text:p>
          </table:table-cell>
          <table:table-cell table:style-name="ce2" office:value-type="string" calcext:value-type="string">
            <text:p>ashamed</text:p>
          </table:table-cell>
          <table:table-cell table:style-name="ce4" office:value-type="string" calcext:value-type="string">
            <text:p>I got caught by my dad when I take money from his wallet. I feel guilty for it.</text:p>
          </table:table-cell>
          <table:table-cell table:style-name="ce2" office:value-type="float" office:value="43" calcext:value-type="float">
            <text:p>43</text:p>
          </table:table-cell>
          <table:table-cell table:style-name="ce4" office:value-type="string" calcext:value-type="string">
            <text:p>I stole money from my dad's wall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really? <text:s/>that must have been a desperate time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He caught me. I apologies to him. But I feel guilty for 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we've all had times in our life that we were not proud o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5_conv:1631</text:p>
          </table:table-cell>
          <table:table-cell table:style-name="ce2" office:value-type="string" calcext:value-type="string">
            <text:p>content</text:p>
          </table:table-cell>
          <table:table-cell table:style-name="ce4" office:value-type="string" calcext:value-type="string">
            <text:p>I finally got an interview! I have been applying for jobs for months!</text:p>
          </table:table-cell>
          <table:table-cell table:style-name="ce2" office:value-type="float" office:value="232" calcext:value-type="float">
            <text:p>232</text:p>
          </table:table-cell>
          <table:table-cell table:style-name="ce4" office:value-type="string" calcext:value-type="string">
            <text:p>I have applied to so many jobs lately. I have some super exciting new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s the news? Do you have an inter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I sure do! I can't wait to show off my strength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hope you're well prep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12_conv:19225</text:p>
          </table:table-cell>
          <table:table-cell table:style-name="ce2" office:value-type="string" calcext:value-type="string">
            <text:p>impressed</text:p>
          </table:table-cell>
          <table:table-cell table:style-name="ce4" office:value-type="string" calcext:value-type="string">
            <text:p>I came home from grocery shopping to find that my husband had cleaned the entire house up and started dinner. <text:s/>I was amazed.</text:p>
          </table:table-cell>
          <table:table-cell table:style-name="ce2" office:value-type="float" office:value="438" calcext:value-type="float">
            <text:p>438</text:p>
          </table:table-cell>
          <table:table-cell table:style-name="ce4" office:value-type="string" calcext:value-type="string">
            <text:p>I came home from grocery shopping to find that my husband had cleaned the entire house up and started dinner. I was amaz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ow that must of been such a great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t was. He's not a muti-tasker_comma_ which is fine_comma_ and I was surprised that he got it all done in the 1.5 hours I was g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Dang he should clean my house too then while i am g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15_conv:11031</text:p>
          </table:table-cell>
          <table:table-cell table:style-name="ce2" office:value-type="string" calcext:value-type="string">
            <text:p>anticipating</text:p>
          </table:table-cell>
          <table:table-cell table:style-name="ce4" office:value-type="string" calcext:value-type="string">
            <text:p>My husband usually gets a large bonus this month or September. It's not a guarantee_comma_ so it's not easy waiting to find out!</text:p>
          </table:table-cell>
          <table:table-cell table:style-name="ce2" office:value-type="float" office:value="45" calcext:value-type="float">
            <text:p>45</text:p>
          </table:table-cell>
          <table:table-cell table:style-name="ce4" office:value-type="string" calcext:value-type="string">
            <text:p>Around this time of the year_comma_ my husband usually always gets a large bonus_comma_ but it's not a promise. It's not easy waiting to see if he wil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big is the bonus us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t all depends_comma_ but always has been thousands. So_comma_ the waiting drives us nu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well I hope you guys get it this year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51_conv:12903</text:p>
          </table:table-cell>
          <table:table-cell table:style-name="ce2" office:value-type="string" calcext:value-type="string">
            <text:p>lonely</text:p>
          </table:table-cell>
          <table:table-cell table:style-name="ce4" office:value-type="string" calcext:value-type="string">
            <text:p>living aline</text:p>
          </table:table-cell>
          <table:table-cell table:style-name="ce2" office:value-type="float" office:value="514" calcext:value-type="float">
            <text:p>514</text:p>
          </table:table-cell>
          <table:table-cell table:style-name="ce4" office:value-type="string" calcext:value-type="string">
            <text:p>i had a roomate and they moved out....the house is so empty and quiet now</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 can be pretty lonely I bet. Are you going to have another roommat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want another but not actively loo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see. Maybe having some private time will be a benefit if you look on the brighter side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50_conv:4300</text:p>
          </table:table-cell>
          <table:table-cell table:style-name="ce2" office:value-type="string" calcext:value-type="string">
            <text:p>excited</text:p>
          </table:table-cell>
          <table:table-cell table:style-name="ce4" office:value-type="string" calcext:value-type="string">
            <text:p>I'm happy that I'll be going swimming this weekend.</text:p>
          </table:table-cell>
          <table:table-cell table:style-name="ce2" office:value-type="float" office:value="225" calcext:value-type="float">
            <text:p>225</text:p>
          </table:table-cell>
          <table:table-cell table:style-name="ce4" office:value-type="string" calcext:value-type="string">
            <text:p>I'll be going swimming this weeke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That's awesome! I love swimming. Are you going to the pool or the bea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s a pool in a nearby state p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love going to the pool. I hope you have a great time!</text:p>
          </table:table-cell>
          <table:table-cell table:style-name="ce2" office:value-type="string" calcext:value-type="string">
            <text:p><text:s/></text:p>
          </table:table-cell>
          <table:table-cell table:number-columns-repeated="1018"/>
        </table:table-row>
        <table:table-row table:style-name="ro2" table:number-rows-repeated="104687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224" meta:object-count="0"/>
    <meta:generator>LibreOfficeDev/6.0.5.2$Linux_X86_64 LibreOffice_project/</meta:generator>
  </office:meta>
</office:document-meta>
</file>